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use-window-font-color="true" style:font-name="標楷體" fo:font-size="17pt" fo:font-weight="bold" officeooo:rsid="0a5718ff" officeooo:paragraph-rsid="135231c6" style:font-name-asian="標楷體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style:use-window-font-color="true" style:font-name="標楷體" fo:font-size="17pt" fo:font-weight="bold" officeooo:rsid="0a5718ff" officeooo:paragraph-rsid="145cc3fc" style:font-name-asian="標楷體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style:use-window-font-color="true" style:font-name="標楷體" fo:font-size="17pt" fo:font-weight="bold" officeooo:rsid="0a5718ff" officeooo:paragraph-rsid="138ef60a" style:font-name-asian="標楷體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style:use-window-font-color="true" style:font-name="標楷體" fo:font-size="17pt" fo:font-weight="bold" officeooo:rsid="0a5718ff" officeooo:paragraph-rsid="1416aeb0" style:font-name-asian="標楷體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" fo:font-size="17pt" fo:font-weight="bold" officeooo:rsid="0a5718ff" officeooo:paragraph-rsid="135231c6" style:font-name-asian="標楷體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" fo:font-size="17pt" fo:font-weight="bold" officeooo:rsid="0a5718ff" officeooo:paragraph-rsid="136ab99f" style:font-name-asian="標楷體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" fo:font-size="17pt" fo:font-weight="bold" officeooo:rsid="0a5718ff" officeooo:paragraph-rsid="20921c66" style:font-name-asian="標楷體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" fo:font-size="17pt" fo:font-weight="bold" officeooo:rsid="0a5718ff" officeooo:paragraph-rsid="136f7e10" style:font-name-asian="標楷體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" fo:font-size="17pt" fo:font-weight="bold" officeooo:rsid="0a5718ff" officeooo:paragraph-rsid="1370571f" style:font-name-asian="標楷體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" fo:font-size="17pt" fo:font-weight="bold" officeooo:rsid="0a5718ff" officeooo:paragraph-rsid="136d04a8" style:font-name-asian="標楷體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" fo:font-size="17pt" fo:font-weight="bold" officeooo:rsid="0a5718ff" officeooo:paragraph-rsid="1e16d168" style:font-name-asian="標楷體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" fo:font-size="17pt" fo:font-weight="bold" officeooo:rsid="0a5718ff" officeooo:paragraph-rsid="1e337f2b" style:font-name-asian="標楷體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" fo:font-size="17pt" fo:font-weight="bold" officeooo:rsid="0a5718ff" officeooo:paragraph-rsid="1e3472c4" style:font-name-asian="標楷體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" fo:font-size="17pt" fo:font-weight="bold" officeooo:rsid="0a5718ff" officeooo:paragraph-rsid="1e2f78e6" style:font-name-asian="標楷體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" fo:font-size="17pt" fo:font-weight="bold" officeooo:rsid="0a5718ff" officeooo:paragraph-rsid="1e2c9b7b" style:font-name-asian="標楷體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" fo:font-size="17pt" fo:font-weight="bold" officeooo:rsid="0a5718ff" officeooo:paragraph-rsid="1e2ee226" style:font-name-asian="標楷體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" fo:font-size="17pt" fo:font-weight="bold" officeooo:rsid="0a5718ff" officeooo:paragraph-rsid="20961863" style:font-name-asian="標楷體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" fo:font-size="17pt" fo:font-weight="bold" officeooo:rsid="0a5718ff" officeooo:paragraph-rsid="1ec55539" style:font-name-asian="標楷體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" fo:font-size="17pt" fo:font-weight="bold" officeooo:rsid="0a5718ff" officeooo:paragraph-rsid="1f1ada40" style:font-name-asian="標楷體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" fo:font-size="17pt" fo:font-weight="bold" officeooo:rsid="0a5718ff" officeooo:paragraph-rsid="1f19aeb4" style:font-name-asian="標楷體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" fo:font-size="17pt" fo:font-weight="bold" officeooo:rsid="0a5718ff" officeooo:paragraph-rsid="1ed8eea9" style:font-name-asian="標楷體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" fo:font-size="17pt" fo:font-weight="bold" officeooo:rsid="0a5718ff" officeooo:paragraph-rsid="1ef03bfb" style:font-name-asian="標楷體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" fo:font-size="17pt" fo:font-weight="bold" officeooo:rsid="0a5718ff" officeooo:paragraph-rsid="13643f7f" style:font-name-asian="標楷體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" fo:font-size="17pt" fo:font-weight="bold" officeooo:rsid="0a5718ff" officeooo:paragraph-rsid="1352b404" style:font-name-asian="標楷體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" fo:font-size="17pt" fo:font-weight="bold" officeooo:rsid="0a5718ff" officeooo:paragraph-rsid="1353ce3a" style:font-name-asian="標楷體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" fo:font-size="17pt" fo:font-weight="bold" officeooo:rsid="0a5718ff" officeooo:paragraph-rsid="135bed5e" style:font-name-asian="標楷體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" fo:font-size="17pt" fo:font-weight="bold" officeooo:rsid="0a5718ff" officeooo:paragraph-rsid="135f6283" style:font-name-asian="標楷體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" fo:font-size="17pt" fo:font-weight="bold" officeooo:rsid="0a5718ff" officeooo:paragraph-rsid="1365b490" style:font-name-asian="標楷體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" fo:font-size="17pt" fo:font-weight="bold" officeooo:rsid="0a5718ff" officeooo:paragraph-rsid="13694424" style:font-name-asian="標楷體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" fo:font-size="17pt" fo:font-weight="bold" officeooo:rsid="0a5718ff" officeooo:paragraph-rsid="13973770" style:font-name-asian="標楷體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" fo:font-size="17pt" fo:font-weight="bold" officeooo:rsid="0a5718ff" officeooo:paragraph-rsid="138ef60a" style:font-name-asian="標楷體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" fo:font-size="17pt" fo:font-weight="bold" officeooo:rsid="0a5718ff" officeooo:paragraph-rsid="145c32ae" style:font-name-asian="標楷體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" fo:font-size="17pt" fo:font-weight="bold" officeooo:rsid="0a5718ff" officeooo:paragraph-rsid="13890cf0" style:font-name-asian="標楷體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" fo:font-size="17pt" fo:font-weight="bold" officeooo:rsid="0a5718ff" officeooo:paragraph-rsid="1379a1d4" style:font-name-asian="標楷體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" fo:font-size="17pt" fo:font-weight="bold" officeooo:rsid="0a5718ff" officeooo:paragraph-rsid="14564a53" style:font-name-asian="標楷體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標楷體" fo:font-size="17pt" fo:font-weight="bold" officeooo:rsid="0a5718ff" officeooo:paragraph-rsid="13e010eb" style:font-name-asian="標楷體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標楷體" fo:font-size="17pt" fo:font-weight="bold" officeooo:rsid="0a5718ff" officeooo:paragraph-rsid="13e30e5a" style:font-name-asian="標楷體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標楷體" fo:font-size="17pt" fo:font-weight="bold" officeooo:rsid="0a5718ff" officeooo:paragraph-rsid="138ad900" style:font-name-asian="標楷體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標楷體" fo:font-size="17pt" fo:font-weight="bold" officeooo:rsid="0a5718ff" officeooo:paragraph-rsid="13cc17dc" style:font-name-asian="標楷體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標楷體" fo:font-size="17pt" fo:font-weight="bold" officeooo:rsid="0a5718ff" officeooo:paragraph-rsid="13d4a18a" style:font-name-asian="標楷體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" fo:font-size="17pt" fo:font-weight="bold" officeooo:rsid="0a5718ff" officeooo:paragraph-rsid="13eec8df" style:font-name-asian="標楷體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標楷體" fo:font-size="17pt" fo:font-weight="bold" officeooo:rsid="0a5718ff" officeooo:paragraph-rsid="13f18a5b" style:font-name-asian="標楷體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" fo:font-size="17pt" fo:font-weight="bold" officeooo:rsid="0a5718ff" officeooo:paragraph-rsid="1400fc93" style:font-name-asian="標楷體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標楷體" fo:font-size="17pt" fo:font-weight="bold" officeooo:rsid="0a5718ff" officeooo:paragraph-rsid="13fe05a5" style:font-name-asian="標楷體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標楷體" fo:font-size="17pt" fo:font-weight="bold" officeooo:rsid="0a5718ff" officeooo:paragraph-rsid="13f637fd" style:font-name-asian="標楷體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標楷體" fo:font-size="17pt" fo:font-weight="bold" officeooo:rsid="0a5718ff" officeooo:paragraph-rsid="14124ad7" style:font-name-asian="標楷體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標楷體" fo:font-size="17pt" fo:font-weight="bold" officeooo:rsid="0a5718ff" officeooo:paragraph-rsid="13f1ff49" style:font-name-asian="標楷體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" fo:font-size="17pt" fo:font-weight="bold" officeooo:rsid="0a5718ff" officeooo:paragraph-rsid="13f986d7" style:font-name-asian="標楷體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" fo:font-size="17pt" fo:font-weight="bold" officeooo:rsid="0a5718ff" officeooo:paragraph-rsid="14061d70" style:font-name-asian="標楷體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" fo:font-size="17pt" fo:font-weight="bold" officeooo:rsid="0a5718ff" officeooo:paragraph-rsid="145dec6b" style:font-name-asian="標楷體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" fo:font-size="17pt" fo:font-weight="bold" officeooo:rsid="0a5718ff" officeooo:paragraph-rsid="1460e8b6" style:font-name-asian="標楷體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" fo:font-size="17pt" fo:font-weight="bold" officeooo:rsid="0a5718ff" officeooo:paragraph-rsid="140c7c94" style:font-name-asian="標楷體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" fo:font-size="17pt" fo:font-weight="bold" officeooo:rsid="0a5718ff" officeooo:paragraph-rsid="14117f09" style:font-name-asian="標楷體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" fo:font-size="17pt" fo:font-weight="bold" officeooo:rsid="0a5718ff" officeooo:paragraph-rsid="1393fc62" style:font-name-asian="標楷體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" fo:font-size="17pt" fo:font-weight="bold" officeooo:rsid="0a5718ff" officeooo:paragraph-rsid="13ebdc6c" style:font-name-asian="標楷體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" fo:font-size="17pt" fo:font-weight="bold" officeooo:rsid="0a5718ff" officeooo:paragraph-rsid="138e4e2f" style:font-name-asian="標楷體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" fo:font-size="17pt" fo:font-weight="bold" officeooo:rsid="0a5718ff" officeooo:paragraph-rsid="1399e462" style:font-name-asian="標楷體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" fo:font-size="17pt" fo:font-weight="bold" officeooo:rsid="0a5718ff" officeooo:paragraph-rsid="14903bec" style:font-name-asian="標楷體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" fo:font-size="17pt" fo:font-weight="bold" officeooo:rsid="0a5718ff" officeooo:paragraph-rsid="1416aeb0" style:font-name-asian="標楷體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" fo:font-size="17pt" fo:font-weight="bold" officeooo:rsid="0a5718ff" officeooo:paragraph-rsid="14333ed3" style:font-name-asian="標楷體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" fo:font-size="17pt" fo:font-weight="bold" officeooo:rsid="0a5718ff" officeooo:paragraph-rsid="143983c4" style:font-name-asian="標楷體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" fo:font-size="17pt" fo:font-weight="bold" officeooo:rsid="0a5718ff" officeooo:paragraph-rsid="14415014" style:font-name-asian="標楷體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" fo:font-size="17pt" fo:font-weight="bold" officeooo:rsid="0a5718ff" officeooo:paragraph-rsid="14374d3a" style:font-name-asian="標楷體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" fo:font-size="17pt" fo:font-weight="bold" officeooo:rsid="0a5718ff" officeooo:paragraph-rsid="143a655c" style:font-name-asian="標楷體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" fo:font-size="17pt" fo:font-weight="bold" officeooo:rsid="0a5718ff" officeooo:paragraph-rsid="144aa3a3" style:font-name-asian="標楷體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" fo:font-size="17pt" fo:font-weight="bold" officeooo:rsid="0a5718ff" officeooo:paragraph-rsid="14461b1a" style:font-name-asian="標楷體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" fo:font-size="17pt" fo:font-weight="bold" officeooo:rsid="0a5718ff" officeooo:paragraph-rsid="1431fae5" style:font-name-asian="標楷體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" fo:font-size="17pt" fo:font-weight="bold" officeooo:rsid="0a5718ff" officeooo:paragraph-rsid="141ea1a1" style:font-name-asian="標楷體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" fo:font-size="17pt" fo:font-weight="bold" officeooo:rsid="0a5718ff" officeooo:paragraph-rsid="143597e9" style:font-name-asian="標楷體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" fo:font-size="17pt" fo:font-weight="bold" officeooo:rsid="0a5718ff" officeooo:paragraph-rsid="141fc198" style:font-name-asian="標楷體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" fo:font-size="17pt" fo:font-weight="bold" officeooo:rsid="0a5718ff" officeooo:paragraph-rsid="142ce7f6" style:font-name-asian="標楷體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" fo:font-size="17pt" fo:font-weight="bold" officeooo:rsid="0a5718ff" officeooo:paragraph-rsid="139ffffc" style:font-name-asian="標楷體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" fo:font-size="17pt" fo:font-weight="bold" officeooo:rsid="0a5718ff" officeooo:paragraph-rsid="13a45c66" style:font-name-asian="標楷體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" fo:font-size="17pt" fo:font-weight="bold" officeooo:rsid="0a5718ff" officeooo:paragraph-rsid="145b542e" style:font-name-asian="標楷體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" fo:font-size="17pt" fo:font-weight="bold" officeooo:rsid="0a5718ff" officeooo:paragraph-rsid="1459d72d" style:font-name-asian="標楷體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" fo:font-size="17pt" fo:font-weight="bold" officeooo:rsid="0a5718ff" officeooo:paragraph-rsid="13af225c" style:font-name-asian="標楷體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" fo:font-size="17pt" fo:font-weight="bold" officeooo:rsid="0a5718ff" officeooo:paragraph-rsid="13b34835" style:font-name-asian="標楷體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標楷體" fo:font-size="17pt" fo:font-weight="bold" officeooo:rsid="0a5718ff" officeooo:paragraph-rsid="13b79e7d" style:font-name-asian="標楷體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標楷體" fo:font-size="17pt" fo:font-weight="bold" officeooo:rsid="0a5718ff" officeooo:paragraph-rsid="13b8a996" style:font-name-asian="標楷體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" fo:font-size="17pt" fo:font-weight="bold" officeooo:rsid="0a5718ff" officeooo:paragraph-rsid="13aa997f" style:font-name-asian="標楷體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標楷體" fo:font-size="17pt" fo:font-weight="bold" officeooo:rsid="0a5718ff" officeooo:paragraph-rsid="13b6165c" style:font-name-asian="標楷體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標楷體" fo:font-size="17pt" fo:font-weight="bold" officeooo:rsid="0a5718ff" officeooo:paragraph-rsid="14159752" style:font-name-asian="標楷體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標楷體" fo:font-size="17pt" fo:font-weight="bold" officeooo:rsid="1e246efb" officeooo:paragraph-rsid="1e246efb" style:font-name-asian="標楷體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標楷體" fo:font-size="17pt" fo:font-weight="bold" officeooo:rsid="1e246efb" officeooo:paragraph-rsid="1e26188a" style:font-name-asian="標楷體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標楷體" fo:font-size="17pt" fo:font-weight="bold" officeooo:rsid="14461b1a" officeooo:paragraph-rsid="144d0516" style:font-name-asian="標楷體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標楷體" fo:font-size="17pt" fo:font-weight="bold" officeooo:rsid="1e1a5716" officeooo:paragraph-rsid="1e2254fb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87" style:family="paragraph" style:parent-style-name="Standard" style:list-style-name="L1">
      <style:text-properties fo:color="#333333" style:font-name="標楷體" fo:font-size="17pt" fo:font-weight="bold" officeooo:rsid="1e1a5716" officeooo:paragraph-rsid="1e83b6e6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88" style:family="paragraph" style:parent-style-name="Standard" style:list-style-name="L1">
      <style:text-properties fo:color="#333333" style:font-name="標楷體" fo:font-size="17pt" fo:font-weight="bold" officeooo:rsid="1e1a5716" officeooo:paragraph-rsid="1eab44d4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89" style:family="paragraph" style:parent-style-name="Standard" style:list-style-name="L1">
      <style:text-properties fo:color="#333333" style:font-name="標楷體" fo:font-size="17pt" fo:font-weight="bold" officeooo:rsid="1e1a5716" officeooo:paragraph-rsid="20961863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90" style:family="paragraph" style:parent-style-name="Standard" style:list-style-name="L1">
      <style:text-properties fo:color="#333333" style:font-name="標楷體" fo:font-size="17pt" fo:font-weight="bold" officeooo:rsid="1e1a5716" officeooo:paragraph-rsid="1e84ba68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91" style:family="paragraph" style:parent-style-name="Standard" style:list-style-name="L1">
      <style:text-properties fo:color="#333333" style:font-name="標楷體" fo:font-size="17pt" fo:font-weight="bold" officeooo:rsid="1e1a5716" officeooo:paragraph-rsid="1e85b372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92" style:family="paragraph" style:parent-style-name="Standard" style:list-style-name="L1">
      <style:text-properties fo:color="#333333" style:font-name="標楷體" fo:font-size="17pt" fo:font-weight="bold" officeooo:rsid="1e1a5716" officeooo:paragraph-rsid="1e87f67e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93" style:family="paragraph" style:parent-style-name="Standard" style:list-style-name="L1">
      <style:text-properties fo:color="#333333" style:font-name="標楷體" fo:font-size="17pt" fo:font-weight="bold" officeooo:rsid="1e1a5716" officeooo:paragraph-rsid="1e8a78d1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94" style:family="paragraph" style:parent-style-name="Standard" style:list-style-name="L1">
      <style:text-properties fo:color="#333333" style:font-name="標楷體" fo:font-size="17pt" fo:font-weight="bold" officeooo:rsid="1e1a5716" officeooo:paragraph-rsid="1e9a1dd1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95" style:family="paragraph" style:parent-style-name="Standard" style:list-style-name="L1">
      <style:text-properties fo:color="#333333" style:font-name="標楷體" fo:font-size="17pt" fo:font-weight="bold" officeooo:rsid="1e1a5716" officeooo:paragraph-rsid="1ef82708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96" style:family="paragraph" style:parent-style-name="Standard" style:list-style-name="L1">
      <style:text-properties fo:color="#333333" style:font-name="標楷體" fo:font-size="17pt" fo:font-weight="bold" officeooo:rsid="1e1a5716" officeooo:paragraph-rsid="1ec55539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97" style:family="paragraph" style:parent-style-name="Standard" style:list-style-name="L1">
      <style:text-properties fo:color="#333333" style:font-name="標楷體" fo:font-size="17pt" fo:font-weight="bold" officeooo:rsid="1e1a5716" officeooo:paragraph-rsid="1f19aeb4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98" style:family="paragraph" style:parent-style-name="Standard" style:list-style-name="L1">
      <style:text-properties fo:color="#333333" style:font-name="標楷體" fo:font-size="17pt" fo:font-weight="bold" officeooo:rsid="1e1a5716" officeooo:paragraph-rsid="1ee5b441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99" style:family="paragraph" style:parent-style-name="Standard" style:list-style-name="L1">
      <style:text-properties fo:color="#333333" style:font-name="標楷體" fo:font-size="17pt" fo:font-weight="bold" officeooo:rsid="1e1a5716" officeooo:paragraph-rsid="1edf03fe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100" style:family="paragraph" style:parent-style-name="Standard" style:list-style-name="L1">
      <style:text-properties fo:color="#333333" style:font-name="標楷體" fo:font-size="17pt" fo:font-weight="bold" officeooo:rsid="1e1a5716" officeooo:paragraph-rsid="1ef03bfb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101" style:family="paragraph" style:parent-style-name="Standard" style:list-style-name="L1">
      <style:text-properties fo:color="#333333" style:font-name="標楷體" fo:font-size="17pt" fo:font-weight="bold" officeooo:rsid="0a5718ff" officeooo:paragraph-rsid="1e83b6e6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102" style:family="paragraph" style:parent-style-name="Standard" style:list-style-name="L1">
      <style:text-properties fo:color="#333333" style:font-name="標楷體" fo:font-size="17pt" fo:font-weight="bold" officeooo:rsid="0a5718ff" officeooo:paragraph-rsid="20961863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103" style:family="paragraph" style:parent-style-name="Standard" style:list-style-name="L1">
      <style:text-properties fo:color="#333333" style:font-name="標楷體" fo:font-size="17pt" fo:font-weight="bold" officeooo:rsid="1e9e3569" officeooo:paragraph-rsid="20961863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104" style:family="paragraph" style:parent-style-name="Standard" style:list-style-name="L1">
      <style:text-properties fo:color="#333333" style:font-name="標楷體" fo:font-size="17pt" fo:font-weight="bold" officeooo:rsid="1e9e3569" officeooo:paragraph-rsid="1eaa10a2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105" style:family="paragraph" style:parent-style-name="Standard" style:list-style-name="L1">
      <style:text-properties fo:color="#333333" style:font-name="標楷體" fo:font-size="17pt" fo:font-weight="bold" officeooo:rsid="1e9e3569" officeooo:paragraph-rsid="1eac5794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106" style:family="paragraph" style:parent-style-name="Standard" style:list-style-name="L1">
      <style:text-properties fo:color="#333333" style:font-name="標楷體" fo:font-size="17pt" fo:font-weight="bold" officeooo:rsid="1e9e3569" officeooo:paragraph-rsid="1eabf44d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107" style:family="paragraph" style:parent-style-name="Standard" style:list-style-name="L1">
      <style:text-properties fo:color="#333333" style:font-name="標楷體" fo:font-size="17pt" style:text-underline-style="none" fo:font-weight="bold" officeooo:rsid="0a5718ff" officeooo:paragraph-rsid="1e16d16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8" style:family="paragraph" style:parent-style-name="Standard" style:list-style-name="L1">
      <style:text-properties fo:color="#333333" style:font-name="標楷體" fo:font-size="17pt" style:text-underline-style="none" fo:font-weight="bold" officeooo:rsid="190ace04" officeooo:paragraph-rsid="1f06832a" style:font-name-asian="標楷體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標楷體" fo:font-size="17pt" style:text-underline-style="none" fo:font-weight="bold" officeooo:rsid="190ace04" officeooo:paragraph-rsid="1f0783d0" style:font-name-asian="標楷體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標楷體" fo:font-size="17pt" style:text-underline-style="none" fo:font-weight="bold" officeooo:rsid="190ace04" officeooo:paragraph-rsid="1f0116fd" style:font-name-asian="標楷體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標楷體" fo:font-size="17pt" style:text-underline-style="none" fo:font-weight="bold" officeooo:rsid="190ace04" officeooo:paragraph-rsid="1aa40e1e" style:font-name-asian="標楷體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標楷體" fo:font-size="17pt" style:text-underline-style="none" fo:font-weight="bold" officeooo:rsid="190ace04" officeooo:paragraph-rsid="1aa8662b" style:font-name-asian="標楷體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標楷體" fo:font-size="17pt" style:text-underline-style="none" fo:font-weight="bold" officeooo:rsid="190ace04" officeooo:paragraph-rsid="1ef68c27" style:font-name-asian="標楷體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style:font-name="標楷體" fo:font-size="17pt" style:text-underline-style="none" fo:font-weight="bold" officeooo:rsid="1afa3e23" officeooo:paragraph-rsid="1effb00e" style:font-name-asian="標楷體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 style:list-style-name="L1">
      <style:text-properties fo:color="#333333" style:font-name="標楷體" fo:font-size="17pt" style:text-underline-style="none" fo:font-weight="bold" officeooo:rsid="1afa3e23" officeooo:paragraph-rsid="1efbf4f5" style:font-name-asian="標楷體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標楷體" fo:font-size="17pt" style:text-underline-style="none" fo:font-weight="bold" officeooo:rsid="1afa3e23" officeooo:paragraph-rsid="1f01c46a" style:font-name-asian="標楷體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標楷體" fo:font-size="17pt" style:text-underline-style="none" fo:font-weight="bold" officeooo:rsid="1afa3e23" officeooo:paragraph-rsid="1f134d36" style:font-name-asian="標楷體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標楷體" fo:font-size="17pt" style:text-underline-style="none" fo:font-weight="bold" officeooo:rsid="1afa3e23" officeooo:paragraph-rsid="1f163b9a" style:font-name-asian="標楷體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333333" style:font-name="標楷體" fo:font-size="17pt" style:text-underline-style="none" fo:font-weight="bold" officeooo:rsid="1afa3e23" officeooo:paragraph-rsid="1f0eb5ad" style:font-name-asian="標楷體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 style:list-style-name="L1">
      <style:text-properties fo:color="#333333" style:font-name="標楷體" fo:font-size="17pt" style:text-underline-style="none" fo:font-weight="bold" officeooo:rsid="1afa3e23" officeooo:paragraph-rsid="1f0bcdcd" style:font-name-asian="標楷體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 style:list-style-name="L1">
      <style:text-properties fo:color="#333333" style:font-name="標楷體" fo:font-size="17pt" style:text-underline-style="none" fo:font-weight="bold" officeooo:rsid="1afa3e23" officeooo:paragraph-rsid="1aaba6d7" style:font-name-asian="標楷體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 style:list-style-name="L1">
      <style:text-properties fo:color="#333333" style:font-name="標楷體" fo:font-size="17pt" style:text-underline-style="none" fo:font-weight="bold" officeooo:rsid="1afa3e23" officeooo:paragraph-rsid="1aabe431" style:font-name-asian="標楷體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 style:list-style-name="L1">
      <style:text-properties fo:color="#333333" style:font-name="標楷體" fo:font-size="17pt" style:text-underline-style="none" fo:font-weight="bold" officeooo:rsid="1afa3e23" officeooo:paragraph-rsid="1aae3ea6" style:font-name-asian="標楷體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 style:list-style-name="L1">
      <style:text-properties fo:color="#333333" style:font-name="標楷體" fo:font-size="17pt" style:text-underline-style="none" fo:font-weight="bold" officeooo:rsid="1f1568d7" officeooo:paragraph-rsid="1f1568d7" style:font-name-asian="標楷體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 style:list-style-name="L1">
      <style:text-properties fo:color="#333333" style:font-name="標楷體" fo:font-size="17pt" style:text-underline-style="none" fo:font-weight="bold" officeooo:rsid="1aabe431" officeooo:paragraph-rsid="1aabe431" style:font-name-asian="標楷體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 style:list-style-name="L1">
      <style:text-properties fo:color="#333333" style:font-name="標楷體" fo:font-size="17pt" style:text-underline-style="none" fo:font-weight="bold" officeooo:rsid="1aabe431" officeooo:paragraph-rsid="1aac4737" style:font-name-asian="標楷體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e16d16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ead6e2f" style:font-name-asian="標楷體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eae3ec0" style:font-name-asian="Liberation Serif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eaf397c" style:font-name-asian="Liberation Serif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ef68c27" style:font-name-asian="Liberation Serif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ead6e2f" style:font-name-asian="Liberation Serif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eba08cc" style:font-name-asian="Liberation Serif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ec21175" style:font-name-asian="Liberation Serif" style:font-size-asian="17pt" style:language-asian="zh" style:country-asian="TW" style:font-weight-asian="bold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190ace04" officeooo:paragraph-rsid="1eb224b0" style:font-name-asian="Liberation Serif" style:font-size-asian="17pt" style:language-asian="zh" style:country-asian="TW" style:font-weight-asian="bold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1afa3e23" officeooo:paragraph-rsid="1efbf4f5" style:font-name-asian="Liberation Serif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fo:font-weight="bold" officeooo:rsid="0a5718ff" officeooo:paragraph-rsid="135231c6" style:font-name-asian="標楷體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fo:font-weight="bold" officeooo:rsid="3093c665" officeooo:paragraph-rsid="1f59dd94" style:font-name-asian="標楷體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fo:font-weight="bold" officeooo:rsid="0a5718ff" officeooo:paragraph-rsid="135231c6" style:font-name-asian="Liberation Serif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fo:font-weight="bold" officeooo:rsid="0a5718ff" officeooo:paragraph-rsid="1e1a5716" style:font-name-asian="Liberation Serif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fo:font-weight="bold" officeooo:rsid="1e1a5716" officeooo:paragraph-rsid="1e1a5716" style:font-name-asian="Liberation Serif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 style:list-style-name="L1">
      <style:text-properties fo:color="#333333" officeooo:paragraph-rsid="1e203ab8"/>
    </style:style>
    <style:style style:name="P143" style:family="paragraph" style:parent-style-name="Standard" style:list-style-name="L1">
      <style:text-properties fo:color="#333333" officeooo:paragraph-rsid="1e1fe932"/>
    </style:style>
    <style:style style:name="P144" style:family="paragraph" style:parent-style-name="Standard" style:list-style-name="L1">
      <style:text-properties fo:color="#333333" officeooo:paragraph-rsid="1eb4d58a"/>
    </style:style>
    <style:style style:name="P145" style:family="paragraph" style:parent-style-name="Standard" style:list-style-name="L1">
      <style:text-properties fo:color="#333333" officeooo:paragraph-rsid="1441a1f0"/>
    </style:style>
    <style:style style:name="P146" style:family="paragraph" style:parent-style-name="Standard" style:list-style-name="L1">
      <style:text-properties fo:color="#333333" officeooo:paragraph-rsid="143a655c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203ea432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205d2130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205e755e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20614fbc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59dd94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974452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204b5a3b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08df474" officeooo:paragraph-rsid="208df474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f0002b" officeooo:paragraph-rsid="1f59dd94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f7d60b" officeooo:paragraph-rsid="1f59dd94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9cf0b3" officeooo:paragraph-rsid="1f59dd94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9cf0b3" officeooo:paragraph-rsid="1f72bfdf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9cf0b3" officeooo:paragraph-rsid="1f7a6f7d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9cf0b3" officeooo:paragraph-rsid="1f7f46cb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d8da3" officeooo:paragraph-rsid="1f65188b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d8da3" officeooo:paragraph-rsid="1f65e129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d696ec" officeooo:paragraph-rsid="1f59dd94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b5842e" officeooo:paragraph-rsid="1fc35e9a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c67070" officeooo:paragraph-rsid="1fd194e8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d194e8" officeooo:paragraph-rsid="1fd194e8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d39137" officeooo:paragraph-rsid="1fd194e8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d39137" officeooo:paragraph-rsid="1ff4f0e0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d39137" officeooo:paragraph-rsid="1fdac958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f0e525" officeooo:paragraph-rsid="1ff33194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59dd94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918f16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932a2e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2061d6ee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20894974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2088dafb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2089517f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5b955d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aff65b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cc9fcf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ce34b4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d01f39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d194e8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df732c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da6807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e2a923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e48f98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e7b349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e9b727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ea6fb7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e96ad1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eb20fe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e6f700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ed5335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efd8fe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f4f0e0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f08cbb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f0e525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e18f41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dac958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dd848f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defced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b5842e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b91726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bc3b21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bee9c9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1fc35e9a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204b5a3b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20464a12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20475c48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93c665" officeooo:paragraph-rsid="2049ca14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0cee7d" officeooo:paragraph-rsid="1f59dd94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852408" officeooo:paragraph-rsid="1f59dd94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f7d60b" officeooo:paragraph-rsid="1f59dd94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1aeff1" officeooo:paragraph-rsid="1f59dd94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955d" officeooo:paragraph-rsid="1f5b955d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5bf952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6b1214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a5a050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6cf694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6d7aca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6edd15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72bfdf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7403bd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76e305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7a6f7d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78df5b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5d8da3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5f3777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60db43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2089517f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62a4fe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63c489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67143a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68b0bd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67d0bd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208a04a2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640afd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65188b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693945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63f6a4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65e129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7f46cb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878f38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837719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8031ef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819db0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88c042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8bbace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8e3366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bf952" officeooo:paragraph-rsid="1f8cf6e6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d696ec" officeooo:paragraph-rsid="1f59dd94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d696ec" officeooo:paragraph-rsid="2005b371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d696ec" officeooo:paragraph-rsid="200ab144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d696ec" officeooo:paragraph-rsid="200d5ce5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d696ec" officeooo:paragraph-rsid="200d8048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d696ec" officeooo:paragraph-rsid="2016d83f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d696ec" officeooo:paragraph-rsid="2029de75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d696ec" officeooo:paragraph-rsid="203e7d25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d696ec" officeooo:paragraph-rsid="203aa16e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010d74e" officeooo:paragraph-rsid="2010d74e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01b4da5" officeooo:paragraph-rsid="20220bac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01b4da5" officeooo:paragraph-rsid="20289aab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01b4da5" officeooo:paragraph-rsid="202e3ac3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f0e525" officeooo:paragraph-rsid="1ff2be7d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f0e525" officeooo:paragraph-rsid="1ff2cec5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f0e525" officeooo:paragraph-rsid="1ffdd317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f0e525" officeooo:paragraph-rsid="1ff98d31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f0e525" officeooo:paragraph-rsid="1ffbd875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0905997" officeooo:paragraph-rsid="204c78a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0905997" officeooo:paragraph-rsid="204f1893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0905997" officeooo:paragraph-rsid="2058adcd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1269379" officeooo:paragraph-rsid="20041258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1269379" officeooo:paragraph-rsid="1f59dd94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0041258" officeooo:paragraph-rsid="1f59dd94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0041258" officeooo:paragraph-rsid="2005b371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0041258" officeooo:paragraph-rsid="2024468d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00950da" officeooo:paragraph-rsid="200d8048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00950da" officeooo:paragraph-rsid="20236b11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01b4da5" officeooo:paragraph-rsid="202e3ac3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01b4da5" officeooo:paragraph-rsid="20316ffb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82" style:family="paragraph" style:parent-style-name="Standard" style:list-style-name="L1">
      <style:text-properties fo:color="#1c1c1c" style:font-name="標楷體" fo:font-size="17pt" fo:font-weight="bold" officeooo:rsid="0a5718ff" officeooo:paragraph-rsid="1e16d168" style:font-name-asian="標楷體" style:font-size-asian="17pt" style:language-asian="zh" style:country-asian="TW" style:font-weight-asian="bold" style:font-size-complex="17pt" style:font-weight-complex="bold"/>
    </style:style>
    <style:style style:name="P283" style:family="paragraph" style:parent-style-name="Standard" style:list-style-name="L1">
      <style:text-properties fo:color="#1c1c1c" style:font-name="標楷體" fo:font-size="17pt" fo:font-weight="bold" officeooo:rsid="1e246efb" officeooo:paragraph-rsid="1e3561e6" style:font-name-asian="標楷體" style:font-size-asian="17pt" style:language-asian="zh" style:country-asian="TW" style:font-weight-asian="bold" style:font-size-complex="17pt" style:font-weight-complex="bold"/>
    </style:style>
    <style:style style:name="P284" style:family="paragraph" style:parent-style-name="Standard" style:list-style-name="L1">
      <style:text-properties fo:color="#1c1c1c" style:font-name="標楷體" fo:font-size="17pt" fo:font-weight="bold" officeooo:rsid="1e246efb" officeooo:paragraph-rsid="1e362410" style:font-name-asian="標楷體" style:font-size-asian="17pt" style:language-asian="zh" style:country-asian="TW" style:font-weight-asian="bold" style:font-size-complex="17pt" style:font-weight-complex="bold"/>
    </style:style>
    <style:style style:name="P285" style:family="paragraph" style:parent-style-name="Standard" style:list-style-name="L1">
      <style:text-properties fo:color="#1c1c1c" style:font-name="標楷體" fo:font-size="17pt" fo:font-weight="bold" officeooo:rsid="07ca52e4" officeooo:paragraph-rsid="1e37ba80" style:font-name-asian="標楷體" style:font-size-asian="17pt" style:language-asian="zh" style:country-asian="TW" style:font-weight-asian="bold" style:font-size-complex="17pt" style:font-weight-complex="bold"/>
    </style:style>
    <style:style style:name="P286" style:family="paragraph" style:parent-style-name="Standard" style:list-style-name="L1">
      <style:text-properties fo:color="#1c1c1c" style:font-name="標楷體" fo:font-size="17pt" fo:font-weight="bold" officeooo:rsid="1e1a5716" officeooo:paragraph-rsid="1e87f67e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287" style:family="paragraph" style:parent-style-name="Standard" style:list-style-name="L1">
      <style:text-properties fo:color="#1c1c1c" style:font-name="標楷體" fo:font-size="17pt" style:text-underline-style="none" fo:font-weight="bold" officeooo:rsid="1e1a5716" officeooo:paragraph-rsid="1f0bcdcd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288" style:family="paragraph" style:parent-style-name="Standard" style:list-style-name="L1">
      <style:text-properties fo:color="#1c1c1c" style:font-name="Liberation Serif" fo:font-size="17pt" fo:font-weight="bold" officeooo:rsid="0a5718ff" officeooo:paragraph-rsid="1e194f74" style:font-name-asian="Liberation Serif" style:font-size-asian="17pt" style:language-asian="zh" style:country-asian="TW" style:font-weight-asian="bold" style:font-size-complex="17pt" style:font-weight-complex="bold"/>
    </style:style>
    <style:style style:name="P289" style:family="paragraph" style:parent-style-name="Standard" style:list-style-name="L1">
      <style:text-properties fo:color="#1c1c1c" style:font-name="Liberation Serif" fo:font-size="17pt" fo:font-weight="bold" officeooo:rsid="190ace04" officeooo:paragraph-rsid="203ea432" style:font-name-asian="Liberation Serif" style:font-size-asian="17pt" style:language-asian="zh" style:country-asian="TW" style:font-weight-asian="bold" style:font-size-complex="17pt" style:font-weight-complex="bold"/>
    </style:style>
    <style:style style:name="P29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01b4da5" officeooo:paragraph-rsid="202708f7" style:font-name-asian="Liberation Serif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" style:family="text">
      <style:text-properties officeooo:rsid="135ceaf1"/>
    </style:style>
    <style:style style:name="T2" style:family="text">
      <style:text-properties officeooo:rsid="135e0168"/>
    </style:style>
    <style:style style:name="T3" style:family="text">
      <style:text-properties officeooo:rsid="1365b490"/>
    </style:style>
    <style:style style:name="T4" style:family="text">
      <style:text-properties fo:color="#333333"/>
    </style:style>
    <style:style style:name="T5" style:family="text">
      <style:text-properties officeooo:rsid="137febf3"/>
    </style:style>
    <style:style style:name="T6" style:family="text">
      <style:text-properties officeooo:rsid="138e4e2f"/>
    </style:style>
    <style:style style:name="T7" style:family="text">
      <style:text-properties officeooo:rsid="138ef60a"/>
    </style:style>
    <style:style style:name="T8" style:family="text">
      <style:text-properties officeooo:rsid="1393fc62"/>
    </style:style>
    <style:style style:name="T9" style:family="text">
      <style:text-properties officeooo:rsid="13f01eb8"/>
    </style:style>
    <style:style style:name="T10" style:family="text">
      <style:text-properties officeooo:rsid="141ea1a1"/>
    </style:style>
    <style:style style:name="T11" style:family="text">
      <style:text-properties style:font-name="標楷體" fo:font-size="17pt" fo:font-weight="bold" officeooo:rsid="0a5718ff" style:font-name-asian="標楷體" style:font-size-asian="17pt" style:language-asian="zh" style:country-asian="TW" style:font-weight-asian="bold" style:font-size-complex="17pt" style:font-weight-complex="bold"/>
    </style:style>
    <style:style style:name="T12" style:family="text">
      <style:text-properties style:font-name="標楷體" fo:font-size="17pt" fo:font-weight="bold" officeooo:rsid="1440aec3" style:font-name-asian="標楷體" style:font-size-asian="17pt" style:language-asian="zh" style:country-asian="TW" style:font-weight-asian="bold" style:font-size-complex="17pt" style:font-weight-complex="bold"/>
    </style:style>
    <style:style style:name="T13" style:family="text">
      <style:text-properties style:font-name="標楷體" fo:font-size="17pt" fo:font-weight="bold" officeooo:rsid="144dad6a" style:font-name-asian="標楷體" style:font-size-asian="17pt" style:language-asian="zh" style:country-asian="TW" style:font-weight-asian="bold" style:font-size-complex="17pt" style:font-weight-complex="bold"/>
    </style:style>
    <style:style style:name="T14" style:family="text">
      <style:text-properties style:font-name="標楷體" fo:font-size="17pt" fo:font-weight="bold" officeooo:rsid="1e194f74" style:font-name-asian="標楷體" style:font-size-asian="17pt" style:language-asian="zh" style:country-asian="TW" style:font-weight-asian="bold" style:font-size-complex="17pt" style:font-weight-complex="bold"/>
    </style:style>
    <style:style style:name="T15" style:family="text">
      <style:text-properties style:font-name="標楷體" fo:font-size="17pt" fo:font-weight="bold" officeooo:rsid="0d6637af" style:font-name-asian="標楷體" style:font-size-asian="17pt" style:language-asian="zh" style:country-asian="TW" style:font-weight-asian="bold" style:font-size-complex="17pt" style:font-weight-complex="bold"/>
    </style:style>
    <style:style style:name="T16" style:family="text">
      <style:text-properties style:font-name="標楷體" fo:font-size="17pt" fo:font-weight="bold" officeooo:rsid="1e1cd7cb" style:font-name-asian="標楷體" style:font-size-asian="17pt" style:language-asian="zh" style:country-asian="TW" style:font-weight-asian="bold" style:font-size-complex="17pt" style:font-weight-complex="bold"/>
    </style:style>
    <style:style style:name="T17" style:family="text">
      <style:text-properties style:font-name="標楷體" style:font-name-asian="標楷體"/>
    </style:style>
    <style:style style:name="T18" style:family="text">
      <style:text-properties style:font-name="標楷體" officeooo:rsid="0a5718ff" style:font-name-asian="標楷體"/>
    </style:style>
    <style:style style:name="T19" style:family="text">
      <style:text-properties style:font-name="標楷體" officeooo:rsid="1e194f74" style:font-name-asian="標楷體"/>
    </style:style>
    <style:style style:name="T20" style:family="text">
      <style:text-properties style:font-name="標楷體" officeooo:rsid="0d6637af" style:font-name-asian="標楷體"/>
    </style:style>
    <style:style style:name="T21" style:family="text">
      <style:text-properties style:font-name="標楷體" style:font-name-asian="標楷體" style:font-name-complex="Mangal"/>
    </style:style>
    <style:style style:name="T22" style:family="text">
      <style:text-properties style:font-name="標楷體" officeooo:rsid="1e194f74" style:font-name-asian="標楷體" style:font-name-complex="Mangal"/>
    </style:style>
    <style:style style:name="T23" style:family="text">
      <style:text-properties style:font-name="標楷體" officeooo:rsid="0a5718ff" style:font-name-asian="標楷體" style:font-name-complex="Mangal"/>
    </style:style>
    <style:style style:name="T24" style:family="text">
      <style:text-properties style:font-name="標楷體" officeooo:rsid="1e1a5716" style:font-name-asian="標楷體" style:font-name-complex="Mangal"/>
    </style:style>
    <style:style style:name="T25" style:family="text">
      <style:text-properties style:font-name="標楷體" officeooo:rsid="1e2254fb" style:font-name-asian="標楷體" style:font-name-complex="Mangal"/>
    </style:style>
    <style:style style:name="T26" style:family="text">
      <style:text-properties style:font-name="標楷體" officeooo:rsid="1e26188a" style:font-name-asian="標楷體" style:font-name-complex="Mangal"/>
    </style:style>
    <style:style style:name="T27" style:family="text">
      <style:text-properties style:font-name="標楷體" officeooo:rsid="1e1cd7cb" style:font-name-asian="標楷體"/>
    </style:style>
    <style:style style:name="T28" style:family="text">
      <style:text-properties style:font-name="標楷體" officeooo:rsid="1f5ff82c" style:font-name-asian="標楷體" style:font-name-complex="Liberation Serif1"/>
    </style:style>
    <style:style style:name="T29" style:family="text">
      <style:text-properties style:font-name="標楷體" officeooo:rsid="1afa3e23" style:font-name-asian="標楷體"/>
    </style:style>
    <style:style style:name="T30" style:family="text">
      <style:text-properties style:font-name="標楷體" officeooo:rsid="310a8fcc" style:font-name-asian="標楷體"/>
    </style:style>
    <style:style style:name="T31" style:family="text">
      <style:text-properties style:font-name="標楷體" officeooo:rsid="310e8aa9" style:font-name-asian="標楷體"/>
    </style:style>
    <style:style style:name="T32" style:family="text">
      <style:text-properties style:font-name="標楷體" officeooo:rsid="30f0002b" style:font-name-asian="標楷體"/>
    </style:style>
    <style:style style:name="T33" style:family="text">
      <style:text-properties style:font-name="標楷體" officeooo:rsid="31852408" style:font-name-asian="標楷體"/>
    </style:style>
    <style:style style:name="T34" style:family="text">
      <style:text-properties style:font-name="標楷體" officeooo:rsid="30f02cf0" style:font-name-asian="標楷體"/>
    </style:style>
    <style:style style:name="T35" style:family="text">
      <style:text-properties style:font-name="標楷體" officeooo:rsid="30f2c44a" style:font-name-asian="標楷體"/>
    </style:style>
    <style:style style:name="T36" style:family="text">
      <style:text-properties style:font-name="標楷體" officeooo:rsid="311765a7" style:font-name-asian="標楷體"/>
    </style:style>
    <style:style style:name="T37" style:family="text">
      <style:text-properties style:font-name="標楷體" officeooo:rsid="31192a50" style:font-name-asian="標楷體"/>
    </style:style>
    <style:style style:name="T38" style:family="text">
      <style:text-properties style:font-name="標楷體" officeooo:rsid="311bc580" style:font-name-asian="標楷體"/>
    </style:style>
    <style:style style:name="T39" style:family="text">
      <style:text-properties style:font-name="標楷體" officeooo:rsid="31269379" style:font-name-asian="標楷體"/>
    </style:style>
    <style:style style:name="T40" style:family="text">
      <style:text-properties style:font-name="標楷體" officeooo:rsid="3120b141" style:font-name-asian="標楷體"/>
    </style:style>
    <style:style style:name="T41" style:family="text">
      <style:text-properties style:font-name="標楷體" officeooo:rsid="3177770d" style:font-name-asian="標楷體"/>
    </style:style>
    <style:style style:name="T42" style:family="text">
      <style:text-properties style:font-name="標楷體" officeooo:rsid="3181b561" style:font-name-asian="標楷體"/>
    </style:style>
    <style:style style:name="T43" style:family="text">
      <style:text-properties style:font-name="標楷體" officeooo:rsid="31780d4f" style:font-name-asian="標楷體"/>
    </style:style>
    <style:style style:name="T44" style:family="text">
      <style:text-properties style:font-name="標楷體" officeooo:rsid="317873db" style:font-name-asian="標楷體"/>
    </style:style>
    <style:style style:name="T45" style:family="text">
      <style:text-properties style:font-name="標楷體" officeooo:rsid="30905997" style:font-name-asian="標楷體"/>
    </style:style>
    <style:style style:name="T46" style:family="text">
      <style:text-properties style:font-name="標楷體" officeooo:rsid="31d762d2" style:font-name-asian="標楷體"/>
    </style:style>
    <style:style style:name="T47" style:family="text">
      <style:text-properties style:font-name="標楷體" officeooo:rsid="31d853f4" style:font-name-asian="標楷體"/>
    </style:style>
    <style:style style:name="T48" style:family="text">
      <style:text-properties style:font-name="標楷體" officeooo:rsid="31adea65" style:font-name-asian="標楷體"/>
    </style:style>
    <style:style style:name="T49" style:family="text">
      <style:text-properties style:font-name="標楷體" officeooo:rsid="31534862" style:font-name-asian="標楷體"/>
    </style:style>
    <style:style style:name="T50" style:family="text">
      <style:text-properties style:font-name="標楷體" officeooo:rsid="31afe600" style:font-name-asian="標楷體"/>
    </style:style>
    <style:style style:name="T51" style:family="text">
      <style:text-properties style:font-name="標楷體" officeooo:rsid="1f904e26" style:font-name-asian="標楷體"/>
    </style:style>
    <style:style style:name="T52" style:family="text">
      <style:text-properties style:font-name="標楷體" officeooo:rsid="1f918f16" style:font-name-asian="標楷體"/>
    </style:style>
    <style:style style:name="T53" style:family="text">
      <style:text-properties style:font-name="標楷體" officeooo:rsid="20041258" style:font-name-asian="標楷體"/>
    </style:style>
    <style:style style:name="T54" style:family="text">
      <style:text-properties style:font-name="標楷體" officeooo:rsid="200950da" style:font-name-asian="標楷體"/>
    </style:style>
    <style:style style:name="T55" style:family="text">
      <style:text-properties style:font-name="標楷體" officeooo:rsid="2024468d" style:font-name-asian="標楷體"/>
    </style:style>
    <style:style style:name="T56" style:family="text">
      <style:text-properties style:font-name="標楷體" officeooo:rsid="202cfd99" style:font-name-asian="標楷體"/>
    </style:style>
    <style:style style:name="T57" style:family="text">
      <style:text-properties style:font-name="標楷體" officeooo:rsid="2088dafb" style:font-name-asian="標楷體"/>
    </style:style>
    <style:style style:name="T58" style:family="text">
      <style:text-properties style:font-name="標楷體" officeooo:rsid="3188b264" style:font-name-asian="標楷體"/>
    </style:style>
    <style:style style:name="T59" style:family="text">
      <style:text-properties style:font-name="標楷體" officeooo:rsid="3189a1bf" style:font-name-asian="標楷體"/>
    </style:style>
    <style:style style:name="T60" style:family="text">
      <style:text-properties style:font-name="標楷體" officeooo:rsid="319cf0b3" style:font-name-asian="標楷體"/>
    </style:style>
    <style:style style:name="T61" style:family="text">
      <style:text-properties style:font-name="標楷體" officeooo:rsid="31b9ee38" style:font-name-asian="標楷體"/>
    </style:style>
    <style:style style:name="T62" style:family="text">
      <style:text-properties style:font-name="標楷體" officeooo:rsid="31a87080" style:font-name-asian="標楷體"/>
    </style:style>
    <style:style style:name="T63" style:family="text">
      <style:text-properties style:font-name="標楷體" officeooo:rsid="31d2f7dd" style:font-name-asian="標楷體"/>
    </style:style>
    <style:style style:name="T64" style:family="text">
      <style:text-properties style:font-name="標楷體" officeooo:rsid="31cb7ad0" style:font-name-asian="標楷體"/>
    </style:style>
    <style:style style:name="T65" style:family="text">
      <style:text-properties style:font-name="標楷體" officeooo:rsid="31d3218b" style:font-name-asian="標楷體"/>
    </style:style>
    <style:style style:name="T66" style:family="text">
      <style:text-properties style:font-name="標楷體" officeooo:rsid="3093c665" style:font-name-asian="標楷體"/>
    </style:style>
    <style:style style:name="T67" style:family="text">
      <style:text-properties style:font-name="標楷體" officeooo:rsid="1f5d8da3" style:font-name-asian="標楷體"/>
    </style:style>
    <style:style style:name="T68" style:family="text">
      <style:text-properties style:font-name="標楷體" officeooo:rsid="1f5ff82c" style:font-name-asian="標楷體"/>
    </style:style>
    <style:style style:name="T69" style:family="text">
      <style:text-properties style:font-name="標楷體" officeooo:rsid="1f7403bd" style:font-name-asian="標楷體"/>
    </style:style>
    <style:style style:name="T70" style:family="text">
      <style:text-properties style:font-name="標楷體" officeooo:rsid="1f7f397d" style:font-name-asian="標楷體"/>
    </style:style>
    <style:style style:name="T71" style:family="text">
      <style:text-properties style:font-name="標楷體" officeooo:rsid="1f7f46cb" style:font-name-asian="標楷體"/>
    </style:style>
    <style:style style:name="T72" style:family="text">
      <style:text-properties style:font-name="標楷體" officeooo:rsid="1f8031ef" style:font-name-asian="標楷體"/>
    </style:style>
    <style:style style:name="T73" style:family="text">
      <style:text-properties style:font-name="標楷體" officeooo:rsid="1f884d4d" style:font-name-asian="標楷體"/>
    </style:style>
    <style:style style:name="T74" style:family="text">
      <style:text-properties style:font-name="標楷體" officeooo:rsid="1f8bbace" style:font-name-asian="標楷體"/>
    </style:style>
    <style:style style:name="T75" style:family="text">
      <style:text-properties style:font-name="標楷體" officeooo:rsid="1f8cf6e6" style:font-name-asian="標楷體"/>
    </style:style>
    <style:style style:name="T76" style:family="text">
      <style:text-properties style:font-name="標楷體" officeooo:rsid="1f974452" style:font-name-asian="標楷體"/>
    </style:style>
    <style:style style:name="T77" style:family="text">
      <style:text-properties style:font-name="標楷體" officeooo:rsid="1fada5dc" style:font-name-asian="標楷體"/>
    </style:style>
    <style:style style:name="T78" style:family="text">
      <style:text-properties style:font-name="標楷體" officeooo:rsid="1fce34b4" style:font-name-asian="標楷體"/>
    </style:style>
    <style:style style:name="T79" style:family="text">
      <style:text-properties style:font-name="標楷體" officeooo:rsid="1fd01f39" style:font-name-asian="標楷體"/>
    </style:style>
    <style:style style:name="T80" style:family="text">
      <style:text-properties style:font-name="標楷體" officeooo:rsid="1fc67070" style:font-name-asian="標楷體"/>
    </style:style>
    <style:style style:name="T81" style:family="text">
      <style:text-properties style:font-name="標楷體" officeooo:rsid="1fd194e8" style:font-name-asian="標楷體"/>
    </style:style>
    <style:style style:name="T82" style:family="text">
      <style:text-properties style:font-name="標楷體" officeooo:rsid="1fd39137" style:font-name-asian="標楷體"/>
    </style:style>
    <style:style style:name="T83" style:family="text">
      <style:text-properties style:font-name="標楷體" officeooo:rsid="1fd4418e" style:font-name-asian="標楷體"/>
    </style:style>
    <style:style style:name="T84" style:family="text">
      <style:text-properties style:font-name="標楷體" officeooo:rsid="1fed5335" style:font-name-asian="標楷體"/>
    </style:style>
    <style:style style:name="T85" style:family="text">
      <style:text-properties style:font-name="標楷體" officeooo:rsid="1ff0e525" style:font-name-asian="標楷體"/>
    </style:style>
    <style:style style:name="T86" style:family="text">
      <style:text-properties style:font-name="標楷體" officeooo:rsid="2089517f" style:font-name-asian="標楷體"/>
    </style:style>
    <style:style style:name="T87" style:family="text">
      <style:text-properties style:font-name="標楷體" officeooo:rsid="318a973a" style:font-name-asian="標楷體"/>
    </style:style>
    <style:style style:name="T88" style:family="text">
      <style:text-properties style:font-name="標楷體" officeooo:rsid="1f63c489" style:font-name-asian="標楷體"/>
    </style:style>
    <style:style style:name="T89" style:family="text">
      <style:text-properties style:font-name="標楷體" officeooo:rsid="1f63f6a4" style:font-name-asian="標楷體"/>
    </style:style>
    <style:style style:name="T90" style:family="text">
      <style:text-properties style:font-name="標楷體" officeooo:rsid="1f67d0bd" style:font-name-asian="標楷體"/>
    </style:style>
    <style:style style:name="T91" style:family="text">
      <style:text-properties style:font-name="標楷體" officeooo:rsid="1fb14e67" style:font-name-asian="標楷體"/>
    </style:style>
    <style:style style:name="T92" style:family="text">
      <style:text-properties style:font-name="標楷體" officeooo:rsid="1fdd848f" style:font-name-asian="標楷體"/>
    </style:style>
    <style:style style:name="T93" style:family="text">
      <style:text-properties style:font-name="標楷體" officeooo:rsid="1fdefced" style:font-name-asian="標楷體"/>
    </style:style>
    <style:style style:name="T94" style:family="text">
      <style:text-properties style:font-name="標楷體" officeooo:rsid="1ff08cbb" style:font-name-asian="標楷體"/>
    </style:style>
    <style:style style:name="T95" style:family="text">
      <style:text-properties style:font-name="標楷體" officeooo:rsid="1ff98d31" style:font-name-asian="標楷體"/>
    </style:style>
    <style:style style:name="T96" style:family="text">
      <style:text-properties style:font-name="標楷體" officeooo:rsid="208a04a2" style:font-name-asian="標楷體"/>
    </style:style>
    <style:style style:name="T97" style:family="text">
      <style:text-properties style:font-name="標楷體" style:text-underline-style="solid" style:text-underline-width="auto" style:text-underline-color="font-color" style:font-name-asian="標楷體"/>
    </style:style>
    <style:style style:name="T98" style:family="text">
      <style:text-properties style:font-name="標楷體" style:text-underline-style="solid" style:text-underline-width="auto" style:text-underline-color="font-color" officeooo:rsid="0a7edee9" style:font-name-asian="標楷體"/>
    </style:style>
    <style:style style:name="T99" style:family="text">
      <style:text-properties style:font-name="標楷體" style:text-underline-style="solid" style:text-underline-width="auto" style:text-underline-color="font-color" officeooo:rsid="0d6637af" style:font-name-asian="標楷體"/>
    </style:style>
    <style:style style:name="T100" style:family="text">
      <style:text-properties style:font-name="標楷體" style:text-underline-style="solid" style:text-underline-width="auto" style:text-underline-color="font-color" officeooo:rsid="23a3c7a5" style:font-name-asian="標楷體"/>
    </style:style>
    <style:style style:name="T101" style:family="text">
      <style:text-properties style:font-name="標楷體" style:text-underline-style="solid" style:text-underline-width="auto" style:text-underline-color="font-color" officeooo:rsid="23a3a7a8" style:font-name-asian="標楷體"/>
    </style:style>
    <style:style style:name="T102" style:family="text">
      <style:text-properties style:font-name="標楷體" style:text-underline-style="none" officeooo:rsid="0a7edee9" style:font-name-asian="標楷體"/>
    </style:style>
    <style:style style:name="T103" style:family="text">
      <style:text-properties style:font-name="標楷體" style:font-name-asian="Liberation Serif1" style:font-name-complex="Liberation Serif1"/>
    </style:style>
    <style:style style:name="T104" style:family="text">
      <style:text-properties style:font-name="標楷體" officeooo:rsid="1e1a5716" style:font-name-asian="Liberation Serif1" style:font-name-complex="Liberation Serif1"/>
    </style:style>
    <style:style style:name="T105" style:family="text">
      <style:text-properties style:font-name="標楷體" officeooo:rsid="1e2254fb" style:font-name-asian="Liberation Serif1" style:font-name-complex="Liberation Serif1"/>
    </style:style>
    <style:style style:name="T106" style:family="text">
      <style:text-properties style:font-name="標楷體" officeooo:rsid="31ab7d53" style:font-name-asian="Liberation Serif1" style:font-name-complex="Liberation Serif1"/>
    </style:style>
    <style:style style:name="T107" style:family="text">
      <style:text-properties style:font-name="標楷體" officeooo:rsid="31ac04b9" style:font-name-asian="Liberation Serif1" style:font-name-complex="Liberation Serif1"/>
    </style:style>
    <style:style style:name="T108" style:family="text">
      <style:text-properties style:font-name="標楷體" officeooo:rsid="30905997"/>
    </style:style>
    <style:style style:name="T109" style:family="text">
      <style:text-properties officeooo:rsid="14415014"/>
    </style:style>
    <style:style style:name="T110" style:family="text">
      <style:text-properties officeooo:rsid="14444684"/>
    </style:style>
    <style:style style:name="T111" style:family="text">
      <style:text-properties officeooo:rsid="14461b1a"/>
    </style:style>
    <style:style style:name="T112" style:family="text">
      <style:text-properties style:font-name-asian="標楷體"/>
    </style:style>
    <style:style style:name="T113" style:family="text">
      <style:text-properties officeooo:rsid="1e194f74" style:font-name-asian="標楷體"/>
    </style:style>
    <style:style style:name="T114" style:family="text">
      <style:text-properties officeooo:rsid="0d6637af" style:font-name-asian="標楷體"/>
    </style:style>
    <style:style style:name="T115" style:family="text">
      <style:text-properties style:font-name-asian="標楷體" style:font-name-complex="Mangal"/>
    </style:style>
    <style:style style:name="T116" style:family="text">
      <style:text-properties officeooo:rsid="1afa3e23" style:font-name-asian="標楷體"/>
    </style:style>
    <style:style style:name="T117" style:family="text">
      <style:text-properties officeooo:rsid="1af91374" style:font-name-asian="標楷體"/>
    </style:style>
    <style:style style:name="T118" style:family="text">
      <style:text-properties officeooo:rsid="1eae1d54" style:font-name-asian="標楷體"/>
    </style:style>
    <style:style style:name="T119" style:family="text">
      <style:text-properties officeooo:rsid="3166c684" style:font-name-asian="標楷體"/>
    </style:style>
    <style:style style:name="T120" style:family="text">
      <style:text-properties officeooo:rsid="30f0002b" style:font-name-asian="標楷體"/>
    </style:style>
    <style:style style:name="T121" style:family="text">
      <style:text-properties officeooo:rsid="31780d4f" style:font-name-asian="標楷體"/>
    </style:style>
    <style:style style:name="T122" style:family="text">
      <style:text-properties officeooo:rsid="3189a1bf" style:font-name-asian="標楷體"/>
    </style:style>
    <style:style style:name="T123" style:family="text">
      <style:text-properties officeooo:rsid="31269379" style:font-name-asian="標楷體"/>
    </style:style>
    <style:style style:name="T124" style:family="text">
      <style:text-properties officeooo:rsid="31289311" style:font-name-asian="標楷體"/>
    </style:style>
    <style:style style:name="T125" style:family="text">
      <style:text-properties officeooo:rsid="319cf0b3" style:font-name-asian="標楷體"/>
    </style:style>
    <style:style style:name="T126" style:family="text">
      <style:text-properties officeooo:rsid="3093c665" style:font-name-asian="標楷體"/>
    </style:style>
    <style:style style:name="T127" style:family="text">
      <style:text-properties officeooo:rsid="1f5d8da3" style:font-name-asian="標楷體"/>
    </style:style>
    <style:style style:name="T128" style:family="text">
      <style:text-properties officeooo:rsid="1f63c489" style:font-name-asian="標楷體"/>
    </style:style>
    <style:style style:name="T129" style:family="text">
      <style:text-properties officeooo:rsid="1f67143a" style:font-name-asian="標楷體"/>
    </style:style>
    <style:style style:name="T130" style:family="text">
      <style:text-properties officeooo:rsid="1f6d7aca" style:font-name-asian="標楷體"/>
    </style:style>
    <style:style style:name="T131" style:family="text">
      <style:text-properties officeooo:rsid="1f7f397d" style:font-name-asian="標楷體"/>
    </style:style>
    <style:style style:name="T132" style:family="text">
      <style:text-properties officeooo:rsid="1f8031ef" style:font-name-asian="標楷體"/>
    </style:style>
    <style:style style:name="T133" style:family="text">
      <style:text-properties officeooo:rsid="1fada5dc" style:font-name-asian="標楷體"/>
    </style:style>
    <style:style style:name="T134" style:family="text">
      <style:text-properties officeooo:rsid="1fb5842e" style:font-name-asian="標楷體"/>
    </style:style>
    <style:style style:name="T135" style:family="text">
      <style:text-properties officeooo:rsid="1fc67070" style:font-name-asian="標楷體"/>
    </style:style>
    <style:style style:name="T136" style:family="text">
      <style:text-properties officeooo:rsid="1fce34b4" style:font-name-asian="標楷體"/>
    </style:style>
    <style:style style:name="T137" style:family="text">
      <style:text-properties officeooo:rsid="1fd194e8" style:font-name-asian="標楷體"/>
    </style:style>
    <style:style style:name="T138" style:family="text">
      <style:text-properties officeooo:rsid="1fd39137" style:font-name-asian="標楷體"/>
    </style:style>
    <style:style style:name="T139" style:family="text">
      <style:text-properties officeooo:rsid="1fd4418e" style:font-name-asian="標楷體"/>
    </style:style>
    <style:style style:name="T140" style:family="text">
      <style:text-properties officeooo:rsid="1ff08cbb" style:font-name-asian="標楷體"/>
    </style:style>
    <style:style style:name="T141" style:family="text">
      <style:text-properties officeooo:rsid="1ff0e525" style:font-name-asian="標楷體"/>
    </style:style>
    <style:style style:name="T142" style:family="text">
      <style:text-properties officeooo:rsid="26242b65" style:font-name-asian="標楷體"/>
    </style:style>
    <style:style style:name="T143" style:family="text">
      <style:text-properties officeooo:rsid="07ca52e4"/>
    </style:style>
    <style:style style:name="T144" style:family="text">
      <style:text-properties fo:color="#050505"/>
    </style:style>
    <style:style style:name="T145" style:family="text">
      <style:text-properties fo:color="#050505" style:font-name="標楷體" officeooo:rsid="0a5718ff" style:font-name-asian="標楷體"/>
    </style:style>
    <style:style style:name="T146" style:family="text">
      <style:text-properties fo:color="#050505" style:font-name="標楷體" officeooo:rsid="1af91374" style:font-name-asian="標楷體"/>
    </style:style>
    <style:style style:name="T147" style:family="text">
      <style:text-properties fo:color="#050505" style:font-name="標楷體" officeooo:rsid="1eba08cc" style:font-name-asian="標楷體"/>
    </style:style>
    <style:style style:name="T148" style:family="text">
      <style:text-properties fo:color="#050505" style:font-name="標楷體" fo:font-size="14pt" officeooo:rsid="2abf5e77" style:font-name-asian="標楷體" style:font-size-asian="14pt" style:font-name-complex="標楷體1" style:font-size-complex="14pt"/>
    </style:style>
    <style:style style:name="T149" style:family="text">
      <style:text-properties fo:color="#050505" style:font-name="標楷體" fo:font-size="14pt" style:text-underline-style="solid" style:text-underline-width="auto" style:text-underline-color="font-color" officeooo:rsid="2abf5e77" style:font-name-asian="標楷體" style:font-size-asian="14pt" style:font-name-complex="標楷體1" style:font-size-complex="14pt"/>
    </style:style>
    <style:style style:name="T150" style:family="text">
      <style:text-properties fo:color="#050505" style:font-name="標楷體" fo:font-size="14pt" style:text-underline-style="solid" style:text-underline-width="auto" style:text-underline-color="font-color" officeooo:rsid="2a5c8b72" style:font-name-asian="標楷體" style:font-size-asian="14pt" style:font-name-complex="標楷體1" style:font-size-complex="14pt"/>
    </style:style>
    <style:style style:name="T151" style:family="text">
      <style:text-properties fo:color="#050505" style:font-name-asian="標楷體"/>
    </style:style>
    <style:style style:name="T152" style:family="text">
      <style:text-properties fo:color="#050505" officeooo:rsid="1af91374" style:font-name-asian="標楷體"/>
    </style:style>
    <style:style style:name="T153" style:family="text">
      <style:text-properties fo:color="#050505" officeooo:rsid="1afa3e23" style:font-name-asian="標楷體"/>
    </style:style>
    <style:style style:name="T154" style:family="text">
      <style:text-properties fo:color="#050505" fo:font-size="16pt" officeooo:rsid="1afa3e23" style:font-size-asian="16pt" style:font-name-complex="Mangal" style:font-size-complex="16pt"/>
    </style:style>
    <style:style style:name="T155" style:family="text">
      <style:text-properties fo:color="#050505" fo:font-size="16pt" officeooo:rsid="1f06832a" style:font-size-asian="16pt" style:font-name-complex="Mangal" style:font-size-complex="16pt"/>
    </style:style>
    <style:style style:name="T156" style:family="text">
      <style:text-properties fo:color="#050505" style:font-name="Liberation Serif" fo:font-size="17pt" style:text-underline-style="none" fo:font-weight="bold" officeooo:rsid="1afa3e23" style:font-name-asian="標楷體" style:font-size-asian="17pt" style:language-asian="zh" style:country-asian="TW" style:font-weight-asian="bold" style:font-size-complex="17pt" style:font-weight-complex="bold"/>
    </style:style>
    <style:style style:name="T157" style:family="text">
      <style:text-properties fo:color="#050505" style:font-name="Liberation Serif" fo:font-size="17pt" style:text-underline-style="none" fo:font-weight="bold" officeooo:rsid="190ace04" style:font-name-asian="標楷體" style:font-size-asian="17pt" style:language-asian="zh" style:country-asian="TW" style:font-weight-asian="bold" style:font-size-complex="17pt" style:font-weight-complex="bold"/>
    </style:style>
    <style:style style:name="T158" style:family="text">
      <style:text-properties fo:color="#050505" style:font-name="Liberation Serif" fo:font-size="17pt" style:text-underline-style="none" fo:font-weight="bold" officeooo:rsid="1af91374" style:font-name-asian="標楷體" style:font-size-asian="17pt" style:language-asian="zh" style:country-asian="TW" style:font-weight-asian="bold" style:font-size-complex="17pt" style:font-weight-complex="bold"/>
    </style:style>
    <style:style style:name="T159" style:family="text">
      <style:text-properties fo:color="#050505" style:font-name="Liberation Serif" officeooo:rsid="24ffe503" style:font-name-asian="標楷體"/>
    </style:style>
    <style:style style:name="T160" style:family="text">
      <style:text-properties fo:color="#050505" fo:font-size="14pt" officeooo:rsid="1e1a5716" style:font-size-asian="14pt" style:font-name-complex="Mangal" style:font-size-complex="14pt"/>
    </style:style>
    <style:style style:name="T161" style:family="text">
      <style:text-properties fo:color="#050505" fo:font-size="14pt" officeooo:rsid="1af91374" style:font-name-asian="標楷體" style:font-size-asian="14pt" style:font-name-complex="標楷體1" style:font-size-complex="14pt"/>
    </style:style>
    <style:style style:name="T162" style:family="text">
      <style:text-properties fo:color="#050505" fo:font-size="14pt" officeooo:rsid="2b6f314a" style:font-name-asian="標楷體" style:font-size-asian="14pt" style:font-name-complex="標楷體1" style:font-size-complex="14pt"/>
    </style:style>
    <style:style style:name="T163" style:family="text">
      <style:text-properties fo:color="#050505" officeooo:rsid="1afa3e23"/>
    </style:style>
    <style:style style:name="T164" style:family="text">
      <style:text-properties fo:color="#050505" style:font-name-complex="Mangal"/>
    </style:style>
    <style:style style:name="T165" style:family="text">
      <style:text-properties fo:color="#050505" officeooo:rsid="1af91374" style:font-name-complex="Mangal"/>
    </style:style>
    <style:style style:name="T166" style:family="text">
      <style:text-properties fo:color="#050505" officeooo:rsid="1e1a5716" style:font-name-complex="Mangal"/>
    </style:style>
    <style:style style:name="T167" style:family="text">
      <style:text-properties fo:color="#050505" officeooo:rsid="1f1568d7" style:font-name-complex="Mangal"/>
    </style:style>
    <style:style style:name="T168" style:family="text">
      <style:text-properties fo:color="#050505" officeooo:rsid="1f163b9a" style:font-name-complex="Mangal"/>
    </style:style>
    <style:style style:name="T169" style:family="text">
      <style:text-properties fo:color="#050505" officeooo:rsid="1f181dec" style:font-name-complex="Mangal"/>
    </style:style>
    <style:style style:name="T170" style:family="text">
      <style:text-properties fo:color="#050505" fo:font-size="9pt" officeooo:rsid="1e1a5716" style:font-size-asian="9pt" style:font-name-complex="Mangal" style:font-size-complex="9pt"/>
    </style:style>
    <style:style style:name="T171" style:family="text">
      <style:text-properties fo:color="#050505" fo:font-size="9pt" officeooo:rsid="1f02f609" style:font-size-asian="9pt" style:font-name-complex="Mangal" style:font-size-complex="9pt"/>
    </style:style>
    <style:style style:name="T172" style:family="text">
      <style:text-properties fo:color="#050505" style:font-name="Arial" officeooo:rsid="1f01b03c" style:font-name-asian="Arial" style:font-name-complex="Mangal"/>
    </style:style>
    <style:style style:name="T173" style:family="text">
      <style:text-properties fo:color="#050505" style:font-name="Arial" officeooo:rsid="1af91374" style:font-name-asian="Arial"/>
    </style:style>
    <style:style style:name="T174" style:family="text">
      <style:text-properties fo:color="#050505" style:font-name="Arial" fo:font-size="17pt" style:text-underline-style="none" fo:font-weight="bold" officeooo:rsid="1af91374" style:font-name-asian="Arial" style:font-size-asian="17pt" style:language-asian="zh" style:country-asian="TW" style:font-weight-asian="bold" style:font-size-complex="17pt" style:font-weight-complex="bold"/>
    </style:style>
    <style:style style:name="T175" style:family="text">
      <style:text-properties style:font-name="Liberation Serif" fo:font-size="17pt" style:text-underline-style="none" fo:font-weight="bold" officeooo:rsid="190ace04" style:font-name-asian="標楷體" style:font-size-asian="17pt" style:language-asian="zh" style:country-asian="TW" style:font-weight-asian="bold" style:font-size-complex="17pt" style:font-weight-complex="bold"/>
    </style:style>
    <style:style style:name="T176" style:family="text">
      <style:text-properties style:font-name="Liberation Serif" fo:font-size="17pt" style:text-underline-style="none" fo:font-weight="bold" officeooo:rsid="1af91374" style:font-name-asian="標楷體" style:font-size-asian="17pt" style:language-asian="zh" style:country-asian="TW" style:font-weight-asian="bold" style:font-size-complex="17pt" style:font-weight-complex="bold"/>
    </style:style>
    <style:style style:name="T177" style:family="text">
      <style:text-properties style:font-name="Liberation Serif" fo:font-size="17pt" fo:font-weight="bold" officeooo:rsid="0d6637af" style:font-name-asian="標楷體" style:font-size-asian="17pt" style:language-asian="zh" style:country-asian="TW" style:font-weight-asian="bold" style:font-size-complex="17pt" style:font-weight-complex="bold"/>
    </style:style>
    <style:style style:name="T178" style:family="text">
      <style:text-properties style:font-name="Liberation Serif" fo:font-size="17pt" fo:font-weight="bold" officeooo:rsid="1e194f74" style:font-name-asian="標楷體" style:font-size-asian="17pt" style:language-asian="zh" style:country-asian="TW" style:font-weight-asian="bold" style:font-size-complex="17pt" style:font-weight-complex="bold"/>
    </style:style>
    <style:style style:name="T179" style:family="text">
      <style:text-properties style:font-name="Liberation Serif" style:text-underline-style="none" officeooo:rsid="0a7edee9"/>
    </style:style>
    <style:style style:name="T180" style:family="text">
      <style:text-properties style:font-name="Liberation Serif" style:text-underline-style="solid" style:text-underline-width="auto" style:text-underline-color="font-color" officeooo:rsid="0a7edee9"/>
    </style:style>
    <style:style style:name="T181" style:family="text">
      <style:text-properties style:font-name="Liberation Serif" style:text-underline-style="solid" style:text-underline-width="auto" style:text-underline-color="font-color" officeooo:rsid="114556d7"/>
    </style:style>
    <style:style style:name="T182" style:family="text">
      <style:text-properties style:font-name="Liberation Serif" style:text-underline-style="solid" style:text-underline-width="auto" style:text-underline-color="font-color" officeooo:rsid="07ca52e4"/>
    </style:style>
    <style:style style:name="T183" style:family="text">
      <style:text-properties style:font-name="Liberation Serif" officeooo:rsid="1e1a5716" style:font-name-asian="標楷體" style:font-name-complex="Mangal"/>
    </style:style>
    <style:style style:name="T184" style:family="text">
      <style:text-properties style:font-name="Liberation Serif" officeooo:rsid="0a5718ff" style:font-name-asian="標楷體"/>
    </style:style>
    <style:style style:name="T185" style:family="text">
      <style:text-properties style:font-name="Liberation Serif" officeooo:rsid="24ffe503" style:font-name-asian="標楷體"/>
    </style:style>
    <style:style style:name="T186" style:family="text">
      <style:text-properties style:text-underline-style="solid" style:text-underline-width="auto" style:text-underline-color="font-color"/>
    </style:style>
    <style:style style:name="T187" style:family="text">
      <style:text-properties style:text-underline-style="solid" style:text-underline-width="auto" style:text-underline-color="font-color" officeooo:rsid="07ca52e4"/>
    </style:style>
    <style:style style:name="T188" style:family="text">
      <style:text-properties style:text-underline-style="solid" style:text-underline-width="auto" style:text-underline-color="font-color" officeooo:rsid="0a7edee9"/>
    </style:style>
    <style:style style:name="T189" style:family="text">
      <style:text-properties style:text-underline-style="solid" style:text-underline-width="auto" style:text-underline-color="font-color" officeooo:rsid="1c90e499"/>
    </style:style>
    <style:style style:name="T190" style:family="text">
      <style:text-properties style:text-underline-style="solid" style:text-underline-width="auto" style:text-underline-color="font-color" style:font-name-asian="標楷體"/>
    </style:style>
    <style:style style:name="T191" style:family="text">
      <style:text-properties style:text-underline-style="solid" style:text-underline-width="auto" style:text-underline-color="font-color" officeooo:rsid="26242b65" style:font-name-asian="標楷體"/>
    </style:style>
    <style:style style:name="T192" style:family="text">
      <style:text-properties fo:color="#010101" style:font-name="標楷體" officeooo:rsid="1e1a5716" style:font-name-asian="標楷體" style:font-name-complex="Mangal"/>
    </style:style>
    <style:style style:name="T193" style:family="text">
      <style:text-properties fo:color="#010101" style:font-name="標楷體" officeooo:rsid="1e3472c4" style:font-name-asian="標楷體" style:font-name-complex="Mangal"/>
    </style:style>
    <style:style style:name="T194" style:family="text">
      <style:text-properties fo:color="#010101" style:font-name="標楷體" officeooo:rsid="1e194f74" style:font-name-asian="標楷體" style:font-name-complex="Mangal"/>
    </style:style>
    <style:style style:name="T195" style:family="text">
      <style:text-properties fo:color="#010101" style:font-name="標楷體" officeooo:rsid="1e2254fb" style:font-name-asian="標楷體" style:font-name-complex="Mangal"/>
    </style:style>
    <style:style style:name="T196" style:family="text">
      <style:text-properties fo:color="#010101" style:font-name="標楷體" officeooo:rsid="1e1a5716" style:font-name-asian="標楷體" style:font-name-complex="Liberation Serif1"/>
    </style:style>
    <style:style style:name="T197" style:family="text">
      <style:text-properties fo:color="#010101" style:font-name="標楷體" officeooo:rsid="1e2254fb" style:font-name-asian="標楷體" style:font-name-complex="Liberation Serif1"/>
    </style:style>
    <style:style style:name="T198" style:family="text">
      <style:text-properties officeooo:rsid="1af91374"/>
    </style:style>
    <style:style style:name="T199" style:family="text">
      <style:text-properties officeooo:rsid="1afa3e23"/>
    </style:style>
    <style:style style:name="T200" style:family="text">
      <style:text-properties officeooo:rsid="190ace04"/>
    </style:style>
    <style:style style:name="T201" style:family="text">
      <style:text-properties officeooo:rsid="1aabe431"/>
    </style:style>
    <style:style style:name="T202" style:family="text">
      <style:text-properties officeooo:rsid="1aac4737"/>
    </style:style>
    <style:style style:name="T203" style:family="text">
      <style:text-properties officeooo:rsid="1aad94f0"/>
    </style:style>
    <style:style style:name="T204" style:family="text">
      <style:text-properties style:text-underline-style="none" officeooo:rsid="24743952" style:font-name-complex="標楷體1"/>
    </style:style>
    <style:style style:name="T205" style:family="text">
      <style:text-properties style:text-underline-style="none" officeooo:rsid="1afa3e23" style:font-name-complex="標楷體1"/>
    </style:style>
    <style:style style:name="T206" style:family="text">
      <style:text-properties style:text-underline-style="none" style:font-name-asian="標楷體"/>
    </style:style>
    <style:style style:name="T207" style:family="text">
      <style:text-properties style:text-underline-style="none" officeooo:rsid="190ace04"/>
    </style:style>
    <style:style style:name="T208" style:family="text">
      <style:text-properties style:text-underline-style="none" officeooo:rsid="190ace04" style:font-name-complex="Mangal"/>
    </style:style>
    <style:style style:name="T209" style:family="text">
      <style:text-properties style:text-underline-style="none" officeooo:rsid="0a7edee9" style:font-name-complex="Mangal"/>
    </style:style>
    <style:style style:name="T210" style:family="text">
      <style:text-properties style:font-name="Liberation Serif1" style:font-name-asian="Liberation Serif1" style:font-name-complex="Liberation Serif1"/>
    </style:style>
    <style:style style:name="T211" style:family="text">
      <style:text-properties style:font-name="Liberation Serif1" officeooo:rsid="311765a7" style:font-name-asian="Liberation Serif1" style:font-name-complex="Liberation Serif1"/>
    </style:style>
    <style:style style:name="T212" style:family="text">
      <style:text-properties style:font-name="Liberation Serif1" officeooo:rsid="31192a50" style:font-name-asian="Liberation Serif1" style:font-name-complex="Liberation Serif1"/>
    </style:style>
    <style:style style:name="T213" style:family="text">
      <style:text-properties style:font-name="Liberation Serif1" officeooo:rsid="31ab7d53" style:font-name-asian="Liberation Serif1" style:font-name-complex="Liberation Serif1"/>
    </style:style>
    <style:style style:name="T214" style:family="text">
      <style:text-properties style:font-name="Liberation Serif1" officeooo:rsid="31abd939" style:font-name-asian="Liberation Serif1" style:font-name-complex="Liberation Serif1"/>
    </style:style>
    <style:style style:name="T215" style:family="text">
      <style:text-properties style:font-name="Liberation Serif1" officeooo:rsid="1f5f3777" style:font-name-asian="Liberation Serif1" style:font-name-complex="Liberation Serif1"/>
    </style:style>
    <style:style style:name="T216" style:family="text">
      <style:text-properties fo:color="#1c1c1c" style:text-underline-style="none" style:font-name-complex="標楷體1"/>
    </style:style>
    <style:style style:name="T217" style:family="text">
      <style:text-properties fo:color="#1c1c1c" style:text-underline-style="solid" style:text-underline-width="auto" style:text-underline-color="font-color" style:font-name-complex="標楷體1"/>
    </style:style>
    <style:style style:name="T218" style:family="text">
      <style:text-properties fo:color="#1c1c1c" style:font-name="Liberation Serif" style:text-underline-style="solid" style:text-underline-width="auto" style:text-underline-color="font-color" officeooo:rsid="24743952" style:font-name-complex="標楷體1"/>
    </style:style>
    <style:style style:name="T219" style:family="text">
      <style:text-properties fo:color="#1c1c1c" style:font-name="Liberation Serif" style:text-underline-style="none" officeooo:rsid="0a7edee9" style:font-name-complex="標楷體1"/>
    </style:style>
    <style:style style:name="T220" style:family="text">
      <style:text-properties fo:color="#1c1c1c" style:font-name="標楷體" officeooo:rsid="30905997"/>
    </style:style>
    <style:style style:name="T221" style:family="text">
      <style:text-properties officeooo:rsid="1e1d0f12"/>
    </style:style>
    <style:style style:name="T222" style:family="text">
      <style:text-properties officeooo:rsid="0a5718ff"/>
    </style:style>
    <style:style style:name="T223" style:family="text">
      <style:text-properties officeooo:rsid="1e2254fb"/>
    </style:style>
    <style:style style:name="T224" style:family="text">
      <style:text-properties officeooo:rsid="1e2f78e6"/>
    </style:style>
    <style:style style:name="T225" style:family="text">
      <style:text-properties officeooo:rsid="1e337f2b"/>
    </style:style>
    <style:style style:name="T226" style:family="text">
      <style:text-properties style:font-name-complex="Mangal"/>
    </style:style>
    <style:style style:name="T227" style:family="text">
      <style:text-properties officeooo:rsid="1e1a5716" style:font-name-complex="Mangal"/>
    </style:style>
    <style:style style:name="T228" style:family="text">
      <style:text-properties officeooo:rsid="1ec55539" style:font-name-complex="Mangal"/>
    </style:style>
    <style:style style:name="T229" style:family="text">
      <style:text-properties officeooo:rsid="1af91374" style:font-name-complex="Mangal"/>
    </style:style>
    <style:style style:name="T230" style:family="text">
      <style:text-properties officeooo:rsid="1afa3e23" style:font-name-complex="Mangal"/>
    </style:style>
    <style:style style:name="T231" style:family="text">
      <style:text-properties officeooo:rsid="1f09900b" style:font-name-complex="Mangal"/>
    </style:style>
    <style:style style:name="T232" style:family="text">
      <style:text-properties officeooo:rsid="190ace04" style:font-name-complex="Mangal"/>
    </style:style>
    <style:style style:name="T233" style:family="text">
      <style:text-properties officeooo:rsid="1f108819" style:font-name-complex="Mangal"/>
    </style:style>
    <style:style style:name="T234" style:family="text">
      <style:text-properties officeooo:rsid="1e1a5716"/>
    </style:style>
    <style:style style:name="T235" style:family="text">
      <style:text-properties style:text-outline="false" style:text-line-through-style="none" style:text-line-through-type="none" style:font-name="Liberation Serif" fo:font-style="normal" fo:text-shadow="none" officeooo:rsid="2e14bca1" style:font-name-asian="標楷體" style:font-style-asian="normal" style:font-name-complex="標楷體1" style:text-emphasize="none"/>
    </style:style>
    <style:style style:name="T236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font-name-complex="標楷體1" style:text-emphasize="none"/>
    </style:style>
    <style:style style:name="T237" style:family="text">
      <style:text-properties style:font-name="Arial" style:font-name-asian="Arial"/>
    </style:style>
    <style:style style:name="T238" style:family="text">
      <style:text-properties style:font-name="Arial" officeooo:rsid="0a5718ff" style:font-name-asian="Arial"/>
    </style:style>
    <style:style style:name="T239" style:family="text">
      <style:text-properties style:font-name="Arial" style:font-name-asian="Arial" style:font-name-complex="Mangal"/>
    </style:style>
    <style:style style:name="T240" style:family="text">
      <style:text-properties style:font-name="Arial" officeooo:rsid="1afa3e23" style:font-name-asian="Arial" style:font-name-complex="Mangal"/>
    </style:style>
    <style:style style:name="T241" style:family="text">
      <style:text-properties style:font-name="Arial" officeooo:rsid="1af91374" style:font-name-asian="Arial" style:font-name-complex="Mangal"/>
    </style:style>
    <style:style style:name="T242" style:family="text">
      <style:text-properties style:font-name="Arial" officeooo:rsid="1ec55539" style:font-name-asian="Arial" style:font-name-complex="Mangal"/>
    </style:style>
    <style:style style:name="T243" style:family="text">
      <style:text-properties style:font-name="Arial" officeooo:rsid="1afa3e23" style:font-name-asian="Arial"/>
    </style:style>
    <style:style style:name="T244" style:family="text">
      <style:text-properties style:font-name="Arial" officeooo:rsid="1af91374" style:font-name-asian="Arial"/>
    </style:style>
    <style:style style:name="T245" style:family="text">
      <style:text-properties style:font-name="Arial" officeooo:rsid="30905997" style:font-name-asian="Arial"/>
    </style:style>
    <style:style style:name="T246" style:family="text">
      <style:text-properties style:font-name="Arial" fo:font-size="17pt" style:text-underline-style="none" fo:font-weight="bold" officeooo:rsid="1af91374" style:font-name-asian="Arial" style:font-size-asian="17pt" style:language-asian="zh" style:country-asian="TW" style:font-weight-asian="bold" style:font-size-complex="17pt" style:font-weight-complex="bold"/>
    </style:style>
    <style:style style:name="T247" style:family="text">
      <style:text-properties style:font-name="Arial" officeooo:rsid="30905997" style:font-name-asian="標楷體"/>
    </style:style>
    <style:style style:name="T248" style:family="text">
      <style:text-properties style:text-position="sub 58%" style:font-name="標楷體" style:font-name-asian="標楷體"/>
    </style:style>
    <style:style style:name="T249" style:family="text">
      <style:text-properties style:text-position="sub 58%" style:font-name="標楷體" officeooo:rsid="2088dafb" style:font-name-asian="標楷體"/>
    </style:style>
    <style:style style:name="T250" style:family="text">
      <style:text-properties style:text-position="sub 58%" style:font-name="標楷體" officeooo:rsid="20894974" style:font-name-asian="標楷體"/>
    </style:style>
    <style:style style:name="T251" style:family="text">
      <style:text-properties style:text-position="sub 58%" style:font-name="標楷體" officeooo:rsid="319cf0b3" style:font-name-asian="標楷體"/>
    </style:style>
    <style:style style:name="T252" style:family="text">
      <style:text-properties style:text-position="sub 58%" style:font-name="標楷體" officeooo:rsid="1f5f3777" style:font-name-asian="標楷體"/>
    </style:style>
    <style:style style:name="T253" style:family="text">
      <style:text-properties style:text-position="sub 58%" style:font-name="標楷體" officeooo:rsid="1f63f6a4" style:font-name-asian="標楷體"/>
    </style:style>
    <style:style style:name="T254" style:family="text">
      <style:text-properties style:text-position="sub 58%" style:font-name="標楷體" officeooo:rsid="1f693945" style:font-name-asian="標楷體"/>
    </style:style>
    <style:style style:name="T255" style:family="text">
      <style:text-properties style:text-position="sub 58%" style:font-name="標楷體" officeooo:rsid="1f6d7aca" style:font-name-asian="標楷體"/>
    </style:style>
    <style:style style:name="T256" style:family="text">
      <style:text-properties style:text-position="sub 58%" style:font-name="標楷體" officeooo:rsid="1f6edd15" style:font-name-asian="標楷體"/>
    </style:style>
    <style:style style:name="T257" style:family="text">
      <style:text-properties style:text-position="sub 58%" style:font-name="標楷體" officeooo:rsid="1f72bfdf" style:font-name-asian="標楷體"/>
    </style:style>
    <style:style style:name="T258" style:family="text">
      <style:text-properties style:text-position="sub 58%" style:font-name="標楷體" officeooo:rsid="1f78df5b" style:font-name-asian="標楷體"/>
    </style:style>
    <style:style style:name="T259" style:family="text">
      <style:text-properties style:text-position="sub 58%" style:font-name="標楷體" officeooo:rsid="1f819db0" style:font-name-asian="標楷體"/>
    </style:style>
    <style:style style:name="T260" style:family="text">
      <style:text-properties style:text-position="sub 58%" style:font-name="標楷體" officeooo:rsid="1f88c042" style:font-name-asian="標楷體"/>
    </style:style>
    <style:style style:name="T261" style:family="text">
      <style:text-properties style:text-position="sub 58%" style:font-name="標楷體" officeooo:rsid="208a04a2" style:font-name-asian="標楷體"/>
    </style:style>
    <style:style style:name="T262" style:family="text">
      <style:text-properties style:text-position="sub 58%" style:font-name="標楷體" officeooo:rsid="31defff5" style:font-name-asian="標楷體"/>
    </style:style>
    <style:style style:name="T263" style:family="text">
      <style:text-properties style:text-position="sub 58%" style:font-name="標楷體" officeooo:rsid="1f5d8da3" style:font-name-asian="標楷體"/>
    </style:style>
    <style:style style:name="T264" style:family="text">
      <style:text-properties style:text-position="sub 58%" style:font-name="標楷體" officeooo:rsid="1f5ff82c" style:font-name-asian="標楷體"/>
    </style:style>
    <style:style style:name="T265" style:family="text">
      <style:text-properties style:text-position="sub 58%" style:font-name="標楷體" officeooo:rsid="1f62a4fe" style:font-name-asian="標楷體"/>
    </style:style>
    <style:style style:name="T266" style:family="text">
      <style:text-properties style:text-position="sub 58%" style:font-name="標楷體" officeooo:rsid="1f63c489" style:font-name-asian="標楷體"/>
    </style:style>
    <style:style style:name="T267" style:family="text">
      <style:text-properties style:text-position="sub 58%" style:font-name="標楷體" officeooo:rsid="2089517f" style:font-name-asian="標楷體"/>
    </style:style>
    <style:style style:name="T268" style:family="text">
      <style:text-properties officeooo:rsid="1f974452"/>
    </style:style>
    <style:style style:name="T269" style:family="text">
      <style:text-properties style:font-name="標楷體1" officeooo:rsid="1f974452" style:font-name-asian="標楷體"/>
    </style:style>
    <style:style style:name="T270" style:family="text">
      <style:text-properties style:font-name="標楷體1" officeooo:rsid="1f9d6f1d" style:font-name-asian="標楷體"/>
    </style:style>
    <style:style style:name="T271" style:family="text">
      <style:text-properties officeooo:rsid="30f000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11247928" text:style-name="L1">
        <text:list-item>
          <text:p text:style-name="P1"><text:bookmark-start text:name="既視感"/>既視感<text:bookmark-end text:name="既視感"/></text:p>
          <text:list>
            <text:list-item>
              <text:p text:style-name="P5">有些 是 肉質層、意識層 故障、卡死、出錯、錯覺。</text:p>
            </text:list-item>
            <text:list-item>
              <text:p text:style-name="P5">有些 是 記憶 和 現狀 有 相近 特徵 造成 檢索 出錯。</text:p>
              <text:list>
                <text:list-item>
                  <text:p text:style-name="P5">記憶中的場景 和 當下的當下的場景 有 共同特徵。</text:p>
                </text:list-item>
                <text:list-item>
                  <text:p text:style-name="P5">共同特徵 的 數量越多、近似度越高，出錯 越明顯。</text:p>
                </text:list-item>
                <text:list-item>
                  <text:p text:style-name="P5">明顯例子 是 類神經網路 的 分類分數 夠高就會 誤判。</text:p>
                </text:list-item>
              </text:list>
            </text:list-item>
            <text:list-item>
              <text:p text:style-name="P5">有些 是 意識層、肉質層 返祖化。</text:p>
              <text:list>
                <text:list-item>
                  <text:p text:style-name="P5">返祖化：過去的 你、我 的 意識層、肉質層 記憶。</text:p>
                </text:list-item>
                <text:list-item>
                  <text:p text:style-name="P5">返祖化：祖代 的 意識層、肉質層 記憶。</text:p>
                </text:list-item>
              </text:list>
            </text:list-item>
            <text:list-item>
              <text:p text:style-name="P5">有些 是 意識層群體 的 記憶。</text:p>
              <text:list>
                <text:list-item>
                  <text:p text:style-name="P5">簡單舉例：某一特定個體 有 多重、多個 意識層個體。</text:p>
                </text:list-item>
                <text:list-item>
                  <text:p text:style-name="P5">某一特定意識層個體透過本能、傳承 讀取該個體 記憶。</text:p>
                </text:list-item>
              </text:list>
            </text:list-item>
          </text:list>
        </text:list-item>
        <text:list-item>
          <text:p text:style-name="P6"><text:bookmark-start text:name="肉質層、意識層"/>肉質層、意識層<text:bookmark-end text:name="肉質層、意識層"/></text:p>
          <text:list>
            <text:list-item>
              <text:p text:style-name="P6">肉質層、意識層</text:p>
              <text:list>
                <text:list-item>
                  <text:p text:style-name="P7">意識層 主導、領導、統治、控制 肉質層、<text:span text:style-name="T227">（人類 認定的）</text:span>肉體。</text:p>
                </text:list-item>
                <text:list-item>
                  <text:p text:style-name="P7">肉質層 建構、實作、實施、服從 意識層、<text:span text:style-name="T227">（人類 認定的）</text:span>意識。</text:p>
                </text:list-item>
                <text:list-item>
                  <text:p text:style-name="P8">意識層 是 本質、隱性特徵、宏觀、穩態、系統、機制、體制、框架、架構。</text:p>
                  <text:list>
                    <text:list-item>
                      <text:p text:style-name="P9">明顯例子，動能 的 運動、交互作用 機制、模式。</text:p>
                    </text:list-item>
                  </text:list>
                </text:list-item>
                <text:list-item>
                  <text:p text:style-name="P10">肉質層 是 表象、顯性特徵、微觀、暫態。</text:p>
                  <text:list>
                    <text:list-item>
                      <text:p text:style-name="P10">明顯例子，動能 本身。</text:p>
                    </text:list-item>
                  </text:list>
                </text:list-item>
                <text:list-item>
                  <text:p text:style-name="P127">型態層級。</text:p>
                  <text:list>
                    <text:list-item>
                      <text:p text:style-name="P107">肉質層個體 是 第零層級型態的 個體。</text:p>
                    </text:list-item>
                    <text:list-item>
                      <text:p text:style-name="P107">意識層個體 是 第一層級型態的 個體。</text:p>
                    </text:list-item>
                    <text:list-item>
                      <text:p text:style-name="P11"><text:span text:style-name="T216">（型態層級 的 描述在 </text:span><text:span text:style-name="T217">肉質層、意識層</text:span><text:span text:style-name="T219"> 文件群的 </text:span><text:span text:style-name="T218">型態層級</text:span><text:span text:style-name="T216">）</text:span></text:p>
                    </text:list-item>
                  </text:list>
                </text:list-item>
                <text:list-item>
                  <text:p text:style-name="P11">法則層級。</text:p>
                  <text:list>
                    <text:list-item>
                      <text:p text:style-name="P11">肉質層個體 是 第零層級法則的 個體。</text:p>
                    </text:list-item>
                    <text:list-item>
                      <text:p text:style-name="P11">意識層個體 是 第一層級法則的 個體。</text:p>
                    </text:list-item>
                    <text:list-item>
                      <text:p text:style-name="P282">（法則層級 的 描述在 <text:span text:style-name="T188">_傳</text:span><text:span text:style-name="T180">承</text:span><text:span text:style-name="T179"> 文件群的 </text:span><text:span text:style-name="T189">法則 與 層級</text:span>）</text:p>
                    </text:list-item>
                  </text:list>
                </text:list-item>
                <text:list-item>
                  <text:p text:style-name="P137">宗量層級。</text:p>
                  <text:list>
                    <text:list-item>
                      <text:p text:style-name="P139"><text:span text:style-name="T17">肉質層個體 是 &lt;?</text:span><text:span text:style-name="T19">a&gt;個體</text:span><text:span text:style-name="T113">。</text:span></text:p>
                      <text:list>
                        <text:list-item>
                          <text:p text:style-name="P141"><text:span text:style-name="T19">n </text:span><text:span text:style-name="T103">≥</text:span><text:span text:style-name="T21"> a</text:span><text:span text:style-name="T22"> </text:span><text:span text:style-name="T103">≥</text:span><text:span text:style-name="T21"> u</text:span><text:span text:style-name="T115">。</text:span></text:p>
                        </text:list-item>
                      </text:list>
                    </text:list-item>
                    <text:list-item>
                      <text:p text:style-name="P139"><text:span text:style-name="T17">意識層個體 是 &lt;?肉質層個體</text:span><text:span text:style-name="T19">_~u&gt;個體</text:span><text:span text:style-name="T113">。</text:span></text:p>
                      <text:list>
                        <text:list-item>
                          <text:p text:style-name="P140"><text:span text:style-name="T17">&lt;?肉質層個體</text:span><text:span text:style-name="T19">_~u&gt; </text:span><text:span text:style-name="T20">是 </text:span><text:span text:style-name="T17">肉質層個體</text:span><text:span text:style-name="T20"> 蘊含的 &lt;?肉質層個體的宗量層級-1&gt; ~ &lt;?</text:span><text:span text:style-name="T27">u</text:span><text:span text:style-name="T20">&gt;</text:span><text:span text:style-name="T114">。</text:span></text:p>
                          <text:list>
                            <text:list-item>
                              <text:p text:style-name="P142"><text:span text:style-name="T11">假定，肉質層個體 是 &lt;?</text:span><text:span text:style-name="T14">a&gt;個體</text:span><text:span text:style-name="T178">。</text:span></text:p>
                            </text:list-item>
                            <text:list-item>
                              <text:p text:style-name="P143"><text:span text:style-name="T11">&lt;?肉質層個體</text:span><text:span text:style-name="T14">_~u&gt; </text:span><text:span text:style-name="T15">是 </text:span><text:span text:style-name="T11">肉質層個體</text:span><text:span text:style-name="T15"> 蘊含的 &lt;?a-1&gt; ~ &lt;?</text:span><text:span text:style-name="T16">u</text:span><text:span text:style-name="T15">&gt;</text:span><text:span text:style-name="T177">。</text:span></text:p>
                            </text:list-item>
                            <text:list-item>
                              <text:p text:style-name="P288"><text:span text:style-name="T17">（</text:span><text:span text:style-name="T19">_~u&gt;個體 </text:span><text:span text:style-name="T17">描述在 </text:span><text:span text:style-name="T97">_</text:span><text:span text:style-name="T17"> 文件群的 </text:span><text:span text:style-name="T98">為了 讓 讀者 輕鬆 閱讀</text:span><text:span text:style-name="T102"> 的 </text:span><text:span text:style-name="T99">&lt;?</text:span><text:span text:style-name="T100">a</text:span><text:span text:style-name="T101">_~y</text:span><text:span text:style-name="T99">&gt;個體</text:span><text:span text:style-name="T112">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3">（<text:span text:style-name="T184">宗量層級</text:span><text:span text:style-name="T222"> 的 描述在 </text:span><text:span text:style-name="T188">能量、儲量</text:span><text:span text:style-name="T179"> 文件群的 </text:span><text:span text:style-name="T181">能量層級 與 外在環境 與 內在物質</text:span>）</text:p>
                      <text:list>
                        <text:list-item>
                          <text:p text:style-name="P285">宗量 由 能量、儲量 組成。</text:p>
                          <text:list>
                            <text:list-item>
                              <text:p text:style-name="P284"><text:span text:style-name="T143">（</text:span>宗量<text:span text:style-name="T222"> 的 描述在 </text:span><text:span text:style-name="T188">能量、儲量</text:span><text:span text:style-name="T179"> 文件群的 </text:span><text:span text:style-name="T187">能量、儲量、假想量</text:span><text:span text:style-name="T143">）</text:span></text:p>
                            </text:list-item>
                            <text:list-item>
                              <text:p text:style-name="P284"><text:span text:style-name="T143">（</text:span>宗量<text:span text:style-name="T222"> 的 描述在 </text:span><text:span text:style-name="T188">能量、儲量</text:span><text:span text:style-name="T179"> 文件群的 </text:span><text:span text:style-name="T182">光痕</text:span><text:span text:style-name="T143">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3">肉質層個體 蘊含 意識層個體。</text:p>
                      <text:list>
                        <text:list-item>
                          <text:p text:style-name="P84"><text:span text:style-name="T22">肉質層個體 蘊含 </text:span><text:span text:style-name="T23">&lt;?肉質層個體</text:span><text:span text:style-name="T22">_~u&gt;個體。</text:span></text:p>
                        </text:list-item>
                        <text:list-item>
                          <text:p text:style-name="P84"><text:span text:style-name="T22">&lt;?</text:span><text:span text:style-name="T26">a&gt;</text:span><text:span text:style-name="T22">個體 蘊含 </text:span><text:span text:style-name="T23">&lt;?</text:span><text:span text:style-name="T26">a</text:span><text:span text:style-name="T22">_~u&gt;個體。</text:span></text:p>
                        </text:list-item>
                        <text:list-item>
                          <text:p text:style-name="P84"><text:span text:style-name="T22">&lt;?</text:span><text:span text:style-name="T26">a&gt;</text:span><text:span text:style-name="T22">個體 蘊含 </text:span><text:span text:style-name="T23">&lt;?</text:span><text:span text:style-name="T26">a-1&gt;個體 ~ &lt;</text:span><text:span text:style-name="T22">u&gt;個體。</text:span></text:p>
                          <text:list>
                            <text:list-item>
                              <text:p text:style-name="P84"><text:span text:style-name="T22">n </text:span><text:span text:style-name="T104">≥</text:span><text:span text:style-name="T24"> a</text:span><text:span text:style-name="T22"> </text:span><text:span text:style-name="T104">≥</text:span><text:span text:style-name="T24"> u</text:span><text:span text:style-name="T183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明顯例子，假定，某一特定個體的 肉質層個體 是 &lt;?2&gt;個體。</text:p>
                      <text:list>
                        <text:list-item>
                          <text:p text:style-name="P5">該個體的 意識層個體 是 &lt;?<text:span text:style-name="T221">1&gt;個體 ~ &lt;?u&gt;個體。</text:span></text:p>
                        </text:list-item>
                      </text:list>
                    </text:list-item>
                    <text:list-item>
                      <text:p text:style-name="P5">意識層個體 有機率，離開 某一特定個體，進入 其他個體。</text:p>
                      <text:list>
                        <text:list-item>
                          <text:p text:style-name="P12">明顯例子。</text:p>
                          <text:list>
                            <text:list-item>
                              <text:p text:style-name="P12">某一特定&lt;?<text:span text:style-name="T223">x&gt;個體 </text:span>有機率，離開 某一特定個體，進入 其他個體。</text:p>
                              <text:list>
                                <text:list-item>
                                  <text:p text:style-name="P12">&lt;?<text:span text:style-name="T225">x</text:span>&gt;個體 是 &lt;?<text:span text:style-name="T225">x</text:span>&gt;肉質層個體。</text:p>
                                </text:list-item>
                                <text:list-item>
                                  <text:p text:style-name="P12">&lt;?<text:span text:style-name="T225">x</text:span>&gt;個體 是 &lt;?<text:span text:style-name="T225">x</text:span>&gt;意識層個體。</text:p>
                                </text:list-item>
                                <text:list-item>
                                  <text:p text:style-name="P12">&lt;?<text:span text:style-name="T225">x</text:span>&gt;個體 是 &lt;?<text:span text:style-name="T225">x</text:span>&gt; 肉質層、意識層 複合型 個體。</text:p>
                                  <text:list>
                                    <text:list-item>
                                      <text:p text:style-name="P13"><text:span text:style-name="T22">n </text:span><text:span text:style-name="T104">≥</text:span><text:span text:style-name="T24"> </text:span><text:span text:style-name="T25">x</text:span><text:span text:style-name="T22"> </text:span><text:span text:style-name="T104">≥</text:span><text:span text:style-name="T24"> </text:span><text:span text:style-name="T25">u</text:span><text:span text:style-name="T183">。</text:span><text:span text:style-name="T192">（</text:span><text:span text:style-name="T193">[] &gt; </text:span><text:span text:style-name="T194">n </text:span><text:span text:style-name="T196">≥</text:span><text:span text:style-name="T192"> </text:span><text:span text:style-name="T195">x</text:span><text:span text:style-name="T194"> </text:span><text:span text:style-name="T196">≥</text:span><text:span text:style-name="T192"> </text:span><text:span text:style-name="T195">u</text:span><text:span text:style-name="T192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">該&lt;?<text:span text:style-name="T223">x&gt;個體 有機率離開 某一特定&lt;?y&gt;個體。</text:span></text:p>
                              <text:list>
                                <text:list-item>
                                  <text:p text:style-name="P14">&lt;?<text:span text:style-name="T224">y</text:span>&gt;個體 是 &lt;?<text:span text:style-name="T224">y</text:span>&gt;肉質層個體。</text:p>
                                </text:list-item>
                                <text:list-item>
                                  <text:p text:style-name="P14">&lt;?<text:span text:style-name="T224">y</text:span>&gt;個體 是 &lt;?<text:span text:style-name="T224">y</text:span>&gt;意識層個體。</text:p>
                                </text:list-item>
                                <text:list-item>
                                  <text:p text:style-name="P14">&lt;?<text:span text:style-name="T224">y</text:span>&gt;個體 是 &lt;?<text:span text:style-name="T224">y</text:span>&gt; 肉質層、意識層 複合型 個體。</text:p>
                                  <text:list>
                                    <text:list-item>
                                      <text:p text:style-name="P13"><text:span text:style-name="T25">y</text:span><text:span text:style-name="T22"> </text:span><text:span text:style-name="T105">&gt;</text:span><text:span text:style-name="T24"> </text:span><text:span text:style-name="T25">x</text:span><text:span text:style-name="T183">。</text:span><text:span text:style-name="T192">（</text:span><text:span text:style-name="T193">[]</text:span><text:span text:style-name="T194"> </text:span><text:span text:style-name="T196">≥</text:span><text:span text:style-name="T192"> </text:span><text:span text:style-name="T195">y</text:span><text:span text:style-name="T194"> </text:span><text:span text:style-name="T197">&gt;</text:span><text:span text:style-name="T192"> </text:span><text:span text:style-name="T195">x</text:span><text:span text:style-name="T194"> </text:span><text:span text:style-name="T196">≥</text:span><text:span text:style-name="T192"> </text:span><text:span text:style-name="T195">u</text:span><text:span text:style-name="T192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5">該&lt;?x&gt;個體 有機率進入 某一特定&lt;?z&gt;個體。</text:p>
                              <text:list>
                                <text:list-item>
                                  <text:p text:style-name="P16">&lt;?z&gt;個體 是 &lt;?z&gt;肉質層個體。</text:p>
                                </text:list-item>
                                <text:list-item>
                                  <text:p text:style-name="P16">&lt;?z&gt;個體 是 &lt;?z&gt;意識層個體。</text:p>
                                </text:list-item>
                                <text:list-item>
                                  <text:p text:style-name="P16">&lt;?z&gt;個體 是 &lt;?z&gt; 肉質層、意識層 複合型 個體。</text:p>
                                  <text:list>
                                    <text:list-item>
                                      <text:p text:style-name="P13"><text:span text:style-name="T25">z</text:span><text:span text:style-name="T22"> </text:span><text:span text:style-name="T105">&gt;</text:span><text:span text:style-name="T24"> </text:span><text:span text:style-name="T25">x</text:span><text:span text:style-name="T183">。</text:span><text:span text:style-name="T192">（</text:span><text:span text:style-name="T193">[]</text:span><text:span text:style-name="T194"> </text:span><text:span text:style-name="T196">≥</text:span><text:span text:style-name="T192"> </text:span><text:span text:style-name="T193">z</text:span><text:span text:style-name="T194"> </text:span><text:span text:style-name="T197">&gt;</text:span><text:span text:style-name="T192"> </text:span><text:span text:style-name="T195">x</text:span><text:span text:style-name="T194"> </text:span><text:span text:style-name="T196">≥</text:span><text:span text:style-name="T192"> </text:span><text:span text:style-name="T195">u</text:span><text:span text:style-name="T192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6">意識層個體 的 明顯例子，（人類 認定的）靈魂、小精靈、能量體。</text:p>
                    </text:list-item>
                  </text:list>
                </text:list-item>
                <text:list-item>
                  <text:p text:style-name="P86">明顯例子。</text:p>
                  <text:list>
                    <text:list-item>
                      <text:p text:style-name="P101">肉質層 <text:span text:style-name="T237">↔</text:span> 電腦顯性訊號、感測器訊號。</text:p>
                      <text:list>
                        <text:list-item>
                          <text:p text:style-name="P101">臉、脖子、四肢 <text:span text:style-name="T237">↔</text:span> 螢幕。</text:p>
                        </text:list-item>
                        <text:list-item>
                          <text:p text:style-name="P87">聲帶<text:span text:style-name="T222"> </text:span><text:span text:style-name="T238">↔</text:span><text:span text:style-name="T222"> 音響。</text:span></text:p>
                        </text:list-item>
                        <text:list-item>
                          <text:p text:style-name="P87">耳朵<text:span text:style-name="T222"> </text:span><text:span text:style-name="T238">↔</text:span><text:span text:style-name="T222"> 麥克風。</text:span></text:p>
                        </text:list-item>
                        <text:list-item>
                          <text:p text:style-name="P101">眼睛 <text:span text:style-name="T237">↔</text:span> 攝影機。</text:p>
                        </text:list-item>
                        <text:list-item>
                          <text:p text:style-name="P101">皮膚 <text:span text:style-name="T237">↔</text:span> 鍵盤、滑鼠。</text:p>
                        </text:list-item>
                      </text:list>
                    </text:list-item>
                    <text:list-item>
                      <text:p text:style-name="P102">意識層 <text:span text:style-name="T237">↔</text:span> 電腦隱性訊號、<text:span text:style-name="T234">電腦</text:span>韌體。</text:p>
                      <text:list>
                        <text:list-item>
                          <text:p text:style-name="P88">明顯例子，BIOS<text:span text:style-name="T204">。</text:span></text:p>
                        </text:list-item>
                      </text:list>
                    </text:list-item>
                    <text:list-item>
                      <text:p text:style-name="P89">肉質層通訊、<text:span text:style-name="T222">意識</text:span>層通訊<text:span text:style-name="T222"> </text:span><text:span text:style-name="T238">↔</text:span><text:span text:style-name="T222"> 通訊協定層級</text:span>。</text:p>
                      <text:list>
                        <text:list-item>
                          <text:p text:style-name="P103"><text:span text:style-name="T234">肉質層通訊、意識層通訊</text:span>。</text:p>
                          <text:list>
                            <text:list-item>
                              <text:p text:style-name="P104">明顯例子，單工、半雙工、雙工 <text:span text:style-name="T234">肉質層通訊、意識層通訊</text:span>。</text:p>
                            </text:list-item>
                            <text:list-item>
                              <text:p text:style-name="P105">明顯例子，一對一、一對多、多對一、多對多 <text:span text:style-name="T234">肉質層通訊、意識層通訊</text:span>。</text:p>
                            </text:list-item>
                            <text:list-item>
                              <text:p text:style-name="P106">明顯例子，同物種、跨物種、同地區、跨地區 <text:span text:style-name="T234">肉質層通訊、意識層通訊</text:span>。</text:p>
                            </text:list-item>
                            <text:list-item>
                              <text:p text:style-name="P106">明顯例子，同<text:span text:style-name="T222">時</text:span>性、跨<text:span text:style-name="T222">時</text:span>性、同步性、異步性 <text:span text:style-name="T234">肉質層通訊、意識層通訊</text:span>。</text:p>
                            </text:list-item>
                            <text:list-item>
                              <text:p text:style-name="P90">肉質層通訊 的 明顯例子，<text:span text:style-name="T222">眼睛 輸入 外在環境 的 視覺訊號，進行 處理、輸出</text:span>。</text:p>
                              <text:list>
                                <text:list-item>
                                  <text:p text:style-name="P91">明顯例子，某一特定個體 感測到 其他個體的 臉，進行 微笑的 回應。</text:p>
                                </text:list-item>
                              </text:list>
                            </text:list-item>
                            <text:list-item>
                              <text:p text:style-name="P92"><text:span text:style-name="T222">意識</text:span>層通訊 的 明顯例子，意識<text:span text:style-name="T222"> 輸入 外在環境 的 思覺訊號，進行 處理、輸出</text:span>。</text:p>
                              <text:list>
                                <text:list-item>
                                  <text:p text:style-name="P93">明顯例子，某一特定個體 感測到 其他個體的 思想，進行 愛的 回應。</text:p>
                                </text:list-item>
                                <text:list-item>
                                  <text:p text:style-name="P286">（思覺 的 描述在 <text:span text:style-name="T186">_</text:span> 文件群的 <text:span text:style-name="T186">思覺</text:span>）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"><text:span text:style-name="T226">通訊協定層級</text:span>。</text:p>
                          <text:list>
                            <text:list-item>
                              <text:p text:style-name="P17">通訊協定層級<text:span text:style-name="T226"> </text:span><text:span text:style-name="T239">↔</text:span><text:span text:style-name="T226"> </text:span><text:span text:style-name="T227">肉質層</text:span><text:span text:style-name="T226">通訊協定層級、意識</text:span><text:span text:style-name="T227">層</text:span><text:span text:style-name="T226">通訊協定層級。</text:span></text:p>
                              <text:list>
                                <text:list-item>
                                  <text:p text:style-name="P89">網路 是 PCI、單機網路、區域網路、網際網路、有線網路、無線網路。</text:p>
                                </text:list-item>
                                <text:list-item>
                                  <text:p text:style-name="P89">明顯例子，<text:span text:style-name="T204">（榮格</text:span><text:span text:style-name="T205"> 認定的</text:span><text:span text:style-name="T204">）集體潛意識。</text:span></text:p>
                                </text:list-item>
                              </text:list>
                            </text:list-item>
                            <text:list-item>
                              <text:p text:style-name="P17">明顯例子，第零層級通訊協定 是 本能型通訊協定。</text:p>
                              <text:list>
                                <text:list-item>
                                  <text:p text:style-name="P17">明顯例子，本能型<text:span text:style-name="T227">肉質層</text:span>通訊協定。</text:p>
                                  <text:list>
                                    <text:list-item>
                                      <text:p text:style-name="P17">明顯例子，表情、手勢、肢體語言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7">明顯例子，第一層級通訊協定 是 傳承型通訊協定。</text:p>
                              <text:list>
                                <text:list-item>
                                  <text:p text:style-name="P17">明顯例子，傳承型<text:span text:style-name="T227">肉質層</text:span>通訊協定。</text:p>
                                  <text:list>
                                    <text:list-item>
                                      <text:p text:style-name="P102">明顯例子，文字、手語、聲音語言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4">明顯例子，飛機。</text:p>
                  <text:list>
                    <text:list-item>
                      <text:p text:style-name="P108"><text:span text:style-name="T227">飛機</text:span><text:span text:style-name="T226">的 外在環境 </text:span><text:span text:style-name="T240">↔</text:span><text:span text:style-name="T230"> </text:span><text:span text:style-name="T226">外在環境</text:span><text:span text:style-name="T230">。</text:span></text:p>
                      <text:list>
                        <text:list-item>
                          <text:p text:style-name="P109"><text:span text:style-name="T226">外在環境</text:span><text:span text:style-name="T230"> 的 明顯例子，</text:span><text:span text:style-name="T231">大氣</text:span><text:span text:style-name="T230">、地球</text:span><text:span text:style-name="T226">、太陽</text:span><text:span text:style-name="T230">系。</text:span><text:span text:style-name="T154">、&lt;_?</text:span><text:span text:style-name="T155">3_&gt;個體</text:span><text:span text:style-name="T154">、&lt;?</text:span><text:span text:style-name="T155">a&gt;個體、&lt;?[]&gt; 個體</text:span></text:p>
                        </text:list-item>
                      </text:list>
                    </text:list-item>
                    <text:list-item>
                      <text:p text:style-name="P108"><text:span text:style-name="T227">飛機</text:span>的 硬體結構 <text:span text:style-name="T243">↔</text:span><text:span text:style-name="T199"> 肉質層。</text:span><text:span text:style-name="T163">（靜態、存在、肉質層）</text:span></text:p>
                    </text:list-item>
                    <text:list-item>
                      <text:p text:style-name="P114"><text:span text:style-name="T227">飛機</text:span>的 控制系統 <text:span text:style-name="T237">↔</text:span> 第零層級意識。<text:span text:style-name="T144">（動態、變化、意識層）</text:span></text:p>
                      <text:list>
                        <text:list-item>
                          <text:p text:style-name="P115">控制系統 的 明顯例子，航電系統、液壓系統、機構系統 所組成的 控制系統。</text:p>
                        </text:list-item>
                        <text:list-item>
                          <text:p text:style-name="P116"><text:span text:style-name="T226">第零層級意識 </text:span><text:span text:style-name="T239">↔</text:span><text:span text:style-name="T229">（</text:span>人類 的<text:span text:style-name="T229">）</text:span>思覺 <text:span text:style-name="T227">有機率 感知、感測 到的 </text:span><text:span text:style-name="T226">意識</text:span>。<text:span text:style-name="T165">（</text:span><text:span text:style-name="T164">人類</text:span><text:span text:style-name="T172">↔</text:span><text:span text:style-name="T166">飛機</text:span><text:span text:style-name="T165">）</text:span></text:p>
                          <text:list>
                            <text:list-item>
                              <text:p text:style-name="P287"><text:span text:style-name="T227">（思覺 的 描述在 </text:span><text:span text:style-name="T186">_</text:span><text:span text:style-name="T227"> 文件群的 </text:span><text:span text:style-name="T186">思覺</text:span><text:span text:style-name="T227">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0"><text:span text:style-name="T227">飛機</text:span>的 自動駕駛系統 <text:span text:style-name="T243">↔</text:span><text:span text:style-name="T199"> 第一層級意識</text:span>。</text:p>
                      <text:list>
                        <text:list-item>
                          <text:p text:style-name="P117"><text:span text:style-name="T232">自動駕駛系統 </text:span><text:span text:style-name="T226">的 明顯例子，AP、PRIM。</text:span></text:p>
                          <text:list>
                            <text:list-item>
                              <text:p text:style-name="P118"><text:span text:style-name="T233">AP 是 </text:span><text:span text:style-name="T232">自動駕駛</text:span><text:span text:style-name="T233">。</text:span><text:span text:style-name="T167">（</text:span><text:span text:style-name="T168">autopilot</text:span><text:span text:style-name="T167">）</text:span></text:p>
                            </text:list-item>
                            <text:list-item>
                              <text:p text:style-name="P124"><text:span text:style-name="T233">P</text:span><text:span text:style-name="T226">RIM 是 主要飛行控制電腦。</text:span><text:span text:style-name="T164">（</text:span><text:span text:style-name="T168">primary flight </text:span><text:span text:style-name="T169">control </text:span><text:span text:style-name="T168">computer</text:span><text:span text:style-name="T164">）</text:span></text:p>
                            </text:list-item>
                          </text:list>
                        </text:list-item>
                        <text:list-item>
                          <text:p text:style-name="P119"><text:span text:style-name="T226">第一層級意識 </text:span><text:span text:style-name="T239">↔</text:span><text:span text:style-name="T229">（</text:span>人類 的<text:span text:style-name="T229">）</text:span>思覺 無法、極端難以<text:span text:style-name="T227"> 感知、感測 到的 </text:span><text:span text:style-name="T226">意識</text:span>。</text:p>
                        </text:list-item>
                      </text:list>
                    </text:list-item>
                    <text:list-item>
                      <text:p text:style-name="P110"><text:span text:style-name="T227">飛機</text:span><text:span text:style-name="T226">的 </text:span><text:span text:style-name="T227">機師</text:span><text:span text:style-name="T226"> </text:span><text:span text:style-name="T241">↔</text:span><text:span text:style-name="T229"> 第二層級意識（以上）。</text:span></text:p>
                      <text:list>
                        <text:list-item>
                          <text:p text:style-name="P120"><text:span text:style-name="T229">第二層級意識（以上）</text:span><text:span text:style-name="T241">↔</text:span><text:span text:style-name="T229">（人類 的）思覺 </text:span><text:span text:style-name="T226">無法、</text:span><text:span text:style-name="T229">極端難以</text:span><text:span text:style-name="T227"> 感知、感測 到的 </text:span><text:span text:style-name="T229">意識。</text:span></text:p>
                        </text:list-item>
                      </text:list>
                    </text:list-item>
                    <text:list-item>
                      <text:p text:style-name="P95">飛機 有機率知道，自己的 思想、決策、行動。</text:p>
                      <text:list>
                        <text:list-item>
                          <text:p text:style-name="P96">明顯例子，飛機的 高度、速度、姿態。</text:p>
                          <text:list>
                            <text:list-item>
                              <text:p text:style-name="P18"><text:span text:style-name="T227">高度 </text:span><text:span text:style-name="T242">↔</text:span><text:span text:style-name="T228"> </text:span><text:span text:style-name="T227">高度計。</text:span></text:p>
                            </text:list-item>
                            <text:list-item>
                              <text:p text:style-name="P19"><text:span text:style-name="T227">速度 </text:span><text:span text:style-name="T242">↔</text:span><text:span text:style-name="T228"> </text:span><text:span text:style-name="T209">皮托管</text:span><text:span text:style-name="T228">。</text:span></text:p>
                            </text:list-item>
                            <text:list-item>
                              <text:p text:style-name="P18"><text:span text:style-name="T227">姿態 </text:span><text:span text:style-name="T242">↔</text:span><text:span text:style-name="T228"> </text:span><text:span text:style-name="T227">陀螺儀。</text:span></text:p>
                            </text:list-item>
                          </text:list>
                        </text:list-item>
                        <text:list-item>
                          <text:p text:style-name="P97">飛機 無法、極端難以，知道 <text:span text:style-name="T207">自動駕駛系統</text:span>、機師 的 思想、決策、行動。</text:p>
                          <text:list>
                            <text:list-item>
                              <text:p text:style-name="P20"><text:span text:style-name="T227">明顯例子，</text:span><text:span text:style-name="T208">自動駕駛系統</text:span><text:span text:style-name="T227">、機師 已經、正在、即將 想</text:span><text:span text:style-name="T226">、</text:span><text:span text:style-name="T227">認定 什麼。</text:span></text:p>
                              <text:list>
                                <text:list-item>
                                  <text:p text:style-name="P21"><text:span text:style-name="T227">明顯例子，機師 已經、正在、即將 想、認定 遭遇到微暴流。</text:span><text:span text:style-name="T170">（微暴流 是 </text:span><text:span text:style-name="T171">micro-bust</text:span><text:span text:style-name="T170">）</text:span></text:p>
                                </text:list-item>
                              </text:list>
                            </text:list-item>
                            <text:list-item>
                              <text:p text:style-name="P97">明顯例子，<text:span text:style-name="T207">自動駕駛系統</text:span>、機師 已經、正在、即將 決定什麼。</text:p>
                              <text:list>
                                <text:list-item>
                                  <text:p text:style-name="P98">明顯例子，機師 已經、正在、即將 決定 加大引擎馬力 通過、突破 微暴流。</text:p>
                                </text:list-item>
                              </text:list>
                            </text:list-item>
                            <text:list-item>
                              <text:p text:style-name="P97">明顯例子，<text:span text:style-name="T207">自動駕駛系統</text:span>、機師 已經、正在、即將 做出什麼 動作。</text:p>
                              <text:list>
                                <text:list-item>
                                  <text:p text:style-name="P99">明顯例子，機師 已經、正在、即將 深呼吸、解除自動駕駛、加大引擎馬力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7">飛機設計師、飛機製造商、飛機工程師 有機率 設計、製造、使用 系統、感測器，讓 飛機、<text:span text:style-name="T207">自動駕駛系統</text:span> 知道 <text:span text:style-name="T207">自動駕駛系統</text:span>、機師、航管員 的 思想、決策、行動。</text:p>
                          <text:list>
                            <text:list-item>
                              <text:p text:style-name="P22"><text:span text:style-name="T227">明顯例子，駕駛睡眠偵測系統。</text:span><text:span text:style-name="T160">（明顯例子，使用 攝影機、影像處理 偵測 機師的 臉部）</text:span></text:p>
                              <text:list>
                                <text:list-item>
                                  <text:p text:style-name="P97">飛機、<text:span text:style-name="T207">自動駕駛系統</text:span> 偵測、提醒 機師的 清醒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7"><text:span text:style-name="T207">自動駕駛系統</text:span> 有機率知道，飛機、<text:span text:style-name="T207">自動駕駛系統</text:span> 的 思想、決策、行動。</text:p>
                      <text:list>
                        <text:list-item>
                          <text:p text:style-name="P97"><text:span text:style-name="T207">自動駕駛系統</text:span> 無法、極端難以，知道 機師 的 思想、決策、行動。</text:p>
                        </text:list-item>
                      </text:list>
                    </text:list-item>
                    <text:list-item>
                      <text:p text:style-name="P97">機師 有機率知道，飛機、<text:span text:style-name="T207">自動駕駛系統</text:span>、機師 的 思想、決策、行動。</text:p>
                      <text:list>
                        <text:list-item>
                          <text:p text:style-name="P100">機師 無法、極端難以，知道 乘客、空服員、航管員 的 思想、決策、行動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肉質層。</text:p>
            </text:list-item>
            <text:list-item>
              <text:p text:style-name="P5">意識層。</text:p>
              <text:list>
                <text:list-item>
                  <text:p text:style-name="P23">人類 的 精神、心理狀態、心理運作、心理機制、心智運作 是 意識層。</text:p>
                  <text:list>
                    <text:list-item>
                      <text:p text:style-name="P24">精神 會受到 意識層 的 系統、機制、體制、框架、架構 影響、作用。</text:p>
                    </text:list-item>
                    <text:list-item>
                      <text:p text:style-name="P25">意識層 的 系統、機制、體制 可以 進行 非監督式學習、預測、模型化。</text:p>
                    </text:list-item>
                    <text:list-item>
                      <text:p text:style-name="P26">如同 肉質層 有 萬物法則、物理定律、化學反應、定數、常數、恆等式。</text:p>
                      <text:list>
                        <text:list-item>
                          <text:p text:style-name="P25">意識層 也有 法則、定律、反應、定數、常數、恆等式、數學模型。</text:p>
                        </text:list-item>
                        <text:list-item>
                          <text:p text:style-name="P25">&lt;?<text:span text:style-name="T1">2&gt;個體 的 意識層 強烈相依於 &lt;_?3_&gt;個體。</text:span></text:p>
                        </text:list-item>
                        <text:list-item>
                          <text:p text:style-name="P27">&lt;?<text:span text:style-name="T1">2&gt;個體 的 </text:span>意識層 有機率 受到 &lt;_?<text:span text:style-name="T2">n_&gt; ~ &lt;_?3_&gt; 投影</text:span>法則 影響。</text:p>
                        </text:list-item>
                      </text:list>
                    </text:list-item>
                    <text:list-item>
                      <text:p text:style-name="P28">精神、心理狀態 能夠 透過 &lt;?<text:span text:style-name="T3">2&gt;意識層法則 </text:span>非監督式學習、預測。</text:p>
                    </text:list-item>
                    <text:list-item>
                      <text:p text:style-name="P28">精神疾病、心理問題 能夠 &lt;?<text:span text:style-name="T3">2&gt;法則 </text:span>非監督式學習、預測、數學模型化。</text:p>
                      <text:list>
                        <text:list-item>
                          <text:p text:style-name="P28">單純 是 意識層 觸發、作用 的 精神疾病 透過 &lt;?<text:span text:style-name="T3">2&gt;意識層法則。</text:span></text:p>
                        </text:list-item>
                        <text:list-item>
                          <text:p text:style-name="P28">單純 是 肉質層 觸發、作用 的 精神疾病 透過 &lt;?<text:span text:style-name="T3">2&gt;</text:span>肉質<text:span text:style-name="T3">層法則。</text:span></text:p>
                        </text:list-item>
                        <text:list-item>
                          <text:p text:style-name="P29">意識層、肉質層 同時 觸發、作用 的 精神疾病 透過 &lt;?<text:span text:style-name="T3">2&gt;法則。</text:span></text:p>
                          <text:list>
                            <text:list-item>
                              <text:p text:style-name="P28">&lt;?<text:span text:style-name="T3">2&gt;法則 是 </text:span>&lt;?<text:span text:style-name="T3">2&gt;意識層法則、</text:span>&lt;?<text:span text:style-name="T3">2&gt;</text:span>肉質<text:span text:style-name="T3">層法則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1"><text:span text:style-name="T200">明顯例子，</text:span>第零層級意識 是（人類認定的）主意識。</text:p>
                  <text:list>
                    <text:list-item>
                      <text:p text:style-name="P122">第零層級意識 是 意識層的 第零層級意識。</text:p>
                    </text:list-item>
                    <text:list-item>
                      <text:p text:style-name="P122">第<text:span text:style-name="T201">a</text:span>層級意識 是 意識層的 第<text:span text:style-name="T201">a</text:span>層級意識。</text:p>
                    </text:list-item>
                    <text:list-item>
                      <text:p text:style-name="P122">第<text:span text:style-name="T201">a</text:span>層級意識 是 某一特定意識層個體的 第<text:span text:style-name="T201">a</text:span>層級意識。</text:p>
                      <text:list>
                        <text:list-item>
                          <text:p text:style-name="P125">n &gt;= a &gt;= u。</text:p>
                          <text:list>
                            <text:list-item>
                              <text:p text:style-name="P125">n 是 該意識層個體的 最高層級意識的 層級。</text:p>
                            </text:list-item>
                            <text:list-item>
                              <text:p text:style-name="P126"><text:span text:style-name="T202">u</text:span> 是 該意識層個體的 最低層級意識的 層級。</text:p>
                            </text:list-item>
                          </text:list>
                        </text:list-item>
                        <text:list-item>
                          <text:p text:style-name="P126">明顯例子，第<text:span text:style-name="T203">0層級意識。</text:span></text:p>
                          <text:list>
                            <text:list-item>
                              <text:p text:style-name="P126">第0層級意識 是 第零層級意識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3"><text:span text:style-name="T200">明顯例子，</text:span>第一層級意識 是（人類認定的）潛意識。</text:p>
                </text:list-item>
                <text:list-item>
                  <text:p text:style-name="P123"><text:span text:style-name="T200">明顯例子，</text:span>第二層級意識（以上）是（人類 認定的）無意識。</text:p>
                </text:list-item>
                <text:list-item>
                  <text:p text:style-name="P111">明顯例子，汽車。</text:p>
                  <text:list>
                    <text:list-item>
                      <text:p text:style-name="P108"><text:span text:style-name="T226">汽車的 外在環境 </text:span><text:span text:style-name="T240">↔</text:span><text:span text:style-name="T230"> </text:span><text:span text:style-name="T226">外在環境</text:span><text:span text:style-name="T230">。</text:span></text:p>
                    </text:list-item>
                    <text:list-item>
                      <text:p text:style-name="P111">汽車的 硬體結構 <text:span text:style-name="T243">↔</text:span><text:span text:style-name="T199"> 肉質層。</text:span></text:p>
                    </text:list-item>
                    <text:list-item>
                      <text:p text:style-name="P115">汽車的 控制系統 <text:span text:style-name="T237">↔</text:span> 第零層級意識。</text:p>
                    </text:list-item>
                    <text:list-item>
                      <text:p text:style-name="P112">汽車的 自動駕駛系統 <text:span text:style-name="T243">↔</text:span><text:span text:style-name="T199"> 第一層級意識</text:span>。</text:p>
                    </text:list-item>
                    <text:list-item>
                      <text:p text:style-name="P113">汽車的 駕駛 <text:span text:style-name="T244">↔</text:span><text:span text:style-name="T198"> 第二層級意識（以上）。</text:span></text:p>
                    </text:list-item>
                  </text:list>
                </text:list-item>
                <text:list-item>
                  <text:p text:style-name="P128">明顯例子，汽車。</text:p>
                  <text:list>
                    <text:list-item>
                      <text:p text:style-name="P129"><text:span text:style-name="T112">汽車的 硬體結構 </text:span><text:span text:style-name="T243">↔</text:span><text:span text:style-name="T116">（人類 認定的）</text:span><text:span text:style-name="T118">肉體、</text:span><text:span text:style-name="T29">（基督教 認定的）</text:span><text:span text:style-name="T185">體</text:span><text:span text:style-name="T116">。</text:span></text:p>
                    </text:list-item>
                    <text:list-item>
                      <text:p text:style-name="P136"><text:span text:style-name="T112">汽車的 </text:span><text:span text:style-name="T17">控制系統</text:span><text:span text:style-name="T112"> </text:span><text:span text:style-name="T237">↔</text:span><text:span text:style-name="T112">（人類 認定的）意識</text:span><text:span text:style-name="T118">、</text:span><text:span text:style-name="T17">（基督教 認定的）</text:span><text:span text:style-name="T185">魂</text:span><text:span text:style-name="T112">。</text:span></text:p>
                    </text:list-item>
                    <text:list-item>
                      <text:p text:style-name="P130"><text:span text:style-name="T112">汽車的 自動駕駛系統 </text:span><text:span text:style-name="T243">↔</text:span><text:span text:style-name="T116">（人類 認定的）潛意識</text:span><text:span text:style-name="T112">。</text:span></text:p>
                    </text:list-item>
                    <text:list-item>
                      <text:p text:style-name="P131"><text:span text:style-name="T17">汽車的 </text:span><text:span text:style-name="T112">駕駛 </text:span><text:span text:style-name="T244">↔</text:span><text:span text:style-name="T117"> 松果體、操作（松果體 的）個體。</text:span><text:span text:style-name="T148">（</text:span><text:span text:style-name="T161">遙視系統 </text:span><text:span text:style-name="T162">的描述</text:span><text:span text:style-name="T148">在 </text:span><text:span text:style-name="T149">_</text:span><text:span text:style-name="T148"> 文件</text:span><text:span text:style-name="T162">群</text:span><text:span text:style-name="T148">的 </text:span><text:span text:style-name="T150">輝光</text:span><text:span text:style-name="T148">）</text:span></text:p>
                      <text:list>
                        <text:list-item>
                          <text:p text:style-name="P132"><text:span text:style-name="T112">汽車的 車窗、排檔、方向盤、油門踏板、煞車踏板 </text:span><text:span text:style-name="T244">↔</text:span><text:span text:style-name="T117"> 松果體的 盲視。</text:span><text:span text:style-name="T152">、遙視系統</text:span></text:p>
                        </text:list-item>
                        <text:list-item>
                          <text:p text:style-name="P133"><text:span text:style-name="T17">汽車</text:span><text:span text:style-name="T112"> </text:span><text:span text:style-name="T244">↔</text:span><text:span text:style-name="T117"> 作業系統。</text:span><text:span text:style-name="T152">（明顯例子</text:span><text:span text:style-name="T146">，</text:span><text:span text:style-name="T147">Linux</text:span><text:span text:style-name="T152">作業系統、</text:span><text:span text:style-name="T147">Windows</text:span><text:span text:style-name="T152">作業系統）</text:span></text:p>
                          <text:list>
                            <text:list-item>
                              <text:p text:style-name="P134"><text:span text:style-name="T117">松果體</text:span><text:span text:style-name="T112"> </text:span><text:span text:style-name="T244">↔</text:span><text:span text:style-name="T117"> 電腦。</text:span><text:span text:style-name="T152">（</text:span><text:span text:style-name="T153">（人類 認定的）阿卡西記錄</text:span><text:span text:style-name="T151"> </text:span><text:span text:style-name="T173">↔</text:span><text:span text:style-name="T159">（</text:span><text:span text:style-name="T152">電腦 的</text:span><text:span text:style-name="T159">）</text:span><text:span text:style-name="T152">快取、資料庫）</text:span></text:p>
                            </text:list-item>
                            <text:list-item>
                              <text:p text:style-name="P134"><text:span text:style-name="T117">松果體的 盲視</text:span><text:span text:style-name="T112"> </text:span><text:span text:style-name="T244">↔</text:span><text:span text:style-name="T117"> 螢幕畫面。</text:span><text:span text:style-name="T159">（</text:span><text:span text:style-name="T152">松果體的 遙視系統</text:span><text:span text:style-name="T151"> </text:span><text:span text:style-name="T173">↔</text:span><text:span text:style-name="T152"> 匯流排</text:span><text:span text:style-name="T145">、影</text:span><text:span text:style-name="T152">片</text:span><text:span text:style-name="T145">撥放器</text:span><text:span text:style-name="T159">）</text:span></text:p>
                            </text:list-item>
                            <text:list-item>
                              <text:p text:style-name="P144"><text:span text:style-name="T176">操作（松果體 的）個體</text:span><text:span text:style-name="T175"> </text:span><text:span text:style-name="T246">↔</text:span><text:span text:style-name="T176"> 使用者。</text:span><text:span text:style-name="T156">（（人類 認定的）世界</text:span><text:span text:style-name="T157"> </text:span><text:span text:style-name="T174">↔</text:span><text:span text:style-name="T158"> 網路、網頁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<text:span text:style-name="T17">導航、GPS、人造衛星、衛星、星星 </text:span><text:span text:style-name="T243">↔</text:span><text:span text:style-name="T29">（基督教 認定的）聖靈</text:span><text:span text:style-name="T118">、</text:span><text:span text:style-name="T185">靈</text:span><text:span text:style-name="T116">。</text:span></text:p>
                      <text:list>
                        <text:list-item>
                          <text:p text:style-name="P135"><text:span text:style-name="T185">（正在、已經）安裝、接收 </text:span><text:span text:style-name="T17">導航、GPS（</text:span><text:span text:style-name="T112">的 汽車</text:span><text:span text:style-name="T17">）</text:span><text:span text:style-name="T243">↔</text:span><text:span text:style-name="T185">（基督教 認定的）</text:span><text:span text:style-name="T235">充滿聖靈</text:span><text:span text:style-name="T185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89"><text:span text:style-name="T206">（剩餘內容在 本文件的 </text:span><text:span text:style-name="T190">型態層級</text:span><text:span text:style-name="T206">）</text:span></text:p>
                </text:list-item>
              </text:list>
            </text:list-item>
            <text:list-item>
              <text:p text:style-name="P147">明顯例子，假定，某一特定桌布 是 三維個體。</text:p>
              <text:list>
                <text:list-item>
                  <text:p text:style-name="P147">假定，該桌布 是 懸空狀態、漂浮狀態。</text:p>
                </text:list-item>
                <text:list-item>
                  <text:p text:style-name="P147">假定，該桌布的 邊緣 被固定。</text:p>
                </text:list-item>
                <text:list-item>
                  <text:p text:style-name="P147">假定，該桌布 是 彈性體。</text:p>
                </text:list-item>
                <text:list-item>
                  <text:p text:style-name="P147">該桌布的 表面 是 二維。</text:p>
                </text:list-item>
                <text:list-item>
                  <text:p text:style-name="P147">假定，空氣 包覆 該桌布。</text:p>
                </text:list-item>
                <text:list-item>
                  <text:p text:style-name="P147">假定，某一特定個體 放進 該桌布。</text:p>
                  <text:list>
                    <text:list-item>
                      <text:p text:style-name="P147">該個體（讓，該桌布）產生、形成 某一特定凹陷。</text:p>
                    </text:list-item>
                    <text:list-item>
                      <text:p text:style-name="P148">該個體<text:span text:style-name="T108"> </text:span><text:span text:style-name="T245">↔</text:span><text:span text:style-name="T108"> 真身、本體。</text:span></text:p>
                      <text:list>
                        <text:list-item>
                          <text:p text:style-name="P148"><text:span text:style-name="T108">該凹陷 </text:span><text:span text:style-name="T245">↔</text:span><text:span text:style-name="T108">（真身、本體 的）投影。</text:span></text:p>
                        </text:list-item>
                        <text:list-item>
                          <text:p text:style-name="P148"><text:span text:style-name="T108">該凹陷 包覆的 空氣 </text:span><text:span text:style-name="T245">↔</text:span><text:span text:style-name="T108">（真身、本體 的）投影的 內在物質。</text:span></text:p>
                          <text:list>
                            <text:list-item>
                              <text:p text:style-name="P270">包覆 是 開放型包覆、封閉型包覆。</text:p>
                              <text:list>
                                <text:list-item>
                                  <text:p text:style-name="P270">開放型包覆 是 有開口的 包覆。</text:p>
                                  <text:list>
                                    <text:list-item>
                                      <text:p text:style-name="P270">開放型包覆 的 明顯例子，C、E、U、二、八。</text:p>
                                    </text:list-item>
                                  </text:list>
                                </text:list-item>
                                <text:list-item>
                                  <text:p text:style-name="P271">封閉型包覆 是 沒有開口的 包覆。</text:p>
                                  <text:list>
                                    <text:list-item>
                                      <text:p text:style-name="P272">封閉型包覆 的 明顯例子，B、D、O、口、凹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9"><text:span text:style-name="T108">該凹陷 沒有包覆的 空氣 </text:span><text:span text:style-name="T245">↔</text:span><text:span text:style-name="T108">（真身、本體 的）投影的 外在環境。</text:span></text:p>
                        </text:list-item>
                      </text:list>
                    </text:list-item>
                    <text:list-item>
                      <text:p text:style-name="P149">該個體<text:span text:style-name="T108"> </text:span><text:span text:style-name="T245">↔</text:span><text:span text:style-name="T108"> 某一特定人類個體的 真身、本體。</text:span></text:p>
                      <text:list>
                        <text:list-item>
                          <text:p text:style-name="P149"><text:span text:style-name="T108">該凹陷 </text:span><text:span text:style-name="T245">↔</text:span><text:span text:style-name="T108"> 該人類個體。</text:span></text:p>
                        </text:list-item>
                        <text:list-item>
                          <text:p text:style-name="P150"><text:span text:style-name="T108">該凹陷</text:span><text:span text:style-name="T220">（的 第0層）</text:span><text:span text:style-name="T108">包覆的 空氣 </text:span><text:span text:style-name="T245">↔</text:span><text:span text:style-name="T108"> 該人類個體的 肺部</text:span><text:span text:style-name="T271">、肌肉、神經元</text:span><text:span text:style-name="T108">。</text:span></text:p>
                        </text:list-item>
                        <text:list-item>
                          <text:p text:style-name="P149"><text:span text:style-name="T108">該凹陷 沒有包覆的 空氣 </text:span><text:span text:style-name="T245">↔</text:span><text:span text:style-name="T108">（該人類個體 周遭的、以外的）大氣、地磁、陽光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1">明顯例子，假定，某一特定桌布 是 三維個體。</text:p>
              <text:list>
                <text:list-item>
                  <text:p text:style-name="P151">假定，該桌布 是 懸空狀態、漂浮狀態。</text:p>
                </text:list-item>
                <text:list-item>
                  <text:p text:style-name="P151">假定，該桌布的 邊緣 被固定。</text:p>
                </text:list-item>
                <text:list-item>
                  <text:p text:style-name="P151">假定，該桌布 是 彈性體。</text:p>
                </text:list-item>
                <text:list-item>
                  <text:p text:style-name="P151">該桌布的 表面 是 二維。</text:p>
                </text:list-item>
                <text:list-item>
                  <text:p text:style-name="P171"><text:span text:style-name="T112">假定，第</text:span><text:span text:style-name="T30">i</text:span><text:span text:style-name="T112">個個體 放進 該桌布。</text:span></text:p>
                  <text:list>
                    <text:list-item>
                      <text:p text:style-name="P212"><text:span text:style-name="T210">∞</text:span><text:span text:style-name="T30"> </text:span><text:span text:style-name="T17">&gt; </text:span><text:span text:style-name="T30">i </text:span><text:span text:style-name="T17">&gt; 0</text:span><text:span text:style-name="T112">。</text:span></text:p>
                    </text:list-item>
                    <text:list-item>
                      <text:p text:style-name="P171"><text:span text:style-name="T112">第</text:span><text:span text:style-name="T30">i</text:span><text:span text:style-name="T112">個個體 被</text:span><text:span text:style-name="T119">放入、被</text:span><text:span text:style-name="T112">陷入 該桌布。</text:span></text:p>
                    </text:list-item>
                    <text:list-item>
                      <text:p text:style-name="P171"><text:span text:style-name="T112">第</text:span><text:span text:style-name="T30">i</text:span><text:span text:style-name="T112">個個體（讓，該桌布）產生、形成 第</text:span><text:span text:style-name="T31">i</text:span><text:span text:style-name="T112">個凹陷。</text:span></text:p>
                      <text:list>
                        <text:list-item>
                          <text:p text:style-name="P154">第i個個體 的 明顯例子，空氣、水、土、粒子、磁場、電場、力、光、人類、空間。</text:p>
                        </text:list-item>
                      </text:list>
                    </text:list-item>
                    <text:list-item>
                      <text:p text:style-name="P171"><text:span text:style-name="T112">第</text:span><text:span text:style-name="T30">i</text:span><text:span text:style-name="T112">個凹陷 不是 二維個體、該桌布的表面。</text:span></text:p>
                    </text:list-item>
                    <text:list-item>
                      <text:p text:style-name="P171"><text:span text:style-name="T112">第</text:span><text:span text:style-name="T30">i</text:span><text:span text:style-name="T112">個凹陷 是 三維個體。</text:span></text:p>
                    </text:list-item>
                    <text:list-item>
                      <text:p text:style-name="P151">假定，空氣 包覆 該桌布。</text:p>
                      <text:list>
                        <text:list-item>
                          <text:p text:style-name="P151">第<text:span text:style-name="T17">i個</text:span>凹陷 蘊含 空氣。</text:p>
                        </text:list-item>
                        <text:list-item>
                          <text:p text:style-name="P151">假定，<text:span text:style-name="T17">第i</text:span>個個體 輕於、密度小於、比重小於 空氣。</text:p>
                          <text:list>
                            <text:list-item>
                              <text:p text:style-name="P151"><text:span text:style-name="T17">第i個</text:span>個體 上浮。</text:p>
                            </text:list-item>
                            <text:list-item>
                              <text:p text:style-name="P152"><text:span text:style-name="T17">第i個凹陷 是 向上型凹陷、</text:span><text:span text:style-name="T269">Λ</text:span><text:span text:style-name="T76">形狀</text:span><text:span text:style-name="T268">型凹陷。</text:span></text:p>
                            </text:list-item>
                          </text:list>
                        </text:list-item>
                        <text:list-item>
                          <text:p text:style-name="P152">假定，<text:span text:style-name="T17">第i</text:span>個個體 重於、密度大於、比重大於 空氣。</text:p>
                          <text:list>
                            <text:list-item>
                              <text:p text:style-name="P152"><text:span text:style-name="T17">第i個</text:span>個體 下降。</text:p>
                            </text:list-item>
                            <text:list-item>
                              <text:p text:style-name="P152"><text:span text:style-name="T17">第i個凹陷 是 向下型凹陷、V</text:span><text:span text:style-name="T76">形狀</text:span><text:span text:style-name="T268">型凹陷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1"><text:span text:style-name="T112">假定，第</text:span><text:span text:style-name="T30">i</text:span><text:span text:style-name="T112">個凹陷的 厚度、深度 是</text:span><text:span text:style-name="T17"> </text:span><text:span text:style-name="T32">d</text:span><text:span text:style-name="T120">。</text:span></text:p>
                      <text:list>
                        <text:list-item>
                          <text:p text:style-name="P155">假定，每一層的 厚度 相同。</text:p>
                          <text:list>
                            <text:list-item>
                              <text:p text:style-name="P171"><text:span text:style-name="T120">每一層的 厚度 都是</text:span><text:span text:style-name="T32"> </text:span><text:span text:style-name="T33">e</text:span><text:span text:style-name="T120">。</text:span></text:p>
                            </text:list-item>
                          </text:list>
                        </text:list-item>
                        <text:list-item>
                          <text:p text:style-name="P171"><text:span text:style-name="T120">假定，第</text:span><text:span text:style-name="T30">i</text:span><text:span text:style-name="T120">個凹陷</text:span><text:span text:style-name="T32"> 總共有</text:span><text:span text:style-name="T33">f</text:span><text:span text:style-name="T32">層、可以分為</text:span><text:span text:style-name="T33">f</text:span><text:span text:style-name="T32">等分</text:span><text:span text:style-name="T120">。</text:span></text:p>
                          <text:list>
                            <text:list-item>
                              <text:p text:style-name="P213"><text:span text:style-name="T32">f </text:span><text:span text:style-name="T17">=</text:span><text:span text:style-name="T32">（d / e）</text:span><text:span text:style-name="T112">。</text:span></text:p>
                            </text:list-item>
                          </text:list>
                        </text:list-item>
                        <text:list-item>
                          <text:p text:style-name="P171"><text:span text:style-name="T112">第</text:span><text:span text:style-name="T30">i</text:span><text:span text:style-name="T112">個凹陷的 </text:span><text:span text:style-name="T18">第</text:span><text:span text:style-name="T34">a</text:span><text:span text:style-name="T18">層級型態 是，</text:span><text:span text:style-name="T112">第</text:span><text:span text:style-name="T30">i</text:span><text:span text:style-name="T112">個</text:span><text:span text:style-name="T18">凹陷的 第</text:span><text:span text:style-name="T34">a層</text:span><text:span text:style-name="T120">。</text:span></text:p>
                          <text:list>
                            <text:list-item>
                              <text:p text:style-name="P171"><text:span text:style-name="T120">明顯例子，</text:span><text:span text:style-name="T112">第</text:span><text:span text:style-name="T30">i</text:span><text:span text:style-name="T112">個凹陷</text:span><text:span text:style-name="T120">的 肉質層</text:span><text:span text:style-name="T32">、第0層</text:span><text:span text:style-name="T120">級型態 是 第</text:span><text:span text:style-name="T30">i</text:span><text:span text:style-name="T120">個凹陷的 第</text:span><text:span text:style-name="T35">0</text:span><text:span text:style-name="T120">層。</text:span></text:p>
                            </text:list-item>
                            <text:list-item>
                              <text:p text:style-name="P171"><text:span text:style-name="T112">明顯例子，第</text:span><text:span text:style-name="T30">i</text:span><text:span text:style-name="T112">個凹陷的 意識層</text:span><text:span text:style-name="T32">、第</text:span><text:span text:style-name="T35">1</text:span><text:span text:style-name="T32">層</text:span><text:span text:style-name="T120">級型態</text:span><text:span text:style-name="T112"> 是</text:span><text:span text:style-name="T120"> 第</text:span><text:span text:style-name="T30">i</text:span><text:span text:style-name="T120">個凹陷的 第</text:span><text:span text:style-name="T35">1</text:span><text:span text:style-name="T120">層</text:span><text:span text:style-name="T112">。</text:span></text:p>
                            </text:list-item>
                          </text:list>
                        </text:list-item>
                        <text:list-item>
                          <text:p text:style-name="P171"><text:span text:style-name="T112">第</text:span><text:span text:style-name="T30">i</text:span><text:span text:style-name="T112">個凹陷</text:span><text:span text:style-name="T120">的 </text:span><text:span text:style-name="T32">第</text:span><text:span text:style-name="T51">a</text:span><text:span text:style-name="T32">層</text:span><text:span text:style-name="T120">級型態的 內在物質 </text:span><text:span text:style-name="T245">↔</text:span><text:span text:style-name="T45"> </text:span><text:span text:style-name="T120">第</text:span><text:span text:style-name="T30">i</text:span><text:span text:style-name="T120">個凹陷的 第</text:span><text:span text:style-name="T51">a</text:span><text:span text:style-name="T120">層 蘊含的 空氣。</text:span></text:p>
                          <text:list>
                            <text:list-item>
                              <text:p text:style-name="P172"><text:span text:style-name="T120">明顯例子，假定，第</text:span><text:span text:style-name="T30">i</text:span><text:span text:style-name="T120">個凹陷的 第</text:span><text:span text:style-name="T52">0</text:span><text:span text:style-name="T120">層 蘊</text:span><text:span text:style-name="T32">含 </text:span><text:span text:style-name="T52">50%</text:span><text:span text:style-name="T32">氮氣、</text:span><text:span text:style-name="T52">50%氧氣</text:span><text:span text:style-name="T120">。</text:span></text:p>
                              <text:list>
                                <text:list-item>
                                  <text:p text:style-name="P173"><text:span text:style-name="T112">第</text:span><text:span text:style-name="T30">i</text:span><text:span text:style-name="T112">個凹陷</text:span><text:span text:style-name="T120">的 肉質層的 內在物質 由 </text:span><text:span text:style-name="T52">50%</text:span><text:span text:style-name="T32">氮氣、</text:span><text:span text:style-name="T52">50%氧氣 組成</text:span><text:span text:style-name="T120">。</text:span></text:p>
                                </text:list-item>
                              </text:list>
                            </text:list-item>
                            <text:list-item>
                              <text:p text:style-name="P173"><text:span text:style-name="T120">明顯例子，假定，第</text:span><text:span text:style-name="T30">i</text:span><text:span text:style-name="T120">個</text:span><text:span text:style-name="T52">個體 是 人類個體</text:span><text:span text:style-name="T120">。</text:span></text:p>
                              <text:list>
                                <text:list-item>
                                  <text:p text:style-name="P174"><text:span text:style-name="T120">第</text:span><text:span text:style-name="T30">i</text:span><text:span text:style-name="T120">個凹陷的 肉質層的 內在物質 有 肺部、肌肉、神經元。</text:span></text:p>
                                </text:list-item>
                                <text:list-item>
                                  <text:p text:style-name="P174"><text:span text:style-name="T120">第</text:span><text:span text:style-name="T30">i</text:span><text:span text:style-name="T120">個凹陷的 第</text:span><text:span text:style-name="T52">0</text:span><text:span text:style-name="T120">層 蘊</text:span><text:span text:style-name="T32">含 </text:span><text:span text:style-name="T112">肺部、肌肉</text:span><text:span text:style-name="T120">、神經元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1"><text:span text:style-name="T112">第</text:span><text:span text:style-name="T30">i</text:span><text:span text:style-name="T112">個凹陷的 </text:span><text:span text:style-name="T18">層級型態</text:span><text:span text:style-name="T112">，</text:span><text:span text:style-name="T33">f</text:span><text:span text:style-name="T32"> </text:span><text:span text:style-name="T211">≥</text:span><text:span text:style-name="T36"> a </text:span><text:span text:style-name="T37">&gt; -</text:span><text:span text:style-name="T212">∞</text:span><text:span text:style-name="T112">。</text:span></text:p>
                        </text:list-item>
                        <text:list-item>
                          <text:p text:style-name="P214"><text:span text:style-name="T17">d </text:span><text:span text:style-name="T112">越大，層數越多。</text:span></text:p>
                        </text:list-item>
                        <text:list-item>
                          <text:p text:style-name="P214"><text:span text:style-name="T17">e </text:span><text:span text:style-name="T112">越小，層數越多、能夠攜帶資訊的空間越小、能夠攜帶的資訊量越少。</text:span></text:p>
                        </text:list-item>
                        <text:list-item>
                          <text:p text:style-name="P156">資料壓縮技術 越高，所需的 能夠攜帶資訊的空間 越小，能夠攜帶的資訊量 越多。</text:p>
                        </text:list-item>
                        <text:list-item>
                          <text:p text:style-name="P215"><text:span text:style-name="T17">第i個個體 </text:span><text:span text:style-name="T112">不是 常數、固定不變</text:span><text:span text:style-name="T17">。</text:span></text:p>
                          <text:list>
                            <text:list-item>
                              <text:p text:style-name="P215"><text:span text:style-name="T38">第i個凹陷、</text:span><text:span text:style-name="T17">d、e </text:span><text:span text:style-name="T112">不是 常數、固定不變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1">凹陷的 邊界 是 無窮遠。</text:p>
                      <text:list>
                        <text:list-item>
                          <text:p text:style-name="P151">凹陷的 可視化型邊界 是 個體邊界。</text:p>
                        </text:list-item>
                        <text:list-item>
                          <text:p text:style-name="P151">明顯例子，假定，某一特定凹陷 是 某一特定人類個體。</text:p>
                          <text:list>
                            <text:list-item>
                              <text:p text:style-name="P171"><text:span text:style-name="T112">該凹陷的 第</text:span><text:span text:style-name="T17">0</text:span><text:span text:style-name="T112">層 是 該人類個體的 肉質層。</text:span></text:p>
                            </text:list-item>
                            <text:list-item>
                              <text:p text:style-name="P171"><text:span text:style-name="T112">該凹陷的 第</text:span><text:span text:style-name="T17">0</text:span><text:span text:style-name="T112">層的 可視化型邊界 是 該人類個體的 肉質層的 皮膚、體熱。</text:span></text:p>
                            </text:list-item>
                            <text:list-item>
                              <text:p text:style-name="P174"><text:span text:style-name="T112">該凹陷的 第</text:span><text:span text:style-name="T17">0</text:span><text:span text:style-name="T112">層的 內在物質 是 該人類個體的 肉質層的 肺部、肌肉</text:span><text:span text:style-name="T120">、神經元</text:span><text:span text:style-name="T112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1"><text:span text:style-name="T112">第</text:span><text:span text:style-name="T30">i</text:span><text:span text:style-name="T112">個凹陷的 真身、本體 是 第</text:span><text:span text:style-name="T30">i</text:span><text:span text:style-name="T112">個個體。</text:span></text:p>
                      <text:list>
                        <text:list-item>
                          <text:p text:style-name="P151">假定，從 該桌布，拿走、移出 第一個個體。</text:p>
                          <text:list>
                            <text:list-item>
                              <text:p text:style-name="P171"><text:span text:style-name="T112">第</text:span><text:span text:style-name="T30">i</text:span><text:span text:style-name="T112">個凹陷 消失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1"><text:span text:style-name="T17">第i個個</text:span><text:span text:style-name="T112">體 有機率 移動、自旋、運動。</text:span></text:p>
                    </text:list-item>
                    <text:list-item>
                      <text:p text:style-name="P151">假定，空氣 包覆 該桌布。</text:p>
                      <text:list>
                        <text:list-item>
                          <text:p text:style-name="P151">凹陷 蘊含 空氣。</text:p>
                          <text:list>
                            <text:list-item>
                              <text:p text:style-name="P151">凹陷的 每一層的 空氣的 成分、結構、材料特性 有機率 不同。</text:p>
                            </text:list-item>
                            <text:list-item>
                              <text:p text:style-name="P151">凹陷的 每一層的 凹陷個體的 本能、傳承 有機率 不同。</text:p>
                              <text:list>
                                <text:list-item>
                                  <text:p text:style-name="P171"><text:span text:style-name="T112">明顯例子，</text:span><text:span text:style-name="T17">第a層個體、第b層</text:span><text:span text:style-name="T112">個體 的 本能、傳承 有機率 不同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1">凹陷 之間 會互相吸引。</text:p>
                      <text:list>
                        <text:list-item>
                          <text:p text:style-name="P151">明顯例子，（人類 認定的）萬有引力。</text:p>
                        </text:list-item>
                        <text:list-item>
                          <text:p text:style-name="P151">已知，凹陷的 邊界 是 無窮遠。</text:p>
                          <text:list>
                            <text:list-item>
                              <text:p text:style-name="P151">不同凹陷 之間的 距離 越近，部分 合併、融合 越明顯。</text:p>
                            </text:list-item>
                            <text:list-item>
                              <text:p text:style-name="P171"><text:span text:style-name="T112">層級</text:span><text:span text:style-name="T120">型態 越低，</text:span><text:span text:style-name="T17">部分合併現象 越明顯</text:span><text:span text:style-name="T112">。</text:span></text:p>
                              <text:list>
                                <text:list-item>
                                  <text:p text:style-name="P151">部分合併現象，肉質層 更明顯於 意識層。</text:p>
                                </text:list-item>
                                <text:list-item>
                                  <text:p text:style-name="P171"><text:span text:style-name="T112">部分合併現象，</text:span><text:span text:style-name="T39">第a層</text:span><text:span text:style-name="T112"> 更明顯於 </text:span><text:span text:style-name="T39">第（a+1）層</text:span><text:span text:style-name="T112">。</text:span></text:p>
                                </text:list-item>
                                <text:list-item>
                                  <text:p text:style-name="P171"><text:span text:style-name="T112">部分合併現象，</text:span><text:span text:style-name="T39">第a</text:span><text:span text:style-name="T32">層</text:span><text:span text:style-name="T120">級型態</text:span><text:span text:style-name="T112"> 更明顯於 </text:span><text:span text:style-name="T39">第（a+1）</text:span><text:span text:style-name="T32">層</text:span><text:span text:style-name="T120">級型態</text:span><text:span text:style-name="T112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1">凹陷 有機率 完全 合併、融合。</text:p>
                          <text:list>
                            <text:list-item>
                              <text:p text:style-name="P171"><text:span text:style-name="T112">假定，第</text:span><text:span text:style-name="T17">j個個體、第k</text:span><text:span text:style-name="T112">個個體（都是）重於 空氣。</text:span></text:p>
                            </text:list-item>
                            <text:list-item>
                              <text:p text:style-name="P171"><text:span text:style-name="T112">假定，第</text:span><text:span text:style-name="T40">j</text:span><text:span text:style-name="T112">個凹陷、第</text:span><text:span text:style-name="T40">k</text:span><text:span text:style-name="T112">個凹陷 完全 合併、融合。</text:span></text:p>
                            </text:list-item>
                            <text:list-item>
                              <text:p text:style-name="P175"><text:span text:style-name="T112">假定，第</text:span><text:span text:style-name="T40">j</text:span><text:span text:style-name="T112">個凹陷的 深度 是</text:span><text:span text:style-name="T17"> </text:span><text:span text:style-name="T57">d</text:span><text:span text:style-name="T249">j</text:span><text:span text:style-name="T112">。</text:span></text:p>
                            </text:list-item>
                            <text:list-item>
                              <text:p text:style-name="P175"><text:span text:style-name="T112">假定，第</text:span><text:span text:style-name="T41">k</text:span><text:span text:style-name="T112">個凹陷的 深度 是</text:span><text:span text:style-name="T17"> </text:span><text:span text:style-name="T57">d</text:span><text:span text:style-name="T249">k</text:span><text:span text:style-name="T112">。</text:span></text:p>
                            </text:list-item>
                            <text:list-item>
                              <text:p text:style-name="P171"><text:span text:style-name="T112">假定，合併後的 凹陷 是 第</text:span><text:span text:style-name="T42">j</text:span><text:span text:style-name="T41">k</text:span><text:span text:style-name="T112">個凹陷。</text:span></text:p>
                            </text:list-item>
                            <text:list-item>
                              <text:p text:style-name="P175"><text:span text:style-name="T112">假定，第</text:span><text:span text:style-name="T42">j</text:span><text:span text:style-name="T41">k</text:span><text:span text:style-name="T112">個凹陷的 深度 是 </text:span><text:span text:style-name="T57">d</text:span><text:span text:style-name="T250">j、</text:span><text:span text:style-name="T249">k</text:span><text:span text:style-name="T121">。</text:span></text:p>
                            </text:list-item>
                            <text:list-item>
                              <text:p text:style-name="P175"><text:span text:style-name="T112">第</text:span><text:span text:style-name="T44">j</text:span><text:span text:style-name="T112">個個體的 位置</text:span><text:span text:style-name="T17"> 從 </text:span><text:span text:style-name="T57">d</text:span><text:span text:style-name="T249">j</text:span><text:span text:style-name="T17"> 掉</text:span><text:span text:style-name="T112">落到、進入到 </text:span><text:span text:style-name="T57">d</text:span><text:span text:style-name="T250">j、</text:span><text:span text:style-name="T249">k</text:span><text:span text:style-name="T112">。</text:span></text:p>
                            </text:list-item>
                            <text:list-item>
                              <text:p text:style-name="P175"><text:span text:style-name="T112">第</text:span><text:span text:style-name="T17">k</text:span><text:span text:style-name="T112">個個體的 位置 </text:span><text:span text:style-name="T17">從 </text:span><text:span text:style-name="T57">d</text:span><text:span text:style-name="T249">k</text:span><text:span text:style-name="T17"> 掉</text:span><text:span text:style-name="T112">落到、進入到 </text:span><text:span text:style-name="T57">d</text:span><text:span text:style-name="T250">j、</text:span><text:span text:style-name="T249">k</text:span><text:span text:style-name="T112">。</text:span></text:p>
                            </text:list-item>
                            <text:list-item>
                              <text:p text:style-name="P171"><text:span text:style-name="T120">假定，</text:span><text:span text:style-name="T112">第</text:span><text:span text:style-name="T40">j</text:span><text:span text:style-name="T112">個凹陷、第</text:span><text:span text:style-name="T40">k</text:span><text:span text:style-name="T112">個凹陷 的 </text:span><text:span text:style-name="T120">每一層的 厚度 相同</text:span><text:span text:style-name="T112">。</text:span></text:p>
                              <text:list>
                                <text:list-item>
                                  <text:p text:style-name="P171"><text:span text:style-name="T120">假定，每一層的 厚度 都是</text:span><text:span text:style-name="T32"> e</text:span><text:span text:style-name="T112">。</text:span></text:p>
                                  <text:list>
                                    <text:list-item>
                                      <text:p text:style-name="P171"><text:span text:style-name="T17">第j</text:span><text:span text:style-name="T112">個凹陷 有 </text:span><text:span text:style-name="T57">f</text:span><text:span text:style-name="T249">j</text:span><text:span text:style-name="T59">、</text:span><text:span text:style-name="T112">（</text:span><text:span text:style-name="T57">d</text:span><text:span text:style-name="T249">j</text:span><text:span text:style-name="T17"> / </text:span><text:span text:style-name="T32">e</text:span><text:span text:style-name="T112">）層。</text:span></text:p>
                                    </text:list-item>
                                    <text:list-item>
                                      <text:p text:style-name="P171"><text:span text:style-name="T17">第</text:span><text:span text:style-name="T58">k</text:span><text:span text:style-name="T112">個凹陷 有 </text:span><text:span text:style-name="T57">f</text:span><text:span text:style-name="T249">k</text:span><text:span text:style-name="T59">、</text:span><text:span text:style-name="T112">（</text:span><text:span text:style-name="T57">d</text:span><text:span text:style-name="T249">k</text:span><text:span text:style-name="T17"> / </text:span><text:span text:style-name="T32">e</text:span><text:span text:style-name="T112">）層。</text:span></text:p>
                                    </text:list-item>
                                    <text:list-item>
                                      <text:p text:style-name="P176"><text:span text:style-name="T17">第</text:span><text:span text:style-name="T43">jk</text:span><text:span text:style-name="T112">個凹陷 有 </text:span><text:span text:style-name="T57">f</text:span><text:span text:style-name="T249">j、k</text:span><text:span text:style-name="T122">、</text:span><text:span text:style-name="T112">（</text:span><text:span text:style-name="T57">d</text:span><text:span text:style-name="T249">j、k</text:span><text:span text:style-name="T17"> / </text:span><text:span text:style-name="T32">e</text:span><text:span text:style-name="T112">）層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75"><text:span text:style-name="T57">f</text:span><text:span text:style-name="T249">j、k</text:span><text:span text:style-name="T17"> </text:span><text:span text:style-name="T87">&gt; </text:span><text:span text:style-name="T57">f</text:span><text:span text:style-name="T249">j</text:span><text:span text:style-name="T17"> </text:span><text:span text:style-name="T87">&gt; </text:span><text:span text:style-name="T57">f</text:span><text:span text:style-name="T249">k</text:span><text:span text:style-name="T112">。</text:span></text:p>
                                </text:list-item>
                                <text:list-item>
                                  <text:p text:style-name="P151">合併、融合 之後，層數 增加。</text:p>
                                  <text:list>
                                    <text:list-item>
                                      <text:p text:style-name="P177"><text:span text:style-name="T112">第</text:span><text:span text:style-name="T42">j</text:span><text:span text:style-name="T41">k</text:span><text:span text:style-name="T112">個個體（總共）有 </text:span><text:span text:style-name="T57">f</text:span><text:span text:style-name="T249">j、k</text:span><text:span text:style-name="T112">個</text:span><text:span text:style-name="T32">層</text:span><text:span text:style-name="T120">級型態</text:span><text:span text:style-name="T112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71"><text:span text:style-name="T112">假定，第</text:span><text:span text:style-name="T40">j</text:span><text:span text:style-name="T112">個個體、第</text:span><text:span text:style-name="T40">k</text:span><text:span text:style-name="T112">個個體 是 液體。</text:span></text:p>
                              <text:list>
                                <text:list-item>
                                  <text:p text:style-name="P171"><text:span text:style-name="T17">第j個個體、第k</text:span><text:span text:style-name="T112">個個體 有機率 相溶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1">凹陷的 開始合併的順序 是 由低至高型合併。</text:p>
                          <text:list>
                            <text:list-item>
                              <text:p text:style-name="P171"><text:span text:style-name="T112">明顯例子，</text:span><text:span text:style-name="T17">第</text:span><text:span text:style-name="T39">j個凹陷、第k個凹陷 的 第a層 </text:span><text:span text:style-name="T123">先 開始合併。</text:span></text:p>
                              <text:list>
                                <text:list-item>
                                  <text:p text:style-name="P171"><text:span text:style-name="T123">之後 才會接著 開始合併，</text:span><text:span text:style-name="T17">第</text:span><text:span text:style-name="T39">j個凹陷、第k個凹陷 的 第（a+1）層</text:span><text:span text:style-name="T123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1"><text:span text:style-name="T124">凹陷的 合併方式 是 </text:span><text:span text:style-name="T123">連續型合併。</text:span></text:p>
                          <text:list>
                            <text:list-item>
                              <text:p text:style-name="P171"><text:span text:style-name="T123">明顯例子，</text:span><text:span text:style-name="T17">第</text:span><text:span text:style-name="T39">j個凹陷、第k個凹陷 的 第a層 正在</text:span><text:span text:style-name="T123">合併的 同時。</text:span></text:p>
                              <text:list>
                                <text:list-item>
                                  <text:p text:style-name="P171"><text:span text:style-name="T17">第</text:span><text:span text:style-name="T39">j個凹陷、第k個凹陷 的 第（a+1）層（有機率）也正在 合併</text:span><text:span text:style-name="T123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1"><text:span text:style-name="T39">第</text:span><text:span text:style-name="T60">j個個體、第k個</text:span><text:span text:style-name="T125">個體 有機率（不透過</text:span><text:span text:style-name="T60"> 第j個凹陷、第k個</text:span><text:span text:style-name="T125">凹陷，）直接型交互作用</text:span><text:span text:style-name="T39">。</text:span></text:p>
                      <text:list>
                        <text:list-item>
                          <text:p text:style-name="P171"><text:span text:style-name="T39">明顯例子，第</text:span><text:span text:style-name="T60">j個個體、第k個</text:span><text:span text:style-name="T125">個體 使用 光、力、聲音、布的波動 直接型交互作用</text:span></text:p>
                          <text:list>
                            <text:list-item>
                              <text:p text:style-name="P171"><text:span text:style-name="T112">聲音 的 明顯例子，</text:span><text:span text:style-name="T39">第</text:span><text:span text:style-name="T60">j個個體 讓，</text:span><text:span text:style-name="T112">桌布 周遭、附近 的 空氣，發生 震動現象。</text:span></text:p>
                            </text:list-item>
                            <text:list-item>
                              <text:p text:style-name="P171"><text:span text:style-name="T112">聲音 的 明顯例子，</text:span><text:span text:style-name="T39">第</text:span><text:span text:style-name="T61">k</text:span><text:span text:style-name="T60">個個體 接收，</text:span><text:span text:style-name="T112">桌布 周遭、附近 的 空氣，的 震動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1"><text:span text:style-name="T39">第</text:span><text:span text:style-name="T60">j個凹陷的第</text:span><text:span text:style-name="T62">a層</text:span><text:span text:style-name="T60">、第k個</text:span><text:span text:style-name="T125">個體 有機率 交互作用</text:span><text:span text:style-name="T39">。</text:span></text:p>
                      <text:list>
                        <text:list-item>
                          <text:p text:style-name="P171"><text:span text:style-name="T39">明顯例子，第</text:span><text:span text:style-name="T60">j個凹陷的第</text:span><text:span text:style-name="T62">a層</text:span><text:span text:style-name="T60">、第k個</text:span><text:span text:style-name="T125">個體 使用 光、力、聲音 交互作用。</text:span></text:p>
                        </text:list-item>
                        <text:list-item>
                          <text:p text:style-name="P171"><text:span text:style-name="T86">f</text:span><text:span text:style-name="T267">j</text:span><text:span text:style-name="T60"> </text:span><text:span text:style-name="T213">≥</text:span><text:span text:style-name="T106"> a &gt; -</text:span><text:span text:style-name="T214">∞</text:span><text:span text:style-name="T125">。</text:span></text:p>
                        </text:list-item>
                      </text:list>
                    </text:list-item>
                    <text:list-item>
                      <text:p text:style-name="P171"><text:span text:style-name="T39">第</text:span><text:span text:style-name="T60">j個凹陷的第</text:span><text:span text:style-name="T62">a層</text:span><text:span text:style-name="T60">、第k個凹陷的第b層</text:span><text:span text:style-name="T125"> 有機率 交互作用</text:span><text:span text:style-name="T39">。</text:span></text:p>
                      <text:list>
                        <text:list-item>
                          <text:p text:style-name="P171"><text:span text:style-name="T39">明顯例子，第</text:span><text:span text:style-name="T60">j個凹陷的第</text:span><text:span text:style-name="T62">a層</text:span><text:span text:style-name="T60">、第k個凹陷的第b層</text:span><text:span text:style-name="T125"> 使用 光、力、聲音 交互作用。</text:span></text:p>
                        </text:list-item>
                        <text:list-item>
                          <text:p text:style-name="P171"><text:span text:style-name="T86">f</text:span><text:span text:style-name="T267">j</text:span><text:span text:style-name="T60"> </text:span><text:span text:style-name="T213">≥</text:span><text:span text:style-name="T106"> a &gt; -</text:span><text:span text:style-name="T214">∞</text:span><text:span text:style-name="T125">。</text:span></text:p>
                        </text:list-item>
                        <text:list-item>
                          <text:p text:style-name="P171"><text:span text:style-name="T86">f</text:span><text:span text:style-name="T267">k</text:span><text:span text:style-name="T60"> </text:span><text:span text:style-name="T213">≥</text:span><text:span text:style-name="T106"> </text:span><text:span text:style-name="T107">b</text:span><text:span text:style-name="T106"> &gt; -</text:span><text:span text:style-name="T214">∞</text:span><text:span text:style-name="T125">。</text:span></text:p>
                        </text:list-item>
                        <text:list-item>
                          <text:p text:style-name="P171"><text:span text:style-name="T39">第</text:span><text:span text:style-name="T60">j個凹陷的第</text:span><text:span text:style-name="T62">a層個體 有機率認定，</text:span><text:span text:style-name="T60">第k個凹陷的第b層個體 碰不到、沒有實體。</text:span></text:p>
                        </text:list-item>
                        <text:list-item>
                          <text:p text:style-name="P171"><text:span text:style-name="T39">第</text:span><text:span text:style-name="T60">j個凹陷的第</text:span><text:span text:style-name="T62">a層個體 有機率認定，</text:span><text:span text:style-name="T60">第k個凹陷的第b層個體 是 異次元的 個體</text:span><text:span text:style-name="T125">。</text:span></text:p>
                          <text:list>
                            <text:list-item>
                              <text:p text:style-name="P171"><text:span text:style-name="T125">抽象例子，</text:span><text:span text:style-name="T39">第</text:span><text:span text:style-name="T60">j個凹陷的第</text:span><text:span text:style-name="T62">a層個體</text:span><text:span text:style-name="T45"> </text:span><text:span text:style-name="T245">↔</text:span><text:span text:style-name="T45"> </text:span><text:span text:style-name="T62">肌肉型個體</text:span><text:span text:style-name="T125">。</text:span></text:p>
                              <text:list>
                                <text:list-item>
                                  <text:p text:style-name="P171"><text:span text:style-name="T60">第k個凹陷的第b層個體</text:span><text:span text:style-name="T45"> </text:span><text:span text:style-name="T245">↔</text:span><text:span text:style-name="T45"> </text:span><text:span text:style-name="T60">生物電流型個體</text:span><text:span text:style-name="T125">。</text:span></text:p>
                                </text:list-item>
                                <text:list-item>
                                  <text:p text:style-name="P171"><text:span text:style-name="T60">假定，第</text:span><text:span text:style-name="T63">j</text:span><text:span text:style-name="T60">個凹陷 有 第b層。</text:span></text:p>
                                  <text:list>
                                    <text:list-item>
                                      <text:p text:style-name="P171"><text:span text:style-name="T60">第</text:span><text:span text:style-name="T63">j</text:span><text:span text:style-name="T60">個凹陷的第b層個體</text:span><text:span text:style-name="T45"> </text:span><text:span text:style-name="T245">↔</text:span><text:span text:style-name="T45"> 有機率不是 </text:span><text:span text:style-name="T60">生物電流型個體</text:span><text:span text:style-name="T125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7">抽象例子，通靈。</text:p>
                        </text:list-item>
                      </text:list>
                    </text:list-item>
                    <text:list-item>
                      <text:p text:style-name="P171"><text:span text:style-name="T39">第</text:span><text:span text:style-name="T60">j個凹陷的第</text:span><text:span text:style-name="T62">a層</text:span><text:span text:style-name="T60">、第</text:span><text:span text:style-name="T64">j</text:span><text:span text:style-name="T60">個凹陷的第b層</text:span><text:span text:style-name="T125"> 有機率 交互作用</text:span><text:span text:style-name="T39">。</text:span></text:p>
                      <text:list>
                        <text:list-item>
                          <text:p text:style-name="P171"><text:span text:style-name="T39">明顯例子，第</text:span><text:span text:style-name="T60">j個凹陷的第</text:span><text:span text:style-name="T62">a層</text:span><text:span text:style-name="T60">、第</text:span><text:span text:style-name="T64">j</text:span><text:span text:style-name="T60">個凹陷的第b層</text:span><text:span text:style-name="T125"> 使用 光、力、聲音 交互作用。</text:span></text:p>
                        </text:list-item>
                        <text:list-item>
                          <text:p text:style-name="P171"><text:span text:style-name="T86">f</text:span><text:span text:style-name="T267">j</text:span><text:span text:style-name="T60"> </text:span><text:span text:style-name="T213">≥</text:span><text:span text:style-name="T106"> a &gt; -</text:span><text:span text:style-name="T214">∞</text:span><text:span text:style-name="T125">。</text:span></text:p>
                        </text:list-item>
                        <text:list-item>
                          <text:p text:style-name="P157">抽象例子，預知夢、既視感。</text:p>
                        </text:list-item>
                      </text:list>
                    </text:list-item>
                    <text:list-item>
                      <text:p text:style-name="P178"><text:span text:style-name="T60">第i個</text:span><text:span text:style-name="T125">凹陷 有 </text:span><text:span text:style-name="T60">1</text:span><text:span text:style-name="T125">（以上）個 </text:span><text:span text:style-name="T112">真身、本體</text:span><text:span text:style-name="T125">。</text:span></text:p>
                      <text:list>
                        <text:list-item>
                          <text:p text:style-name="P216"><text:span text:style-name="T60">1個 </text:span><text:span text:style-name="T66">真身、本體 產生、形成 的 凹陷 的 抽象例子，V、</text:span><text:span text:style-name="T270">Λ</text:span><text:span text:style-name="T125">。</text:span></text:p>
                        </text:list-item>
                        <text:list-item>
                          <text:p text:style-name="P216"><text:span text:style-name="T17">2</text:span><text:span text:style-name="T60">個 </text:span><text:span text:style-name="T66">真身、本體 產生、形成 的 凹陷 的 抽象例子，W、M</text:span><text:span text:style-name="T125">。</text:span></text:p>
                          <text:list>
                            <text:list-item>
                              <text:p text:style-name="P217"><text:span text:style-name="T60">2</text:span><text:span text:style-name="T125">個 真身、本體 的 層數、深度 有機率不同。</text:span></text:p>
                            </text:list-item>
                            <text:list-item>
                              <text:p text:style-name="P218"><text:span text:style-name="T125">明顯例子，</text:span><text:span text:style-name="T127">假定，</text:span><text:span text:style-name="T60">第i個</text:span><text:span text:style-name="T125">凹陷 有 </text:span><text:span text:style-name="T67">2</text:span><text:span text:style-name="T125">個 </text:span><text:span text:style-name="T126">真身、本體</text:span><text:span text:style-name="T125">。</text:span></text:p>
                              <text:list>
                                <text:list-item>
                                  <text:p text:style-name="P218"><text:span text:style-name="T67">2</text:span><text:span text:style-name="T125">個 </text:span><text:span text:style-name="T126">真身、本體 產生、形成 </text:span><text:span text:style-name="T60">第i個</text:span><text:span text:style-name="T125">凹陷。</text:span></text:p>
                                </text:list-item>
                                <text:list-item>
                                  <text:p text:style-name="P218"><text:span text:style-name="T125">假定，第</text:span><text:span text:style-name="T60">i</text:span><text:span text:style-name="T251">1</text:span><text:span text:style-name="T125">個個體、第</text:span><text:span text:style-name="T60">i</text:span><text:span text:style-name="T252">2</text:span><text:span text:style-name="T125">個個體</text:span><text:span text:style-name="T126"> 產生、形成 </text:span><text:span text:style-name="T60">第i個</text:span><text:span text:style-name="T125">凹陷。</text:span></text:p>
                                </text:list-item>
                                <text:list-item>
                                  <text:p text:style-name="P219"><text:span text:style-name="T125">假定，第</text:span><text:span text:style-name="T60">i</text:span><text:span text:style-name="T251">1</text:span><text:span text:style-name="T125">個個體、第</text:span><text:span text:style-name="T60">i</text:span><text:span text:style-name="T252">2</text:span><text:span text:style-name="T125">個個體</text:span><text:span text:style-name="T126">（都是）重於 空氣</text:span><text:span text:style-name="T125">。</text:span></text:p>
                                </text:list-item>
                                <text:list-item>
                                  <text:p text:style-name="P220"><text:span text:style-name="T125">假定，第</text:span><text:span text:style-name="T60">i</text:span><text:span text:style-name="T251">1</text:span><text:span text:style-name="T125">個個體、第</text:span><text:span text:style-name="T60">i</text:span><text:span text:style-name="T252">2</text:span><text:span text:style-name="T125">個個體</text:span><text:span text:style-name="T126"> 產生、形成 </text:span><text:span text:style-name="T60">W形狀型</text:span><text:span text:style-name="T125">凹陷。</text:span></text:p>
                                </text:list-item>
                                <text:list-item>
                                  <text:p text:style-name="P221"><text:span text:style-name="T60">假定，（W</text:span><text:span text:style-name="T125">形狀的）</text:span><text:span text:style-name="T130">左下的點 是 </text:span><text:span text:style-name="T125">第</text:span><text:span text:style-name="T60">i</text:span><text:span text:style-name="T251">1</text:span><text:span text:style-name="T125">個個體的 位置</text:span><text:span text:style-name="T60">。</text:span></text:p>
                                </text:list-item>
                                <text:list-item>
                                  <text:p text:style-name="P221"><text:span text:style-name="T60">假定，（W</text:span><text:span text:style-name="T125">形狀的）右</text:span><text:span text:style-name="T130">下的點 是 </text:span><text:span text:style-name="T125">第</text:span><text:span text:style-name="T60">i</text:span><text:span text:style-name="T255">2</text:span><text:span text:style-name="T125">個個體的 位置</text:span><text:span text:style-name="T60">。</text:span></text:p>
                                </text:list-item>
                                <text:list-item>
                                  <text:p text:style-name="P218"><text:span text:style-name="T60">假定，（W</text:span><text:span text:style-name="T125">形狀的）左上的點 高於（</text:span><text:span text:style-name="T60">W</text:span><text:span text:style-name="T125">形狀的）右上的點。</text:span></text:p>
                                </text:list-item>
                                <text:list-item>
                                  <text:p text:style-name="P220"><text:span text:style-name="T60">W</text:span><text:span text:style-name="T125">形狀，左上的點 高於 右上的點 高於 中上的點。</text:span></text:p>
                                </text:list-item>
                                <text:list-item>
                                  <text:p text:style-name="P222"><text:span text:style-name="T125">中上的點、左下的點 之間、區域，是 第</text:span><text:span text:style-name="T60">i</text:span><text:span text:style-name="T251">1</text:span><text:span text:style-name="T125">個個體 獨有的 層、區域。</text:span></text:p>
                                </text:list-item>
                                <text:list-item>
                                  <text:p text:style-name="P222"><text:span text:style-name="T125">中上的點、右下的點 之間、區域，是 第</text:span><text:span text:style-name="T60">i</text:span><text:span text:style-name="T256">2</text:span><text:span text:style-name="T125">個個體 獨有的 層、區域。</text:span></text:p>
                                </text:list-item>
                                <text:list-item>
                                  <text:p text:style-name="P222"><text:span text:style-name="T125">中上的點、左上的點 之間、區域，是 第</text:span><text:span text:style-name="T60">i</text:span><text:span text:style-name="T251">1</text:span><text:span text:style-name="T60">、i</text:span><text:span text:style-name="T256">2</text:span><text:span text:style-name="T125">個個體 共有的 層、區域。</text:span></text:p>
                                </text:list-item>
                                <text:list-item>
                                  <text:p text:style-name="P222"><text:span text:style-name="T125">中上的點、右上的點 之間、區域，是 第</text:span><text:span text:style-name="T60">i</text:span><text:span text:style-name="T251">1</text:span><text:span text:style-name="T60">、i</text:span><text:span text:style-name="T256">2</text:span><text:span text:style-name="T125">個個體 共有的 層、區域。</text:span></text:p>
                                </text:list-item>
                                <text:list-item>
                                  <text:p text:style-name="P223"><text:span text:style-name="T125">其他個體 有機率認定，第</text:span><text:span text:style-name="T60">i</text:span><text:span text:style-name="T251">1</text:span><text:span text:style-name="T125">個個體 獨有的 層、區域，是 第一個區域。</text:span></text:p>
                                </text:list-item>
                                <text:list-item>
                                  <text:p text:style-name="P223"><text:span text:style-name="T125">其他個體 有機率認定，第</text:span><text:span text:style-name="T60">i</text:span><text:span text:style-name="T257">2</text:span><text:span text:style-name="T125">個個體 獨有的 層、區域，是 第二個區域。</text:span></text:p>
                                </text:list-item>
                                <text:list-item>
                                  <text:p text:style-name="P223"><text:span text:style-name="T125">其他個體 有機率認定，第</text:span><text:span text:style-name="T60">i</text:span><text:span text:style-name="T251">1</text:span><text:span text:style-name="T60">、i</text:span><text:span text:style-name="T256">2</text:span><text:span text:style-name="T125">個個體 共有的 層、區域，是 第三個區域。</text:span></text:p>
                                </text:list-item>
                                <text:list-item>
                                  <text:p text:style-name="P223"><text:span text:style-name="T125">其他個體 有機率認定，第</text:span><text:span text:style-name="T60">i</text:span><text:span text:style-name="T251">1</text:span><text:span text:style-name="T125">個凹陷 由 第一個區域、第三個區域 組成。</text:span></text:p>
                                </text:list-item>
                                <text:list-item>
                                  <text:p text:style-name="P223"><text:span text:style-name="T125">其他個體 有機率認定，第</text:span><text:span text:style-name="T60">i</text:span><text:span text:style-name="T257">2</text:span><text:span text:style-name="T125">個凹陷 由 第二個區域、第三個區域 組成。</text:span></text:p>
                                </text:list-item>
                                <text:list-item>
                                  <text:p text:style-name="P158">假定，假定，某一特定個體（只）觀測到 第三個區域。</text:p>
                                  <text:list>
                                    <text:list-item>
                                      <text:p text:style-name="P223"><text:span text:style-name="T125">該個體 有機率認定，第三個區域 是由 </text:span><text:span text:style-name="T69">1</text:span><text:span text:style-name="T125">個個體 產生、形成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59">假定，假定，某一特定個體（只）觀測到 第一個區域、第三個區域。</text:p>
                                  <text:list>
                                    <text:list-item>
                                      <text:p text:style-name="P224"><text:span text:style-name="T125">該個體 有機率認定，第三個區域 是由 </text:span><text:span text:style-name="T69">1</text:span><text:span text:style-name="T125">個個體 產生、形成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59">假定，假定，某一特定個體（只）觀測到 第一、二、三個區域。</text:p>
                                  <text:list>
                                    <text:list-item>
                                      <text:p text:style-name="P225"><text:span text:style-name="T125">該個體 有機率認定，第三個區域 是由</text:span><text:span text:style-name="T60"> </text:span><text:span text:style-name="T69">2</text:span><text:span text:style-name="T125">個個體 產生、形成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26"><text:span text:style-name="T125">假定，假定，某一特定個體（只）觀測到 第</text:span><text:span text:style-name="T60">i</text:span><text:span text:style-name="T251">1</text:span><text:span text:style-name="T125">個個體。</text:span></text:p>
                                  <text:list>
                                    <text:list-item>
                                      <text:p text:style-name="P227"><text:span text:style-name="T125">該個體 有機率認定，第</text:span><text:span text:style-name="T60">i</text:span><text:span text:style-name="T251">1</text:span><text:span text:style-name="T125">個個體 產生、形</text:span><text:span text:style-name="T60">成 V</text:span><text:span text:style-name="T125">形狀型凹陷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26"><text:span text:style-name="T125">假定，假定，某一特定個體（只）觀測到 第</text:span><text:span text:style-name="T60">i</text:span><text:span text:style-name="T251">1</text:span><text:span text:style-name="T125">個個體、第</text:span><text:span text:style-name="T60">i</text:span><text:span text:style-name="T258">2</text:span><text:span text:style-name="T125">個個體。</text:span></text:p>
                                  <text:list>
                                    <text:list-item>
                                      <text:p text:style-name="P227"><text:span text:style-name="T125">該個體 有機率認定，第</text:span><text:span text:style-name="T60">i</text:span><text:span text:style-name="T251">1</text:span><text:span text:style-name="T125">個個體、第</text:span><text:span text:style-name="T60">i</text:span><text:span text:style-name="T258">2</text:span><text:span text:style-name="T125">個個體 產生、形</text:span><text:span text:style-name="T60">成 W</text:span><text:span text:style-name="T125">形狀型凹陷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28"><text:span text:style-name="T125">明顯例子，</text:span><text:span text:style-name="T127">假定，</text:span><text:span text:style-name="T60">第i個</text:span><text:span text:style-name="T125">凹陷 有 </text:span><text:span text:style-name="T67">2</text:span><text:span text:style-name="T125">個 </text:span><text:span text:style-name="T126">真身、本體</text:span><text:span text:style-name="T125">。</text:span></text:p>
                              <text:list>
                                <text:list-item>
                                  <text:p text:style-name="P228"><text:span text:style-name="T67">2</text:span><text:span text:style-name="T125">個 </text:span><text:span text:style-name="T126">真身、本體 產生、形成 </text:span><text:span text:style-name="T60">第i個</text:span><text:span text:style-name="T125">凹陷。</text:span></text:p>
                                </text:list-item>
                                <text:list-item>
                                  <text:p text:style-name="P218"><text:span text:style-name="T125">假定，第</text:span><text:span text:style-name="T60">i</text:span><text:span text:style-name="T251">1</text:span><text:span text:style-name="T125">個個體、第</text:span><text:span text:style-name="T60">i</text:span><text:span text:style-name="T252">2</text:span><text:span text:style-name="T125">個個體</text:span><text:span text:style-name="T126"> 產生、形成 </text:span><text:span text:style-name="T60">第i個</text:span><text:span text:style-name="T125">凹陷。</text:span></text:p>
                                </text:list-item>
                                <text:list-item>
                                  <text:p text:style-name="P228"><text:span text:style-name="T125">假定，第</text:span><text:span text:style-name="T60">i</text:span><text:span text:style-name="T251">1</text:span><text:span text:style-name="T125">個個體 形成的 層數 </text:span><text:span text:style-name="T60">是 </text:span><text:span text:style-name="T86">f</text:span><text:span text:style-name="T267">i1</text:span><text:span text:style-name="T127">。</text:span></text:p>
                                </text:list-item>
                                <text:list-item>
                                  <text:p text:style-name="P229"><text:span text:style-name="T125">假定，第</text:span><text:span text:style-name="T60">i</text:span><text:span text:style-name="T252">2</text:span><text:span text:style-name="T125">個個體 形成的 層數 </text:span><text:span text:style-name="T60">是 </text:span><text:span text:style-name="T86">f</text:span><text:span text:style-name="T267">i2</text:span><text:span text:style-name="T127">。</text:span></text:p>
                                </text:list-item>
                                <text:list-item>
                                  <text:p text:style-name="P229"><text:span text:style-name="T127">假定，</text:span><text:span text:style-name="T125">第</text:span><text:span text:style-name="T60">i</text:span><text:span text:style-name="T251">1</text:span><text:span text:style-name="T125">個個體、第</text:span><text:span text:style-name="T60">i</text:span><text:span text:style-name="T252">2</text:span><text:span text:style-name="T125">個個體 共有的 層數 是 </text:span><text:span text:style-name="T86">f</text:span><text:span text:style-name="T267">i1</text:span><text:span text:style-name="T263">、</text:span><text:span text:style-name="T267">i</text:span><text:span text:style-name="T252">2</text:span><text:span text:style-name="T127">。</text:span></text:p>
                                </text:list-item>
                                <text:list-item>
                                  <text:p text:style-name="P230"><text:span text:style-name="T125">第</text:span><text:span text:style-name="T60">i</text:span><text:span text:style-name="T251">1</text:span><text:span text:style-name="T125">個個體 獨有</text:span><text:span text:style-name="T60">的 層、層級型態 是 第</text:span><text:span text:style-name="T68">a</text:span><text:span text:style-name="T264">1</text:span><text:span text:style-name="T68">層、第a</text:span><text:span text:style-name="T264">1</text:span><text:span text:style-name="T68">層級型態。</text:span></text:p>
                                  <text:list>
                                    <text:list-item>
                                      <text:p text:style-name="P231"><text:span text:style-name="T86">f</text:span><text:span text:style-name="T267">i1</text:span><text:span text:style-name="T62"> </text:span><text:span text:style-name="T28">≥ </text:span><text:span text:style-name="T68">a</text:span><text:span text:style-name="T264">1</text:span><text:span text:style-name="T62"> </text:span><text:span text:style-name="T28">≥ </text:span><text:span text:style-name="T86">f</text:span><text:span text:style-name="T267">i1</text:span><text:span text:style-name="T263">、</text:span><text:span text:style-name="T267">i</text:span><text:span text:style-name="T252">2</text:span><text:span text:style-name="T127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32"><text:span text:style-name="T125">第</text:span><text:span text:style-name="T60">i</text:span><text:span text:style-name="T252">2</text:span><text:span text:style-name="T125">個個體 獨有</text:span><text:span text:style-name="T60">的 層、層級型態 是 第</text:span><text:span text:style-name="T68">a</text:span><text:span text:style-name="T264">2</text:span><text:span text:style-name="T62">層</text:span><text:span text:style-name="T68">、第a</text:span><text:span text:style-name="T264">2</text:span><text:span text:style-name="T68">層級型態</text:span><text:span text:style-name="T127">。</text:span></text:p>
                                  <text:list>
                                    <text:list-item>
                                      <text:p text:style-name="P231"><text:span text:style-name="T86">f</text:span><text:span text:style-name="T267">i2</text:span><text:span text:style-name="T62"> </text:span><text:span text:style-name="T28">≥ </text:span><text:span text:style-name="T68">a</text:span><text:span text:style-name="T264">2</text:span><text:span text:style-name="T62"> </text:span><text:span text:style-name="T28">≥ </text:span><text:span text:style-name="T86">f</text:span><text:span text:style-name="T267">i1</text:span><text:span text:style-name="T263">、</text:span><text:span text:style-name="T267">i</text:span><text:span text:style-name="T252">2</text:span><text:span text:style-name="T127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32"><text:span text:style-name="T125">第</text:span><text:span text:style-name="T60">i</text:span><text:span text:style-name="T251">1</text:span><text:span text:style-name="T125">個個體、第</text:span><text:span text:style-name="T60">i</text:span><text:span text:style-name="T252">2</text:span><text:span text:style-name="T125">個個體 共有的 </text:span><text:span text:style-name="T60">層 是 第</text:span><text:span text:style-name="T68">a</text:span><text:span text:style-name="T265">1、</text:span><text:span text:style-name="T264">2</text:span><text:span text:style-name="T62">層</text:span><text:span text:style-name="T127">。</text:span></text:p>
                                  <text:list>
                                    <text:list-item>
                                      <text:p text:style-name="P233"><text:span text:style-name="T125">第</text:span><text:span text:style-name="T60">i</text:span><text:span text:style-name="T251">1</text:span><text:span text:style-name="T125">個個體、第</text:span><text:span text:style-name="T60">i</text:span><text:span text:style-name="T252">2</text:span><text:span text:style-name="T125">個個體 共有的 </text:span><text:span text:style-name="T60">層級型態 是 第</text:span><text:span text:style-name="T68">a</text:span><text:span text:style-name="T265">1、</text:span><text:span text:style-name="T264">2</text:span><text:span text:style-name="T68">層級型態</text:span><text:span text:style-name="T127">。</text:span></text:p>
                                      <text:list>
                                        <text:list-item>
                                          <text:p text:style-name="P234"><text:span text:style-name="T125">第</text:span><text:span text:style-name="T60">i</text:span><text:span text:style-name="T251">1</text:span><text:span text:style-name="T125">個個體</text:span><text:span text:style-name="T129">的 </text:span><text:span text:style-name="T60">第</text:span><text:span text:style-name="T68">a</text:span><text:span text:style-name="T265">1、</text:span><text:span text:style-name="T264">2</text:span><text:span text:style-name="T68">層級型態 = </text:span><text:span text:style-name="T125">第</text:span><text:span text:style-name="T60">i</text:span><text:span text:style-name="T252">2</text:span><text:span text:style-name="T125">個個體的 </text:span><text:span text:style-name="T60">第</text:span><text:span text:style-name="T68">a</text:span><text:span text:style-name="T265">1、</text:span><text:span text:style-name="T264">2</text:span><text:span text:style-name="T68">層級型態</text:span><text:span text:style-name="T127">。</text:span></text:p>
                                        </text:list-item>
                                        <text:list-item>
                                          <text:p text:style-name="P234"><text:span text:style-name="T125">第</text:span><text:span text:style-name="T60">i</text:span><text:span text:style-name="T251">1</text:span><text:span text:style-name="T125">個個體</text:span><text:span text:style-name="T129">的 </text:span><text:span text:style-name="T60">第</text:span><text:span text:style-name="T68">a</text:span><text:span text:style-name="T265">1、</text:span><text:span text:style-name="T264">2</text:span><text:span text:style-name="T62">層</text:span><text:span text:style-name="T68"> = </text:span><text:span text:style-name="T125">第</text:span><text:span text:style-name="T60">i</text:span><text:span text:style-name="T252">2</text:span><text:span text:style-name="T125">個個體的 </text:span><text:span text:style-name="T60">第</text:span><text:span text:style-name="T68">a</text:span><text:span text:style-name="T265">1、</text:span><text:span text:style-name="T264">2</text:span><text:span text:style-name="T62">層</text:span><text:span text:style-name="T127">。</text:span></text:p>
                                        </text:list-item>
                                        <text:list-item>
                                          <text:p text:style-name="P234"><text:span text:style-name="T125">第</text:span><text:span text:style-name="T60">i</text:span><text:span text:style-name="T251">1</text:span><text:span text:style-name="T125">個個體</text:span><text:span text:style-name="T129">的 </text:span><text:span text:style-name="T60">第</text:span><text:span text:style-name="T68">a</text:span><text:span text:style-name="T265">1、</text:span><text:span text:style-name="T264">2</text:span><text:span text:style-name="T62">層個體</text:span><text:span text:style-name="T68"> = </text:span><text:span text:style-name="T125">第</text:span><text:span text:style-name="T60">i</text:span><text:span text:style-name="T252">2</text:span><text:span text:style-name="T125">個個體的 </text:span><text:span text:style-name="T60">第</text:span><text:span text:style-name="T68">a</text:span><text:span text:style-name="T265">1、</text:span><text:span text:style-name="T264">2</text:span><text:span text:style-name="T62">層個體</text:span><text:span text:style-name="T127">。</text:span></text:p>
                                          <text:list>
                                            <text:list-item>
                                              <text:p text:style-name="P235"><text:span text:style-name="T125">兩個個體</text:span><text:span text:style-name="T129">的 </text:span><text:span text:style-name="T60">第</text:span><text:span text:style-name="T68">a</text:span><text:span text:style-name="T265">1、</text:span><text:span text:style-name="T264">2</text:span><text:span text:style-name="T62">層個體</text:span><text:span text:style-name="T127"> 是 相同的、同一個 個體</text:span><text:span text:style-name="T125">。</text:span></text:p>
                                            </text:list-item>
                                            <text:list-item>
                                              <text:p text:style-name="P236"><text:span text:style-name="T125">第</text:span><text:span text:style-name="T60">i</text:span><text:span text:style-name="T251">1</text:span><text:span text:style-name="T60">、</text:span><text:span text:style-name="T90">i</text:span><text:span text:style-name="T252">2</text:span><text:span text:style-name="T125">個</text:span><text:span text:style-name="T127">個體</text:span><text:span text:style-name="T129">的 </text:span><text:span text:style-name="T60">第</text:span><text:span text:style-name="T68">a</text:span><text:span text:style-name="T265">1、</text:span><text:span text:style-name="T264">2</text:span><text:span text:style-name="T62">層個體</text:span><text:span text:style-name="T127"> 是 相同的、同一個 個體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7"><text:span text:style-name="T86">f</text:span><text:span text:style-name="T267">i1</text:span><text:span text:style-name="T263">、</text:span><text:span text:style-name="T267">i</text:span><text:span text:style-name="T252">2</text:span><text:span text:style-name="T62"> </text:span><text:span text:style-name="T28">≥ </text:span><text:span text:style-name="T68">a</text:span><text:span text:style-name="T265">1、</text:span><text:span text:style-name="T264">2</text:span><text:span text:style-name="T62"> &gt;</text:span><text:span text:style-name="T28"> </text:span><text:span text:style-name="T60">-</text:span><text:span text:style-name="T215">∞</text:span><text:span text:style-name="T127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38"><text:span text:style-name="T127">明顯例子，假定，第一個個體 觀測 </text:span><text:span text:style-name="T125">第</text:span><text:span text:style-name="T60">i</text:span><text:span text:style-name="T251">1</text:span><text:span text:style-name="T125">個凹陷的 </text:span><text:span text:style-name="T60">第</text:span><text:span text:style-name="T68">a</text:span><text:span text:style-name="T265">1、</text:span><text:span text:style-name="T264">2</text:span><text:span text:style-name="T62">層</text:span><text:span text:style-name="T127">。</text:span></text:p>
                                  <text:list>
                                    <text:list-item>
                                      <text:p text:style-name="P161">第一個個體 有機率認定。</text:p>
                                      <text:list>
                                        <text:list-item>
                                          <text:p text:style-name="P239"><text:span text:style-name="T125">第</text:span><text:span text:style-name="T60">i</text:span><text:span text:style-name="T251">1</text:span><text:span text:style-name="T125">個凹陷的 </text:span><text:span text:style-name="T60">第</text:span><text:span text:style-name="T68">a</text:span><text:span text:style-name="T265">1、</text:span><text:span text:style-name="T264">2</text:span><text:span text:style-name="T62">層</text:span><text:span text:style-name="T127"> 是由 </text:span><text:span text:style-name="T88">1</text:span><text:span text:style-name="T128">個個體 產生、形成。</text:span></text:p>
                                        </text:list-item>
                                        <text:list-item>
                                          <text:p text:style-name="P240"><text:span text:style-name="T125">第</text:span><text:span text:style-name="T60">i</text:span><text:span text:style-name="T251">1</text:span><text:span text:style-name="T125">個凹陷的 </text:span><text:span text:style-name="T60">第</text:span><text:span text:style-name="T68">a</text:span><text:span text:style-name="T265">1、</text:span><text:span text:style-name="T264">2</text:span><text:span text:style-name="T62">層</text:span><text:span text:style-name="T127"> 是由 </text:span><text:span text:style-name="T125">第</text:span><text:span text:style-name="T60">i</text:span><text:span text:style-name="T251">1</text:span><text:span text:style-name="T128">個個體 產生、形成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3"><text:span text:style-name="T128">假定，</text:span><text:span text:style-name="T127">第二個個體 觀測 </text:span><text:span text:style-name="T125">第</text:span><text:span text:style-name="T60">i</text:span><text:span text:style-name="T251">1</text:span><text:span text:style-name="T125">個凹陷的 </text:span><text:span text:style-name="T60">第</text:span><text:span text:style-name="T68">a</text:span><text:span text:style-name="T265">1</text:span><text:span text:style-name="T62">層</text:span><text:span text:style-name="T128">。</text:span></text:p>
                                    </text:list-item>
                                    <text:list-item>
                                      <text:p text:style-name="P233"><text:span text:style-name="T128">假定，</text:span><text:span text:style-name="T127">第二個個體 觀測 </text:span><text:span text:style-name="T125">第</text:span><text:span text:style-name="T60">i</text:span><text:span text:style-name="T253">2</text:span><text:span text:style-name="T125">個凹陷的 </text:span><text:span text:style-name="T60">第</text:span><text:span text:style-name="T68">a</text:span><text:span text:style-name="T266">2</text:span><text:span text:style-name="T62">層</text:span><text:span text:style-name="T128">。</text:span></text:p>
                                    </text:list-item>
                                    <text:list-item>
                                      <text:p text:style-name="P241"><text:span text:style-name="T128">假定，</text:span><text:span text:style-name="T127">第二個個體 觀測 </text:span><text:span text:style-name="T125">第</text:span><text:span text:style-name="T60">i</text:span><text:span text:style-name="T265">1、</text:span><text:span text:style-name="T264">2</text:span><text:span text:style-name="T125">個凹陷的 </text:span><text:span text:style-name="T60">第</text:span><text:span text:style-name="T68">a</text:span><text:span text:style-name="T265">1、</text:span><text:span text:style-name="T264">2</text:span><text:span text:style-name="T62">層</text:span><text:span text:style-name="T128">。</text:span></text:p>
                                    </text:list-item>
                                    <text:list-item>
                                      <text:p text:style-name="P162">第二個個體 有機率認定。</text:p>
                                      <text:list>
                                        <text:list-item>
                                          <text:p text:style-name="P242"><text:span text:style-name="T125">第</text:span><text:span text:style-name="T60">i</text:span><text:span text:style-name="T251">1</text:span><text:span text:style-name="T125">個凹陷的 </text:span><text:span text:style-name="T60">第</text:span><text:span text:style-name="T68">a</text:span><text:span text:style-name="T265">1、</text:span><text:span text:style-name="T264">2</text:span><text:span text:style-name="T62">層</text:span><text:span text:style-name="T127"> 是由 </text:span><text:span text:style-name="T89">2</text:span><text:span text:style-name="T128">個個體 產生、形成。</text:span></text:p>
                                        </text:list-item>
                                        <text:list-item>
                                          <text:p text:style-name="P243"><text:span text:style-name="T125">第</text:span><text:span text:style-name="T60">i</text:span><text:span text:style-name="T251">1</text:span><text:span text:style-name="T125">個凹陷的 </text:span><text:span text:style-name="T60">第</text:span><text:span text:style-name="T68">a</text:span><text:span text:style-name="T265">1、</text:span><text:span text:style-name="T264">2</text:span><text:span text:style-name="T62">層</text:span><text:span text:style-name="T127"> 是由 </text:span><text:span text:style-name="T125">第</text:span><text:span text:style-name="T60">i</text:span><text:span text:style-name="T251">1</text:span><text:span text:style-name="T128">個個體、</text:span><text:span text:style-name="T125">第</text:span><text:span text:style-name="T60">i</text:span><text:span text:style-name="T254">2</text:span><text:span text:style-name="T128">個個體 產生、形成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43"><text:span text:style-name="T125">明顯例子，假定，第</text:span><text:span text:style-name="T60">i</text:span><text:span text:style-name="T251">1</text:span><text:span text:style-name="T125">個凹陷 由 第一個區域、第三個區域 組成。</text:span></text:p>
                                  <text:list>
                                    <text:list-item>
                                      <text:p text:style-name="P243"><text:span text:style-name="T125">假定，第</text:span><text:span text:style-name="T60">i</text:span><text:span text:style-name="T257">2</text:span><text:span text:style-name="T125">個凹陷 由 第二個區域、第三個區域 組成。</text:span></text:p>
                                    </text:list-item>
                                    <text:list-item>
                                      <text:p text:style-name="P160">假定，某一特定個體（只）觀測到 第三個區域。</text:p>
                                    </text:list-item>
                                    <text:list-item>
                                      <text:p text:style-name="P243"><text:span text:style-name="T125">明顯例子，假定，該個體（只）觀測到 第</text:span><text:span text:style-name="T60">i</text:span><text:span text:style-name="T251">1</text:span><text:span text:style-name="T125">個個體的 第</text:span><text:span text:style-name="T60">0</text:span><text:span text:style-name="T125">層。</text:span></text:p>
                                    </text:list-item>
                                    <text:list-item>
                                      <text:p text:style-name="P243"><text:span text:style-name="T125">明顯例子，假定，該個體（只）觀測到 第</text:span><text:span text:style-name="T60">i</text:span><text:span text:style-name="T251">1</text:span><text:span text:style-name="T125">個個體的 肉質層。</text:span></text:p>
                                      <text:list>
                                        <text:list-item>
                                          <text:p text:style-name="P243"><text:span text:style-name="T125">該個體 有機率認定，第</text:span><text:span text:style-name="T60">i</text:span><text:span text:style-name="T251">1</text:span><text:span text:style-name="T125">個個體的 肉質層 是 </text:span><text:span text:style-name="T126">肺部、肌肉</text:span><text:span text:style-name="T120">、神經元</text:span><text:span text:style-name="T125">。</text:span></text:p>
                                        </text:list-item>
                                        <text:list-item>
                                          <text:p text:style-name="P243"><text:span text:style-name="T125">該個體 有機率認定，第</text:span><text:span text:style-name="T60">i</text:span><text:span text:style-name="T251">1</text:span><text:span text:style-name="T125">個個體的 肉質層 是 某一特定人類個體。</text:span></text:p>
                                        </text:list-item>
                                        <text:list-item>
                                          <text:p text:style-name="P243"><text:span text:style-name="T125">該個體 有機率認定，該人類個體（只）有</text:span><text:span text:style-name="T60"> 1個</text:span><text:span text:style-name="T125">意識層。</text:span></text:p>
                                        </text:list-item>
                                        <text:list-item>
                                          <text:p text:style-name="P244"><text:span text:style-name="T125">已知，第</text:span><text:span text:style-name="T60">i</text:span><text:span text:style-name="T251">1</text:span><text:span text:style-name="T125">個個體 獨有</text:span><text:span text:style-name="T60">的 層、層級型態 是 第</text:span><text:span text:style-name="T68">a</text:span><text:span text:style-name="T264">1</text:span><text:span text:style-name="T68">層</text:span><text:span text:style-name="T125">。</text:span></text:p>
                                        </text:list-item>
                                        <text:list-item>
                                          <text:p text:style-name="P245"><text:span text:style-name="T125">已知，第</text:span><text:span text:style-name="T60">i</text:span><text:span text:style-name="T252">2</text:span><text:span text:style-name="T125">個個體 獨有</text:span><text:span text:style-name="T60">的 層、層級型態 是 第</text:span><text:span text:style-name="T68">a</text:span><text:span text:style-name="T264">2</text:span><text:span text:style-name="T62">層</text:span><text:span text:style-name="T125">。</text:span></text:p>
                                        </text:list-item>
                                        <text:list-item>
                                          <text:p text:style-name="P244"><text:span text:style-name="T125">已知，第</text:span><text:span text:style-name="T60">i</text:span><text:span text:style-name="T251">1</text:span><text:span text:style-name="T125">個個體、第</text:span><text:span text:style-name="T60">i</text:span><text:span text:style-name="T252">2</text:span><text:span text:style-name="T125">個個體 共有的 </text:span><text:span text:style-name="T60">層 是 第</text:span><text:span text:style-name="T68">a</text:span><text:span text:style-name="T265">1、</text:span><text:span text:style-name="T264">2</text:span><text:span text:style-name="T62">層</text:span><text:span text:style-name="T125">。</text:span></text:p>
                                        </text:list-item>
                                        <text:list-item>
                                          <text:p text:style-name="P237"><text:span text:style-name="T125">假定</text:span><text:span text:style-name="T60">，</text:span><text:span text:style-name="T86">f</text:span><text:span text:style-name="T267">i1</text:span><text:span text:style-name="T263">、</text:span><text:span text:style-name="T267">i</text:span><text:span text:style-name="T252">2</text:span><text:span text:style-name="T60"> </text:span><text:span text:style-name="T70">= 1</text:span><text:span text:style-name="T131">。</text:span></text:p>
                                          <text:list>
                                            <text:list-item>
                                              <text:p text:style-name="P246"><text:span text:style-name="T125">第三個區域 有</text:span><text:span text:style-name="T60"> </text:span><text:span text:style-name="T72">1</text:span><text:span text:style-name="T132">層</text:span><text:span text:style-name="T125">。</text:span></text:p>
                                            </text:list-item>
                                            <text:list-item>
                                              <text:p text:style-name="P246"><text:span text:style-name="T125">第三個區域的 範圍是 </text:span><text:span text:style-name="T60">第0層 ~ 第0</text:span><text:span text:style-name="T125">層。</text:span></text:p>
                                            </text:list-item>
                                            <text:list-item>
                                              <text:p text:style-name="P247"><text:span text:style-name="T125">第</text:span><text:span text:style-name="T60">i</text:span><text:span text:style-name="T251">1</text:span><text:span text:style-name="T125">個凹陷、第</text:span><text:span text:style-name="T60">i</text:span><text:span text:style-name="T259">2</text:span><text:span text:style-name="T125">個凹陷 共有的 範圍是 </text:span><text:span text:style-name="T60">第0層 ~ 第0</text:span><text:span text:style-name="T125">層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48"><text:span text:style-name="T125">第</text:span><text:span text:style-name="T60">i</text:span><text:span text:style-name="T251">1</text:span><text:span text:style-name="T125">個凹陷、第</text:span><text:span text:style-name="T60">i</text:span><text:span text:style-name="T260">2</text:span><text:span text:style-name="T125">個凹陷 的 </text:span><text:span text:style-name="T60">第0層 有 1個凹陷（區域）</text:span><text:span text:style-name="T125">。</text:span></text:p>
                                          <text:list>
                                            <text:list-item>
                                              <text:p text:style-name="P249"><text:span text:style-name="T125">該人類個體 有</text:span><text:span text:style-name="T60"> </text:span><text:span text:style-name="T74">1</text:span><text:span text:style-name="T60">個肉質</text:span><text:span text:style-name="T125">層。</text:span></text:p>
                                            </text:list-item>
                                            <text:list-item>
                                              <text:p text:style-name="P249"><text:span text:style-name="T125">該人類個體 </text:span><text:span text:style-name="T60">有 1</text:span><text:span text:style-name="T125">個（人類 認定的）身體、肉體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50"><text:span text:style-name="T125">第</text:span><text:span text:style-name="T60">i</text:span><text:span text:style-name="T251">1</text:span><text:span text:style-name="T125">個凹陷、第</text:span><text:span text:style-name="T60">i</text:span><text:span text:style-name="T260">2</text:span><text:span text:style-name="T125">個凹陷 的 </text:span><text:span text:style-name="T60">第</text:span><text:span text:style-name="T73">1</text:span><text:span text:style-name="T60">層 有 </text:span><text:span text:style-name="T73">2</text:span><text:span text:style-name="T60">個凹陷（區域）</text:span><text:span text:style-name="T125">。</text:span></text:p>
                                          <text:list>
                                            <text:list-item>
                                              <text:p text:style-name="P243"><text:span text:style-name="T125">該人類個體 有</text:span><text:span text:style-name="T60"> </text:span><text:span text:style-name="T71">2</text:span><text:span text:style-name="T60">個</text:span><text:span text:style-name="T125">意識層</text:span><text:span text:style-name="T131">。</text:span></text:p>
                                            </text:list-item>
                                            <text:list-item>
                                              <text:p text:style-name="P251"><text:span text:style-name="T125">該人類個體 </text:span><text:span text:style-name="T60">有 </text:span><text:span text:style-name="T75">2</text:span><text:span text:style-name="T125">個（人類 認定的）意識、精神</text:span><text:span text:style-name="T131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1"><text:span text:style-name="T125">明顯例子，</text:span><text:span text:style-name="T39">第</text:span><text:span text:style-name="T65">i</text:span><text:span text:style-name="T60">個凹陷的 </text:span><text:span text:style-name="T39">第</text:span><text:span text:style-name="T46">a</text:span><text:span text:style-name="T39">層</text:span><text:span text:style-name="T45"> </text:span><text:span text:style-name="T245">↔</text:span><text:span text:style-name="T45">（道家 認定的）魂。</text:span></text:p>
                      <text:list>
                        <text:list-item>
                          <text:p text:style-name="P171"><text:span text:style-name="T39">第</text:span><text:span text:style-name="T65">i</text:span><text:span text:style-name="T60">個凹陷的 </text:span><text:span text:style-name="T39">第</text:span><text:span text:style-name="T46">b</text:span><text:span text:style-name="T39">層</text:span><text:span text:style-name="T45"> </text:span><text:span text:style-name="T245">↔</text:span><text:span text:style-name="T45">（道家 認定的）魄</text:span><text:span text:style-name="T125">。</text:span></text:p>
                        </text:list-item>
                        <text:list-item>
                          <text:p text:style-name="P252"><text:span text:style-name="T96">f</text:span><text:span text:style-name="T261">i</text:span><text:span text:style-name="T17"> </text:span><text:span text:style-name="T103">≥</text:span><text:span text:style-name="T17"> </text:span><text:span text:style-name="T60">a </text:span><text:span text:style-name="T17">&gt; b &gt; -</text:span><text:span text:style-name="T103">∞</text:span><text:span text:style-name="T112">。</text:span></text:p>
                        </text:list-item>
                      </text:list>
                    </text:list-item>
                    <text:list-item>
                      <text:p text:style-name="P252"><text:span text:style-name="T39">第</text:span><text:span text:style-name="T47">j</text:span><text:span text:style-name="T60">個凹陷的 </text:span><text:span text:style-name="T39">第</text:span><text:span text:style-name="T46">a</text:span><text:span text:style-name="T39">層 有機率導師制 第</text:span><text:span text:style-name="T47">k</text:span><text:span text:style-name="T60">個凹陷的 </text:span><text:span text:style-name="T39">第</text:span><text:span text:style-name="T47">b</text:span><text:span text:style-name="T39">層</text:span><text:span text:style-name="T112">。</text:span></text:p>
                      <text:list>
                        <text:list-item>
                          <text:p text:style-name="P252"><text:span text:style-name="T112">明顯例子，</text:span><text:span text:style-name="T39">第</text:span><text:span text:style-name="T47">j</text:span><text:span text:style-name="T60">個凹陷的 </text:span><text:span text:style-name="T39">第</text:span><text:span text:style-name="T46">a</text:span><text:span text:style-name="T39">層個體 有機率導師制 第</text:span><text:span text:style-name="T47">j</text:span><text:span text:style-name="T60">個凹陷的 </text:span><text:span text:style-name="T39">第（</text:span><text:span text:style-name="T46">a-</text:span><text:span text:style-name="T47">1</text:span><text:span text:style-name="T46">）</text:span><text:span text:style-name="T39">層個體</text:span><text:span text:style-name="T112">。</text:span></text:p>
                        </text:list-item>
                        <text:list-item>
                          <text:p text:style-name="P163">明顯例子，某一特定個體的（人類 認定的）精神導師 有機率是 該個體（自己）。</text:p>
                        </text:list-item>
                        <text:list-item>
                          <text:p text:style-name="P252"><text:span text:style-name="T112">明顯例子，</text:span><text:span text:style-name="T39">第</text:span><text:span text:style-name="T47">j</text:span><text:span text:style-name="T60">個凹陷的 </text:span><text:span text:style-name="T39">第（</text:span><text:span text:style-name="T46">a-</text:span><text:span text:style-name="T47">1</text:span><text:span text:style-name="T46">）</text:span><text:span text:style-name="T39">層個體 認定的 </text:span><text:span text:style-name="T112">超能力 有機率是，</text:span><text:span text:style-name="T39">第</text:span><text:span text:style-name="T47">j</text:span><text:span text:style-name="T60">個凹陷的 </text:span><text:span text:style-name="T39">第</text:span><text:span text:style-name="T46">a</text:span><text:span text:style-name="T39">層個體的 本能、傳承。</text:span></text:p>
                          <text:list>
                            <text:list-item>
                              <text:p text:style-name="P252"><text:span text:style-name="T39">明顯例子，</text:span><text:span text:style-name="T112">（人類 認定的）超能力 有機率是，</text:span><text:span text:style-name="T17">第a</text:span><text:span text:style-name="T248">&gt;</text:span><text:span text:style-name="T262">0</text:span><text:span text:style-name="T112">層個體的 本能、傳承</text:span><text:span text:style-name="T39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73">明顯例子。</text:p>
                  <text:list>
                    <text:list-item>
                      <text:p text:style-name="P273">假定，第i個個體 是 某一特定宇宙胞個體。</text:p>
                      <text:list>
                        <text:list-item>
                          <text:p text:style-name="P273">假定，第i個個體 是 某一特定宇宙胞（真身型、本體型）個體。。</text:p>
                        </text:list-item>
                      </text:list>
                    </text:list-item>
                    <text:list-item>
                      <text:p text:style-name="P273">第i個凹陷 是 該宇宙胞個體。</text:p>
                      <text:list>
                        <text:list-item>
                          <text:p text:style-name="P274">第i個凹陷 是 該宇宙胞（投影型）個體。</text:p>
                        </text:list-item>
                      </text:list>
                    </text:list-item>
                    <text:list-item>
                      <text:p text:style-name="P252"><text:span text:style-name="T39">第i個凹陷 蘊含 &lt;?</text:span><text:span text:style-name="T53">a&gt;個體。</text:span></text:p>
                      <text:list>
                        <text:list-item>
                          <text:p text:style-name="P261"><text:span text:style-name="T53">n </text:span><text:span text:style-name="T210">≥</text:span><text:span text:style-name="T17"> a</text:span><text:span text:style-name="T53"> </text:span><text:span text:style-name="T210">≥</text:span><text:span text:style-name="T17"> u。</text:span></text:p>
                        </text:list-item>
                        <text:list-item>
                          <text:p text:style-name="P275">明顯例子，第i個凹陷 有機率蘊含，光個體、力個體、人類個體、地球個體。</text:p>
                        </text:list-item>
                        <text:list-item>
                          <text:p text:style-name="P276">明顯例子，第i個凹陷的 第0層 有機率蘊含，人類個體、地球個體 的 肉質層。</text:p>
                        </text:list-item>
                      </text:list>
                    </text:list-item>
                    <text:list-item>
                      <text:p text:style-name="P253"><text:span text:style-name="T53">明顯例子，假定，第i個凹陷、該宇宙胞個體 蘊含 &lt;_?</text:span><text:span text:style-name="T54">3_&gt;個體。</text:span></text:p>
                      <text:list>
                        <text:list-item>
                          <text:p text:style-name="P254"><text:span text:style-name="T54">&lt;_?3_&gt;個體 蘊含 </text:span><text:span text:style-name="T53">光個體、力個體、人類個體、地球個體、太陽系個體、銀河系個體。</text:span></text:p>
                        </text:list-item>
                        <text:list-item>
                          <text:p text:style-name="P255"><text:span text:style-name="T53">第i個凹陷的 第0層 蘊含 </text:span><text:span text:style-name="T54">&lt;_?3_&gt;個體的 肉質層。</text:span></text:p>
                        </text:list-item>
                        <text:list-item>
                          <text:p text:style-name="P256"><text:span text:style-name="T53">第i個凹陷的 第0層 蘊含 光個體、力個體、人類個體、地球個體 </text:span><text:span text:style-name="T54">的 肉質層。</text:span></text:p>
                          <text:list>
                            <text:list-item>
                              <text:p text:style-name="P278">地球個體的 肉質層 包覆 人類個體的 肉質層。</text:p>
                              <text:list>
                                <text:list-item>
                                  <text:p text:style-name="P256"><text:span text:style-name="T54">地球個體的 </text:span><text:span text:style-name="T53">第0層</text:span><text:span text:style-name="T54"> 包覆 人類個體的 </text:span><text:span text:style-name="T53">第0層</text:span><text:span text:style-name="T54">。</text:span></text:p>
                                  <text:list>
                                    <text:list-item>
                                      <text:p text:style-name="P257"><text:span text:style-name="T53">第i個凹陷的 第0層的，</text:span><text:span text:style-name="T54">地球個體的 肉質層 包覆 人類個體的 肉質層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78">地球個體的 肉質層 的 明顯例子，大氣、空氣、海洋、水、大地、土、地磁。</text:p>
                                </text:list-item>
                              </text:list>
                            </text:list-item>
                            <text:list-item>
                              <text:p text:style-name="P278">人類個體的 肉質層 蘊含 力個體的 肉質層。</text:p>
                              <text:list>
                                <text:list-item>
                                  <text:p text:style-name="P278">人類個體的 肉質層 的 明顯例子，肌肉個體。</text:p>
                                </text:list-item>
                                <text:list-item>
                                  <text:p text:style-name="P278">力個體的 肉質層 的 明顯例子，（人類 認定的）力。</text:p>
                                </text:list-item>
                              </text:list>
                            </text:list-item>
                            <text:list-item>
                              <text:p text:style-name="P258"><text:span text:style-name="T54">明顯例子，</text:span><text:span text:style-name="T56">假定，</text:span><text:span text:style-name="T53">&lt;?</text:span><text:span text:style-name="T55">[]&gt;</text:span><text:span text:style-name="T39">（真身型、本體型）個體</text:span><text:span text:style-name="T53"> 是 第i個個體</text:span><text:span text:style-name="T55">。</text:span></text:p>
                              <text:list>
                                <text:list-item>
                                  <text:p text:style-name="P262"><text:span text:style-name="T53">&lt;?</text:span><text:span text:style-name="T55">[]&gt;</text:span><text:span text:style-name="T39">（投影型）個體</text:span><text:span text:style-name="T53"> 是 第i個凹陷</text:span><text:span text:style-name="T17">。</text:span></text:p>
                                  <text:list>
                                    <text:list-item>
                                      <text:p text:style-name="P290"><text:span text:style-name="T17">（</text:span><text:span text:style-name="T53">&lt;?</text:span><text:span text:style-name="T55">[]&gt;</text:span><text:span text:style-name="T18"> 的 描述在 </text:span><text:span text:style-name="T191">世界</text:span><text:span text:style-name="T142"> 文件群的 </text:span><text:span text:style-name="T191">世界</text:span><text:span text:style-name="T17">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63"><text:span text:style-name="T53">&lt;?</text:span><text:span text:style-name="T55">[]&gt;</text:span><text:span text:style-name="T39">（投影型）個體</text:span><text:span text:style-name="T53"> 蘊含 某一特定宇宙胞。</text:span></text:p>
                                </text:list-item>
                                <text:list-item>
                                  <text:p text:style-name="P277">第i個凹陷 蘊含 該宇宙胞。</text:p>
                                </text:list-item>
                                <text:list-item>
                                  <text:p text:style-name="P262"><text:span text:style-name="T53">假定，該宇宙胞 蘊含 </text:span><text:span text:style-name="T54">&lt;_?3_&gt;個體</text:span><text:span text:style-name="T17">。</text:span></text:p>
                                </text:list-item>
                                <text:list-item>
                                  <text:p text:style-name="P264"><text:span text:style-name="T54">&lt;_?</text:span><text:span text:style-name="T17">3_&gt;個體 蘊含 地球個體。</text:span></text:p>
                                </text:list-item>
                                <text:list-item>
                                  <text:p text:style-name="P280">地球個體 擁有 地球個體的 空氣。</text:p>
                                  <text:list>
                                    <text:list-item>
                                      <text:p text:style-name="P280">地球個體的 空氣 是 地球個體的 一部份。</text:p>
                                    </text:list-item>
                                    <text:list-item>
                                      <text:p text:style-name="P281">明顯例子，人類個體 擁有 人類個體的 皮膚、汗水。</text:p>
                                      <text:list>
                                        <text:list-item>
                                          <text:p text:style-name="P281">人類個體的 皮膚、汗水 是 人類個體的 一部份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79">地球個體的 空氣 包覆 人類個體的 皮膚、肌肉。</text:p>
                                </text:list-item>
                                <text:list-item>
                                  <text:p text:style-name="P279">人類個體的 皮膚、肌肉 蘊含 力。</text:p>
                                </text:list-item>
                              </text:list>
                            </text:list-item>
                            <text:list-item>
                              <text:p text:style-name="P259"><text:span text:style-name="T53">人類個體 </text:span><text:span text:style-name="T54">的 抽象例子，化合物、混合物。</text:span></text:p>
                            </text:list-item>
                            <text:list-item>
                              <text:p text:style-name="P260"><text:span text:style-name="T53">人類個體、地球個體 的 交互作用 </text:span><text:span text:style-name="T54">的 抽象例子，化合物、混合物</text:span><text:span text:style-name="T53"> 的 交互作用</text:span><text:span text:style-name="T54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4"><text:span text:style-name="T126">抽象例子，第</text:span><text:span text:style-name="T66">i個</text:span><text:span text:style-name="T126">凹陷的 第</text:span><text:span text:style-name="T66">a</text:span><text:span text:style-name="T126">層 看得到、能夠感測到 的 時間、變化 的 維度 是 </text:span><text:span text:style-name="T77">b</text:span><text:span text:style-name="T133">維</text:span><text:span text:style-name="T126">。</text:span></text:p>
                    </text:list-item>
                  </text:list>
                </text:list-item>
                <text:list-item>
                  <text:p text:style-name="P179"><text:span text:style-name="T112">抽象例子，第</text:span><text:span text:style-name="T17">i個</text:span><text:span text:style-name="T112">凹陷的 第</text:span><text:span text:style-name="T17">a</text:span><text:span text:style-name="T112">層 看得到的 時間、變化 的 長度、面積、範圍 是 </text:span><text:span text:style-name="T91">c</text:span><text:span text:style-name="T133">。</text:span></text:p>
                  <text:list>
                    <text:list-item>
                      <text:p text:style-name="P164">明顯例子，假定，某一特定人類個體 在 晚上 拿著 火把。</text:p>
                      <text:list>
                        <text:list-item>
                          <text:p text:style-name="P180"><text:span text:style-name="T45">該</text:span><text:span text:style-name="T134">人類個體</text:span><text:span text:style-name="T45"> </text:span><text:span text:style-name="T245">↔</text:span><text:span text:style-name="T45"> </text:span><text:span text:style-name="T112">第</text:span><text:span text:style-name="T17">i個</text:span><text:span text:style-name="T112">凹陷的 第</text:span><text:span text:style-name="T17">a</text:span><text:span text:style-name="T112">層個體</text:span><text:span text:style-name="T77">。</text:span></text:p>
                        </text:list-item>
                        <text:list-item>
                          <text:p text:style-name="P180"><text:span text:style-name="T134">火把</text:span><text:span text:style-name="T45"> </text:span><text:span text:style-name="T245">↔</text:span><text:span text:style-name="T45"> </text:span><text:span text:style-name="T77">讓 </text:span><text:span text:style-name="T112">第</text:span><text:span text:style-name="T17">i個</text:span><text:span text:style-name="T112">凹陷的 第</text:span><text:span text:style-name="T17">a</text:span><text:span text:style-name="T112">層個體 </text:span><text:span text:style-name="T77">看得到 時間、變化 的 本能、傳承。</text:span></text:p>
                        </text:list-item>
                        <text:list-item>
                          <text:p text:style-name="P180"><text:span text:style-name="T45">該</text:span><text:span text:style-name="T134">人類</text:span><text:span text:style-name="T45">個體 看得到 </text:span><text:span text:style-name="T134">火把 照亮的 維度</text:span><text:span text:style-name="T45"> </text:span><text:span text:style-name="T245">↔</text:span><text:span text:style-name="T45"> </text:span><text:span text:style-name="T77">b</text:span><text:span text:style-name="T133">維</text:span><text:span text:style-name="T80">。</text:span></text:p>
                        </text:list-item>
                        <text:list-item>
                          <text:p text:style-name="P180"><text:span text:style-name="T45">該</text:span><text:span text:style-name="T134">人類</text:span><text:span text:style-name="T45">個體 看得到 </text:span><text:span text:style-name="T134">火把 照亮的 範圍</text:span><text:span text:style-name="T45"> </text:span><text:span text:style-name="T245">↔</text:span><text:span text:style-name="T45"> </text:span><text:span text:style-name="T80">c</text:span><text:span text:style-name="T135">。</text:span></text:p>
                        </text:list-item>
                        <text:list-item>
                          <text:p text:style-name="P181"><text:span text:style-name="T45">該</text:span><text:span text:style-name="T134">人類</text:span><text:span text:style-name="T45">個體 看得到 </text:span><text:span text:style-name="T134">火把 照亮的 物體、周遭環境</text:span><text:span text:style-name="T45"> </text:span><text:span text:style-name="T245">↔</text:span><text:span text:style-name="T45"> 時間範圍的 物體、周遭環境</text:span><text:span text:style-name="T135">。</text:span></text:p>
                          <text:list>
                            <text:list-item>
                              <text:p text:style-name="P181"><text:span text:style-name="T78">0維</text:span><text:span text:style-name="T136">的 </text:span><text:span text:style-name="T135">時間範圍 的 明顯例子，（正在 發生的）當下。</text:span></text:p>
                            </text:list-item>
                            <text:list-item>
                              <text:p text:style-name="P182"><text:span text:style-name="T79">1</text:span><text:span text:style-name="T78">維</text:span><text:span text:style-name="T136">的 </text:span><text:span text:style-name="T135">時間範圍 的 明顯例子，（正在 發生的）當下、（即將 發生的）當下。</text:span></text:p>
                              <text:list>
                                <text:list-item>
                                  <text:p text:style-name="P182"><text:span text:style-name="T135">抽象例子，假定，某一特定人類個體 站在 </text:span><text:span text:style-name="T80">Y字</text:span><text:span text:style-name="T135">形路口的 中心點。</text:span></text:p>
                                  <text:list>
                                    <text:list-item>
                                      <text:p text:style-name="P183"><text:span text:style-name="T135">假定，該人類個體（只）看得到 </text:span><text:span text:style-name="T78">0維</text:span><text:span text:style-name="T136">的 </text:span><text:span text:style-name="T135">時間範圍。</text:span></text:p>
                                      <text:list>
                                        <text:list-item>
                                          <text:p text:style-name="P165">該人類個體（只）看得到 某一個點、該中心點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83"><text:span text:style-name="T135">假定，該人類個體（只）看得到</text:span><text:span text:style-name="T80"> </text:span><text:span text:style-name="T81">1</text:span><text:span text:style-name="T137">維的 時間範圍。</text:span></text:p>
                                      <text:list>
                                        <text:list-item>
                                          <text:p text:style-name="P166">該人類個體（只）看得到 某一條線、其中一條路。</text:p>
                                        </text:list-item>
                                        <text:list-item>
                                          <text:p text:style-name="P183"><text:span text:style-name="T137">假定，該人類個體的 視覺 能夠清楚看</text:span><text:span text:style-name="T81">到 </text:span><text:span text:style-name="T83">10000公</text:span><text:span text:style-name="T139">尺（內 的）景象</text:span><text:span text:style-name="T137">。</text:span></text:p>
                                          <text:list>
                                            <text:list-item>
                                              <text:p text:style-name="P184"><text:span text:style-name="T137">該人類個體的 視覺視野 能夠清楚看</text:span><text:span text:style-name="T81">到 </text:span><text:span text:style-name="T83">10000公</text:span><text:span text:style-name="T139">尺（內 的）景象</text:span><text:span text:style-name="T137">。</text:span></text:p>
                                            </text:list-item>
                                            <text:list-item>
                                              <text:p text:style-name="P184"><text:span text:style-name="T137">該人類個體的 視野 能夠清楚看</text:span><text:span text:style-name="T81">到 </text:span><text:span text:style-name="T83">10000公</text:span><text:span text:style-name="T139">尺（內 的）景象</text:span><text:span text:style-name="T137">。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66">假定，該人類個體 看 某一特定路。</text:p>
                                        </text:list-item>
                                        <text:list-item>
                                          <text:p text:style-name="P166">假定，該路 有 部分 起霧、遮擋物。</text:p>
                                        </text:list-item>
                                        <text:list-item>
                                          <text:p text:style-name="P183"><text:span text:style-name="T137">假定，該霧、該遮擋物 在</text:span><text:span text:style-name="T81"> </text:span><text:span text:style-name="T82">100</text:span><text:span text:style-name="T138">公尺。</text:span></text:p>
                                        </text:list-item>
                                        <text:list-item>
                                          <text:p text:style-name="P167">該人類個體的 有機率看不到 該物、該遮擋物 後面的 景象。</text:p>
                                        </text:list-item>
                                        <text:list-item>
                                          <text:p text:style-name="P167">假定，該人類個體 坐在 飛機 上，俯瞰 道路。</text:p>
                                          <text:list>
                                            <text:list-item>
                                              <text:p text:style-name="P167">該人類個體 有機率看得到，原本 看不到的 景象。</text:p>
                                            </text:list-item>
                                            <text:list-item>
                                              <text:p text:style-name="P167">該物、該遮擋物 仍然有機率 遮擋 部分 景象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85"><text:span text:style-name="T138">景象</text:span><text:span text:style-name="T45"> </text:span><text:span text:style-name="T245">↔</text:span><text:span text:style-name="T45">（人類 認定的）未來景象、當下景象、過去景象</text:span><text:span text:style-name="T138">。</text:span></text:p>
                                        </text:list-item>
                                        <text:list-item>
                                          <text:p text:style-name="P185"><text:span text:style-name="T138">路</text:span><text:span text:style-name="T45"> </text:span><text:span text:style-name="T245">↔</text:span><text:span text:style-name="T247">（人類 認定的）</text:span><text:span text:style-name="T45">選擇支、（命運石之門 認定的）時間線</text:span><text:span text:style-name="T138">。</text:span></text:p>
                                        </text:list-item>
                                        <text:list-item>
                                          <text:p text:style-name="P186"><text:span text:style-name="T138">路</text:span><text:span text:style-name="T45"> </text:span><text:span text:style-name="T245">↔</text:span><text:span text:style-name="T45"> </text:span><text:span text:style-name="T112">第</text:span><text:span text:style-name="T17">a</text:span><text:span text:style-name="T112">層個體 能夠走到的、能夠通往的 未來、過去、</text:span><text:span text:style-name="T138">。</text:span></text:p>
                                          <text:list>
                                            <text:list-item>
                                              <text:p text:style-name="P187"><text:span text:style-name="T138">走過的路</text:span><text:span text:style-name="T45"> </text:span><text:span text:style-name="T245">↔</text:span><text:span text:style-name="T45"> 過去</text:span><text:span text:style-name="T138">。</text:span></text:p>
                                            </text:list-item>
                                            <text:list-item>
                                              <text:p text:style-name="P188"><text:span text:style-name="T138">去過的、能夠走回去的 路</text:span><text:span text:style-name="T45"> </text:span><text:span text:style-name="T245">↔</text:span><text:span text:style-name="T45"> 到得了的、回得去的 過去</text:span><text:span text:style-name="T138">。</text:span></text:p>
                                            </text:list-item>
                                            <text:list-item>
                                              <text:p text:style-name="P188"><text:span text:style-name="T138">去過的、無法走回去的 路</text:span><text:span text:style-name="T45"> </text:span><text:span text:style-name="T245">↔</text:span><text:span text:style-name="T45"> 到布了的、回不去的 過去</text:span><text:span text:style-name="T138">。</text:span></text:p>
                                            </text:list-item>
                                            <text:list-item>
                                              <text:p text:style-name="P187"><text:span text:style-name="T138">分叉路</text:span><text:span text:style-name="T45"> </text:span><text:span text:style-name="T245">↔</text:span><text:span text:style-name="T247">（人類 認定的）</text:span><text:span text:style-name="T45">選擇支</text:span><text:span text:style-name="T138">。</text:span></text:p>
                                            </text:list-item>
                                            <text:list-item>
                                              <text:p text:style-name="P187"><text:span text:style-name="T45">走得到的、還沒走過的 路 </text:span><text:span text:style-name="T245">↔</text:span><text:span text:style-name="T45"> 可能的 未來</text:span><text:span text:style-name="T138">。</text:span></text:p>
                                            </text:list-item>
                                            <text:list-item>
                                              <text:p text:style-name="P189"><text:span text:style-name="T45">走得到、看得到、還沒走過 的 路 </text:span><text:span text:style-name="T245">↔</text:span><text:span text:style-name="T45"> 可預見的、可能的 未來</text:span><text:span text:style-name="T138">。</text:span></text:p>
                                            </text:list-item>
                                            <text:list-item>
                                              <text:p text:style-name="P190"><text:span text:style-name="T45">走得到、看不到、還沒走過 的 路 </text:span><text:span text:style-name="T245">↔</text:span><text:span text:style-name="T45"> 不可預見的、可能的 未來</text:span><text:span text:style-name="T138">。</text:span></text:p>
                                            </text:list-item>
                                            <text:list-item>
                                              <text:p text:style-name="P191"><text:span text:style-name="T45">走不到、看得到、還沒走過 的 路 </text:span><text:span text:style-name="T245">↔</text:span><text:span text:style-name="T45"> 可預見、無法到達 的 未來</text:span><text:span text:style-name="T138">。</text:span></text:p>
                                            </text:list-item>
                                            <text:list-item>
                                              <text:p text:style-name="P192"><text:span text:style-name="T45">走不到、看不到、還沒走過 的路 </text:span><text:span text:style-name="T245">↔</text:span><text:span text:style-name="T45"> 不可預見、無法到達 的未來</text:span><text:span text:style-name="T138">。</text:span></text:p>
                                            </text:list-item>
                                            <text:list-item>
                                              <text:p text:style-name="P193"><text:span text:style-name="T138">該人類個體（正在）站著的 位置</text:span><text:span text:style-name="T45"> </text:span><text:span text:style-name="T245">↔</text:span><text:span text:style-name="T45"> 當下</text:span><text:span text:style-name="T138">。</text:span></text:p>
                                            </text:list-item>
                                            <text:list-item>
                                              <text:p text:style-name="P194"><text:span text:style-name="T138">該人類個體 有</text:span><text:span text:style-name="T82"> </text:span><text:span text:style-name="T84">2</text:span><text:span text:style-name="T138">隻腳 踩著 路、地面</text:span><text:span text:style-name="T45"> </text:span><text:span text:style-name="T245">↔</text:span><text:span text:style-name="T45">（同時 有）</text:span><text:span text:style-name="T84">2</text:span><text:span text:style-name="T45">個 當下</text:span><text:span text:style-name="T138">。</text:span></text:p>
                                            </text:list-item>
                                            <text:list-item>
                                              <text:p text:style-name="P195"><text:span text:style-name="T138">走路 的時候 左腳、右腳 會互相影響</text:span><text:span text:style-name="T45"> </text:span><text:span text:style-name="T245">↔</text:span><text:span text:style-name="T45"> </text:span><text:span text:style-name="T84">2</text:span><text:span text:style-name="T45">個 當下 會互相影響</text:span><text:span text:style-name="T138">。</text:span></text:p>
                                            </text:list-item>
                                            <text:list-item>
                                              <text:p text:style-name="P196"><text:span text:style-name="T138">該人類個體</text:span><text:span text:style-name="T45"> </text:span><text:span text:style-name="T245">↔</text:span><text:span text:style-name="T45"> 產生、形成 當下的 真身、本體</text:span><text:span text:style-name="T138">。</text:span></text:p>
                                            </text:list-item>
                                            <text:list-item>
                                              <text:p text:style-name="P168">該人類個體 有機率 觀測、控制 雙腳。</text:p>
                                            </text:list-item>
                                            <text:list-item>
                                              <text:p text:style-name="P168">該人類個體 有機率 觀測、產生 腳印。</text:p>
                                            </text:list-item>
                                            <text:list-item>
                                              <text:p text:style-name="P195"><text:span text:style-name="T138">假定，該人類個體 駕駛 </text:span><text:span text:style-name="T94">4</text:span><text:span text:style-name="T140">輪</text:span><text:span text:style-name="T138">汽車。</text:span></text:p>
                                            </text:list-item>
                                            <text:list-item>
                                              <text:p text:style-name="P197"><text:span text:style-name="T85">4</text:span><text:span text:style-name="T138">個車輪 踩著 路、地面</text:span><text:span text:style-name="T45"> </text:span><text:span text:style-name="T245">↔</text:span><text:span text:style-name="T45">（同時 有）</text:span><text:span text:style-name="T94">4</text:span><text:span text:style-name="T45">個 當下</text:span><text:span text:style-name="T140">。</text:span></text:p>
                                            </text:list-item>
                                            <text:list-item>
                                              <text:p text:style-name="P198"><text:span text:style-name="T85">4個</text:span><text:span text:style-name="T141">輪子 有機率 互相影響</text:span><text:span text:style-name="T45"> </text:span><text:span text:style-name="T245">↔</text:span><text:span text:style-name="T45"> </text:span><text:span text:style-name="T85">4</text:span><text:span text:style-name="T45">個 當下 有機率 互相影響</text:span><text:span text:style-name="T141">。</text:span></text:p>
                                            </text:list-item>
                                            <text:list-item>
                                              <text:p text:style-name="P265"><text:span text:style-name="T17">4個</text:span><text:span text:style-name="T112">輪子 會產生 軌跡、路痕</text:span><text:span text:style-name="T45"> </text:span><text:span text:style-name="T245">↔</text:span><text:span text:style-name="T45"> </text:span><text:span text:style-name="T17">4</text:span><text:span text:style-name="T45">個 當下 會產生 軌跡、當痕</text:span><text:span text:style-name="T112">。</text:span></text:p>
                                            </text:list-item>
                                            <text:list-item>
                                              <text:p text:style-name="P266"><text:span text:style-name="T17">4個</text:span><text:span text:style-name="T112">輪子 會產生 連續的 軌跡</text:span><text:span text:style-name="T45"> </text:span><text:span text:style-name="T245">↔</text:span><text:span text:style-name="T45"> </text:span><text:span text:style-name="T17">4</text:span><text:span text:style-name="T45">個 當下 會產生 連續的 軌跡</text:span><text:span text:style-name="T112">。</text:span></text:p>
                                            </text:list-item>
                                            <text:list-item>
                                              <text:p text:style-name="P267"><text:span text:style-name="T112">軌跡、路痕</text:span><text:span text:style-name="T45"> </text:span><text:span text:style-name="T245">↔</text:span><text:span text:style-name="T247">（人類 認定的）事件、歷史</text:span><text:span text:style-name="T112">。</text:span></text:p>
                                            </text:list-item>
                                            <text:list-item>
                                              <text:p text:style-name="P170">假定，該人類個體 駕駛 船。</text:p>
                                            </text:list-item>
                                            <text:list-item>
                                              <text:p text:style-name="P268"><text:span text:style-name="T112">船底 踩著 路、水面</text:span><text:span text:style-name="T45"> </text:span><text:span text:style-name="T245">↔</text:span><text:span text:style-name="T45"> </text:span><text:span text:style-name="T95">1個（面、大面積、體</text:span><text:span text:style-name="T45">）當下</text:span><text:span text:style-name="T112">。</text:span></text:p>
                                            </text:list-item>
                                            <text:list-item>
                                              <text:p text:style-name="P269"><text:span text:style-name="T112">（船 產生的、形成的）水波</text:span><text:span text:style-name="T45"> </text:span><text:span text:style-name="T245">↔</text:span><text:span text:style-name="T247">（人類 認定的）</text:span><text:span text:style-name="T112">時間漣漪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99"><text:span text:style-name="T138">視野</text:span><text:span text:style-name="T45"> </text:span><text:span text:style-name="T245">↔</text:span><text:span text:style-name="T45"> </text:span><text:span text:style-name="T112">第</text:span><text:span text:style-name="T17">a</text:span><text:span text:style-name="T112">層個體 看得到的 時間、變化 的 長度、面積、範圍</text:span><text:span text:style-name="T138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00"><text:span text:style-name="T135">假定，該人類個體（只）看得到</text:span><text:span text:style-name="T80"> </text:span><text:span text:style-name="T81">1</text:span><text:span text:style-name="T137">維的 時間範圍</text:span><text:span text:style-name="T138">。</text:span></text:p>
                                      <text:list>
                                        <text:list-item>
                                          <text:p text:style-name="P169">假定，該人類個體 看向 天空。</text:p>
                                        </text:list-item>
                                        <text:list-item>
                                          <text:p text:style-name="P169">該人類個體 看得到 天空的 景象。</text:p>
                                        </text:list-item>
                                        <text:list-item>
                                          <text:p text:style-name="P200"><text:span text:style-name="T138">天空</text:span><text:span text:style-name="T45"> </text:span><text:span text:style-name="T245">↔</text:span><text:span text:style-name="T45"> 其他&lt;?</text:span><text:span text:style-name="T92">3&gt;個體</text:span><text:span text:style-name="T138">。</text:span></text:p>
                                          <text:list>
                                            <text:list-item>
                                              <text:p text:style-name="P201"><text:span text:style-name="T45">天空 是 該人類個體 坐飛機 有機率能夠到達的 地方</text:span><text:span text:style-name="T138">。</text:span></text:p>
                                            </text:list-item>
                                            <text:list-item>
                                              <text:p text:style-name="P201"><text:span text:style-name="T45">其他&lt;?</text:span><text:span text:style-name="T92">3&gt;個體 是 &lt;?</text:span><text:span text:style-name="T93">2&gt;個體 </text:span><text:span text:style-name="T92">使用 本能</text:span><text:span text:style-name="T45"> 有機率能夠到達的 地方</text:span><text:span text:style-name="T138">。</text:span></text:p>
                                            </text:list-item>
                                            <text:list-item>
                                              <text:p text:style-name="P202"><text:span text:style-name="T45">其他&lt;?</text:span><text:span text:style-name="T92">3&gt;個體 是 &lt;?</text:span><text:span text:style-name="T93">2&gt;個體 </text:span><text:span text:style-name="T92">使用 傳承</text:span><text:span text:style-name="T45"> 有機率能夠到達的 地方</text:span><text:span text:style-name="T138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9"><text:span text:style-name="T133">明顯例子，假定，某一特定個體的 第</text:span><text:span text:style-name="T77">0</text:span><text:span text:style-name="T133">層 看得到的 時間、變化 是</text:span><text:span text:style-name="T77"> 0維</text:span><text:span text:style-name="T133">、點、當下。</text:span></text:p>
                      <text:list>
                        <text:list-item>
                          <text:p text:style-name="P203"><text:span text:style-name="T133">該個體的的 第</text:span><text:span text:style-name="T77">0</text:span><text:span text:style-name="T133">層的 </text:span><text:span text:style-name="T91">c，趨近於 0</text:span><text:span text:style-name="T134">。</text:span></text:p>
                        </text:list-item>
                        <text:list-item>
                          <text:p text:style-name="P204"><text:span text:style-name="T133">該個體的的 第</text:span><text:span text:style-name="T77">0</text:span><text:span text:style-name="T133">層個體（只）看得到 當下、瞬間、瞬態</text:span><text:span text:style-name="T134">。</text:span></text:p>
                        </text:list-item>
                        <text:list-item>
                          <text:p text:style-name="P205"><text:span text:style-name="T134">假定，該個體</text:span><text:span text:style-name="T133">的 第</text:span><text:span text:style-name="T77">0</text:span><text:span text:style-name="T133">層個體</text:span><text:span text:style-name="T134">的 本能、傳承 有 記憶功能、記憶能力。</text:span></text:p>
                          <text:list>
                            <text:list-item>
                              <text:p text:style-name="P206"><text:span text:style-name="T133">該個體的的 第</text:span><text:span text:style-name="T77">0</text:span><text:span text:style-name="T133">層個體（仍然 只）看得到 當下、瞬間、瞬態</text:span><text:span text:style-name="T134">。</text:span></text:p>
                            </text:list-item>
                            <text:list-item>
                              <text:p text:style-name="P205"><text:span text:style-name="T134">該個體</text:span><text:span text:style-name="T133">的 第</text:span><text:span text:style-name="T77">0</text:span><text:span text:style-name="T133">層個體</text:span><text:span text:style-name="T134"> 有機率認定，自己 記得 過去、連續、暫態。</text:span></text:p>
                            </text:list-item>
                            <text:list-item>
                              <text:p text:style-name="P207"><text:span text:style-name="T134">該個體</text:span><text:span text:style-name="T133">的 第</text:span><text:span text:style-name="T77">0</text:span><text:span text:style-name="T133">層個體</text:span><text:span text:style-name="T134"> 有機率認定，時間不存在、時間是錯覺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8"><text:span text:style-name="T112">該桌布的 布</text:span><text:span text:style-name="T45"> </text:span><text:span text:style-name="T245">↔</text:span><text:span text:style-name="T45"> 空間</text:span><text:span text:style-name="T112">。</text:span></text:p>
                  <text:list>
                    <text:list-item>
                      <text:p text:style-name="P208"><text:span text:style-name="T112">布的 應力、彈性力</text:span><text:span text:style-name="T45"> </text:span><text:span text:style-name="T245">↔</text:span><text:span text:style-name="T45"> 重力</text:span><text:span text:style-name="T112">。</text:span></text:p>
                    </text:list-item>
                    <text:list-item>
                      <text:p text:style-name="P208"><text:span text:style-name="T112">布的 波動</text:span><text:span text:style-name="T45"> </text:span><text:span text:style-name="T245">↔</text:span><text:span text:style-name="T45"> 重力波</text:span><text:span text:style-name="T112">。</text:span></text:p>
                    </text:list-item>
                    <text:list-item>
                      <text:p text:style-name="P153">該桌布 有機率 光滑、有摺痕、是多種布料拼接而成、不同位置和時間有不同材料特性。</text:p>
                    </text:list-item>
                  </text:list>
                </text:list-item>
                <text:list-item>
                  <text:p text:style-name="P209"><text:span text:style-name="T112">該桌布的 布</text:span><text:span text:style-name="T45"> </text:span><text:span text:style-name="T245">↔</text:span><text:span text:style-name="T45">（榮格 認定的）集體潛意識、（人類 認定的）阿卡西紀錄</text:span><text:span text:style-name="T112">。</text:span></text:p>
                  <text:list>
                    <text:list-item>
                      <text:p text:style-name="P210"><text:span text:style-name="T112">布的 應力、彈性力</text:span><text:span text:style-name="T45"> </text:span><text:span text:style-name="T245">↔</text:span><text:span text:style-name="T45">（榮格 認定的）集體潛意識的 存在</text:span><text:span text:style-name="T112">。</text:span></text:p>
                    </text:list-item>
                    <text:list-item>
                      <text:p text:style-name="P211"><text:span text:style-name="T112">布的 波動</text:span><text:span text:style-name="T45"> </text:span><text:span text:style-name="T245">↔</text:span><text:span text:style-name="T45">（榮格 認定的）集體潛意識、（人類 認定的）阿卡西紀錄 的 變化</text:span><text:span text:style-name="T112">。</text:span></text:p>
                    </text:list-item>
                    <text:list-item>
                      <text:p text:style-name="P171"><text:span text:style-name="T112">第</text:span><text:span text:style-name="T17">i個</text:span><text:span text:style-name="T112">凹陷的 第</text:span><text:span text:style-name="T48">a</text:span><text:span text:style-name="T112">層</text:span><text:span text:style-name="T45"> </text:span><text:span text:style-name="T245">↔</text:span><text:span text:style-name="T45"> </text:span><text:span text:style-name="T112">第</text:span><text:span text:style-name="T17">i個個體的 第a層級型態</text:span><text:span text:style-name="T112">。</text:span></text:p>
                      <text:list>
                        <text:list-item>
                          <text:p text:style-name="P171"><text:span text:style-name="T112">第</text:span><text:span text:style-name="T17">i個</text:span><text:span text:style-name="T112">凹陷的 第</text:span><text:span text:style-name="T49">0</text:span><text:span text:style-name="T112">層</text:span><text:span text:style-name="T45"> </text:span><text:span text:style-name="T245">↔</text:span><text:span text:style-name="T45"> </text:span><text:span text:style-name="T112">第</text:span><text:span text:style-name="T17">i個個體的 </text:span><text:span text:style-name="T45">肉質層、（人類 認定的）物質、能量</text:span><text:span text:style-name="T112">。</text:span></text:p>
                        </text:list-item>
                        <text:list-item>
                          <text:p text:style-name="P171"><text:span text:style-name="T112">第</text:span><text:span text:style-name="T17">i個</text:span><text:span text:style-name="T112">凹陷的 第</text:span><text:span text:style-name="T17">1</text:span><text:span text:style-name="T112">層</text:span><text:span text:style-name="T45"> </text:span><text:span text:style-name="T245">↔</text:span><text:span text:style-name="T45"> </text:span><text:span text:style-name="T112">第</text:span><text:span text:style-name="T17">i個個體的 </text:span><text:span text:style-name="T45">意識層、（人類 認定的）意識、精神</text:span><text:span text:style-name="T112">。</text:span></text:p>
                        </text:list-item>
                      </text:list>
                    </text:list-item>
                    <text:list-item>
                      <text:p text:style-name="P171"><text:span text:style-name="T112">第</text:span><text:span text:style-name="T17">i個</text:span><text:span text:style-name="T112">凹陷（、其他凹陷）的 第</text:span><text:span text:style-name="T48">a</text:span><text:span text:style-name="T112">層的 交互作用</text:span><text:span text:style-name="T45"> </text:span><text:span text:style-name="T245">↔</text:span><text:span text:style-name="T45"> </text:span><text:span text:style-name="T112">第</text:span><text:span text:style-name="T17">i個個體</text:span><text:span text:style-name="T112">（、其他個體）</text:span><text:span text:style-name="T17">的 第a層級型態</text:span><text:span text:style-name="T45">的 交互作用</text:span><text:span text:style-name="T112">。</text:span></text:p>
                      <text:list>
                        <text:list-item>
                          <text:p text:style-name="P171"><text:span text:style-name="T112">第</text:span><text:span text:style-name="T17">i個</text:span><text:span text:style-name="T112">凹陷（、其他凹陷）的 第</text:span><text:span text:style-name="T50">0</text:span><text:span text:style-name="T112">層的 交互作用</text:span><text:span text:style-name="T45"> </text:span><text:span text:style-name="T245">↔</text:span><text:span text:style-name="T45"> </text:span><text:span text:style-name="T112">第</text:span><text:span text:style-name="T17">i個個體</text:span><text:span text:style-name="T112">（、其他個體）</text:span><text:span text:style-name="T17">的 第</text:span><text:span text:style-name="T50">0</text:span><text:span text:style-name="T17">層級型態</text:span><text:span text:style-name="T45">的 交互作用</text:span><text:span text:style-name="T112">。</text:span></text:p>
                        </text:list-item>
                        <text:list-item>
                          <text:p text:style-name="P171"><text:span text:style-name="T112">第</text:span><text:span text:style-name="T17">i個</text:span><text:span text:style-name="T112">凹陷（、其他凹陷）的 第</text:span><text:span text:style-name="T50">0</text:span><text:span text:style-name="T112">層的 交互作用</text:span><text:span text:style-name="T45"> </text:span><text:span text:style-name="T245">↔</text:span><text:span text:style-name="T45"> </text:span><text:span text:style-name="T112">第</text:span><text:span text:style-name="T17">i個個體</text:span><text:span text:style-name="T112">（、其他個體）</text:span><text:span text:style-name="T17">的 肉質層</text:span><text:span text:style-name="T45">的 交互作用</text:span><text:span text:style-name="T112">。</text:span></text:p>
                          <text:list>
                            <text:list-item>
                              <text:p text:style-name="P171"><text:span text:style-name="T112">肉質層的 </text:span><text:span text:style-name="T45">交互作用 </text:span><text:span text:style-name="T112">的 明顯例子，強力、弱力、</text:span><text:span text:style-name="T45">電磁力、萬有引力</text:span><text:span text:style-name="T112">。</text:span></text:p>
                              <text:list>
                                <text:list-item>
                                  <text:p text:style-name="P138"><text:span text:style-name="T236">明顯例子，地球個體、人類個體 之間的 萬有引力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04:17.183000000</dc:date>
    <meta:editing-duration>P13DT1H10M18S</meta:editing-duration>
    <meta:editing-cycles>7754</meta:editing-cycles>
    <meta:document-statistic meta:table-count="0" meta:image-count="0" meta:object-count="0" meta:page-count="1" meta:paragraph-count="511" meta:word-count="11331" meta:character-count="14058" meta:non-whitespace-character-count="12408"/>
  </office:meta>
</office:document-meta>
</file>